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1.91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1.969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0" number:language="en" number:country="US" number:automatic-order="true" number:format-source="language">
      <number:month/>
      <number:text>/</number:text>
      <number:day/>
      <number:text>/</number:text>
      <number:year/>
    </number:dat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20011">
      <style:text-properties fo:font-size="9pt" style:font-size-asian="9pt" style:font-size-complex="9pt"/>
    </style:style>
    <style:style style:name="ce237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20003"/>
    <style:style style:name="ce25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20003">
      <style:text-properties fo:font-size="12pt" style:font-size-asian="12pt" style:font-size-complex="12pt"/>
    </style:style>
    <style:style style:name="ce2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8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20004"/>
    <style:style style:name="ce61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2000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20036"/>
    <style:style style:name="ce166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7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20000"/>
    <style:style style:name="ce163" style:family="table-cell" style:parent-style-name="Default" style:data-style-name="N200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20004">
      <style:text-properties fo:font-weight="bold" style:font-weight-asian="bold" style:font-weight-complex="bold"/>
    </style:style>
    <style:style style:name="ce68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>
      <style:table-cell-properties fo:background-color="transparent"/>
    </style:style>
    <style:style style:name="ce59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2000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293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29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20004">
      <style:table-cell-properties fo:background-color="#ffff00"/>
    </style:style>
    <style:style style:name="ce30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2" style:family="table-cell" style:parent-style-name="Default" style:data-style-name="N123">
      <style:table-cell-properties fo:background-color="#ffff00"/>
    </style:style>
    <style:style style:name="ce303" style:family="table-cell" style:parent-style-name="Default">
      <style:table-cell-properties fo:background-color="#ffff00"/>
    </style:style>
    <style:style style:name="ce6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20036">
      <style:text-properties fo:font-weight="bold" style:font-weight-asian="bold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33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477" style:family="table-cell" style:parent-style-name="Excel_20_Built-in_20_Normal" style:data-style-name="N1012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3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85" style:family="table-cell" style:parent-style-name="Default" style:data-style-name="N200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7" style:family="table-cell" style:parent-style-name="Default" style:data-style-name="N2000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200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07" style:family="table-cell" style:parent-style-name="Default" style:data-style-name="N2000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2000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69" style:family="table-cell" style:parent-style-name="Excel_20_Built-in_20_Normal">
      <style:table-cell-properties fo:border="none" style:rotation-align="none"/>
      <style:text-properties style:font-name="Liberation Serif" fo:font-size="10pt" style:font-name-asian="Calibri" style:font-size-asian="10pt" style:font-name-complex="Calibri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14" style:family="table-cell" style:parent-style-name="Default" style:data-style-name="N2000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393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20" style:family="table-cell" style:parent-style-name="Default" style:data-style-name="N2000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2000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2000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2000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2000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20004">
      <style:text-properties style:font-name="Liberation Sans" fo:font-size="10pt" style:font-size-asian="10pt" style:font-size-complex="10pt"/>
    </style:style>
    <style:style style:name="ce370" style:family="table-cell" style:parent-style-name="Default" style:data-style-name="N2000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2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2000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2000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2000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2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24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8" style:family="table-cell" style:parent-style-name="Default" style:data-style-name="N125">
      <style:table-cell-properties fo:border="none"/>
      <style:text-properties style:font-name="Liberation Serif" fo:font-size="10pt" style:font-size-asian="10pt" style:font-size-complex="10pt"/>
    </style:style>
    <style:style style:name="ce429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0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432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33" style:family="table-cell" style:parent-style-name="Excel_20_Built-in_20_Normal" style:data-style-name="N125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436" style:family="table-cell" style:parent-style-name="Excel_20_Built-in_20_Normal" style:data-style-name="N125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437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438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439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440" style:family="table-cell" style:parent-style-name="Excel_20_Built-in_20_Normal" style:data-style-name="N125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441" style:family="table-cell" style:parent-style-name="Excel_20_Built-in_20_Normal" style:data-style-name="N125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Excel_20_Built-in_20_Normal" style:data-style-name="N125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43" style:family="table-cell" style:parent-style-name="Excel_20_Built-in_20_Normal" style:data-style-name="N125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4" style:family="table-cell" style:parent-style-name="Excel_20_Built-in_20_Normal" style:data-style-name="N125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434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49" style:family="table-cell" style:parent-style-name="Excel_20_Built-in_20_Normal" style:data-style-name="N125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25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,500</text:p>
          </table:table-cell>
          <table:table-cell table:style-name="ce253"/>
          <table:table-cell table:style-name="ce257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,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,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,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,500</text:p>
          </table:table-cell>
          <table:table-cell table:number-columns-repeated="2" table:style-name="ce247" office:value-type="float" office:value="14800" calcext:value-type="float">
            <text:p>14,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,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,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,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,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,350</text:p>
          </table:table-cell>
          <table:table-cell table:number-columns-repeated="2" table:style-name="ce247" office:value-type="float" office:value="17000" calcext:value-type="float">
            <text:p>17,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,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,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,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,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,200</text:p>
          </table:table-cell>
          <table:table-cell table:number-columns-repeated="2" table:style-name="ce247" office:value-type="float" office:value="18700" calcext:value-type="float">
            <text:p>18,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,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,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,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,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,350</text:p>
          </table:table-cell>
          <table:table-cell table:number-columns-repeated="2" table:style-name="ce247" office:value-type="float" office:value="20500" calcext:value-type="float">
            <text:p>20,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,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3750" calcext:value-type="float">
            <text:p>13,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,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,500</text:p>
          </table:table-cell>
          <table:table-cell table:number-columns-repeated="2" table:style-name="ce247" office:value-type="float" office:value="22550" calcext:value-type="float">
            <text:p>22,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,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,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10.00%</text:p>
          </table:table-cell>
          <table:table-cell table:number-columns-repeated="2" table:style-name="ce246" office:value-type="float" office:value="15125" calcext:value-type="float">
            <text:p>15,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,200</text:p>
          </table:table-cell>
          <table:table-cell table:style-name="ce246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,675</text:p>
          </table:table-cell>
          <table:table-cell table:number-columns-repeated="2" table:style-name="ce247" office:value-type="float" office:value="25000" calcext:value-type="float">
            <text:p>25,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,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,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12.45%</text:p>
          </table:table-cell>
          <table:table-cell table:number-columns-repeated="2" table:style-name="ce246" office:value-type="float" office:value="17050" calcext:value-type="float">
            <text:p>17,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,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,400</text:p>
          </table:table-cell>
          <table:table-cell table:style-name="ce246"/>
          <table:table-cell table:formula="of:=[.D38]-[.E38]" office:value-type="float" office:value="2400" calcext:value-type="float">
            <text:p>2,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,000</text:p>
          </table:table-cell>
          <table:table-cell table:style-name="ce246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,650</text:p>
          </table:table-cell>
          <table:table-cell table:number-columns-repeated="2" table:style-name="ce247" office:value-type="float" office:value="27500" calcext:value-type="float">
            <text:p>27,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,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,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15.80%</text:p>
          </table:table-cell>
          <table:table-cell table:number-columns-repeated="2" table:style-name="ce246" office:value-type="float" office:value="19686" calcext:value-type="float">
            <text:p>19,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,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,886</text:p>
          </table:table-cell>
          <table:table-cell table:number-columns-repeated="2" table:style-name="ce247" office:value-type="float" office:value="32500" calcext:value-type="float">
            <text:p>32,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,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34.00%</text:p>
          </table:table-cell>
          <table:table-cell table:number-columns-repeated="2" table:style-name="ce246" office:value-type="float" office:value="26380" calcext:value-type="float">
            <text:p>26,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,900</text:p>
          </table:table-cell>
          <table:table-cell table:number-columns-repeated="2" table:style-name="ce247" office:value-type="float" office:value="39000" calcext:value-type="float">
            <text:p>39,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,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,500</text:p>
          </table:table-cell>
          <table:table-cell table:number-columns-repeated="2" table:style-name="ce42" office:value-type="float" office:value="28500" calcext:value-type="float">
            <text:p>28,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,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,094</text:p>
          </table:table-cell>
          <table:table-cell table:number-columns-repeated="2" table:style-name="ce42" office:value-type="float" office:value="34094" calcext:value-type="float">
            <text:p>34,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2" calcext:value-type="float">
            <text:p>2022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2" calcext:value-type="float">
            <text:p>2022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3:.D54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3" calcext:value-type="float">
            <text:p>2023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3" calcext:value-type="float">
            <text:p>2023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5:.D56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16" office:value-type="float" office:value="2024" calcext:value-type="float">
            <text:p>2024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style-name="ce41" table:number-columns-repeated="2"/>
          <table:table-cell table:style-name="ce50"/>
          <table:table-cell table:style-name="ce56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17" office:value-type="float" office:value="2024" calcext:value-type="float">
            <text:p>2024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7:.D58])" office:value-type="float" office:value="0" calcext:value-type="float">
            <text:p>0</text:p>
          </table:table-cell>
          <table:table-cell table:style-name="ce42" table:number-columns-repeated="2"/>
          <table:table-cell table:style-name="ce51"/>
          <table:table-cell table:style-name="ce57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8])" office:value-type="float" office:value="683955" calcext:value-type="float">
            <text:p>683955</text:p>
          </table:table-cell>
          <table:table-cell table:style-name="ce248" table:formula="of:=SUM([.E3:.E58])" office:value-type="float" office:value="678605" calcext:value-type="float">
            <text:p>678605</text:p>
          </table:table-cell>
          <table:table-cell table:style-name="ce248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3" office:value-type="date" office:date-value="2021-10-12" calcext:value-type="date">
            <text:p>Tue 12/Oct 21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4"/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25.00%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3 LS'.F2]" office:value-type="float" office:value="181005.6" calcext:value-type="float">
            <text:p>181,005.60</text:p>
          </table:table-cell>
          <table:table-cell table:style-name="ce233" table:formula="of:=[.A10]*[.B9]" office:value-type="float" office:value="45251.4" calcext:value-type="float">
            <text:p>45,251.40</text:p>
          </table:table-cell>
          <table:table-cell table:style-name="ce233" table:formula="of:=[.C9]*[.A10]" office:value-type="float" office:value="45251.4" calcext:value-type="float">
            <text:p>45,251.40</text:p>
          </table:table-cell>
          <table:table-cell table:style-name="ce233" table:formula="of:=[.D9]*[.A10]" office:value-type="float" office:value="45251.4" calcext:value-type="float">
            <text:p>45,251.40</text:p>
          </table:table-cell>
          <table:table-cell table:style-name="ce233" table:formula="of:=[.E9]*[.A10]" office:value-type="float" office:value="45251.4" calcext:value-type="float">
            <text:p>45,251.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54.20%</text:p>
          </table:table-cell>
          <table:table-cell table:style-name="ce28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'005 APay-Mlngz'.G1]" office:value-type="float" office:value="18900" calcext:value-type="float">
            <text:p>18,900.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,243.80</text:p>
          </table:table-cell>
          <table:table-cell table:style-name="ce276" table:formula="of:=[.E11]*[.A12]" office:value-type="float" office:value="2362.5" calcext:value-type="float">
            <text:p>2,362.50</text:p>
          </table:table-cell>
          <table:table-cell table:style-name="ce581" table:formula="of:=[.F11]*[.A12]" office:value-type="float" office:value="6293.7" calcext:value-type="float">
            <text:p>6,293.7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54.20%</text:p>
          </table:table-cell>
          <table:table-cell table:style-name="ce376" office:value-type="percentage" office:value="0.125" calcext:value-type="percentage">
            <text:p>12.50%</text:p>
          </table:table-cell>
          <table:table-cell table:style-name="ce582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Mlngz.G1]" office:value-type="float" office:value="30170" calcext:value-type="float">
            <text:p>30,170.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352.14" calcext:value-type="float">
            <text:p>16,352.14</text:p>
          </table:table-cell>
          <table:table-cell table:style-name="ce570" table:formula="of:=[.E13]*[.A14]" office:value-type="float" office:value="3771.25" calcext:value-type="float">
            <text:p>3,771.25</text:p>
          </table:table-cell>
          <table:table-cell table:style-name="ce583" table:formula="of:=[.F13]*[.A14]" office:value-type="float" office:value="10046.61" calcext:value-type="float">
            <text:p>10,046.6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54.20%</text:p>
          </table:table-cell>
          <table:table-cell table:style-name="ce275" office:value-type="percentage" office:value="0.125" calcext:value-type="percentage">
            <text:p>12.50%</text:p>
          </table:table-cell>
          <table:table-cell table:style-name="ce584" office:value-type="percentage" office:value="0.333" calcext:value-type="percentage">
            <text:p>33.3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2/3" office:value-type="float" office:value="133633.333333333" calcext:value-type="float">
            <text:p>133,633.33</text:p>
          </table:table-cell>
          <table:table-cell table:style-name="ce279"/>
          <table:table-cell/>
          <table:table-cell table:style-name="ce233" table:formula="of:=[.D15]*[.A16]" office:value-type="float" office:value="72429.2666666667" calcext:value-type="float">
            <text:p>72,429.27</text:p>
          </table:table-cell>
          <table:table-cell table:style-name="ce233" table:formula="of:=[.E15]*[.A16]" office:value-type="float" office:value="16704.1666666667" calcext:value-type="float">
            <text:p>16,704.17</text:p>
          </table:table-cell>
          <table:table-cell table:style-name="ce579" table:formula="of:=[.F15]*[.A16]" office:value-type="float" office:value="44499.9" calcext:value-type="float">
            <text:p>44,499.9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32.50%</text:p>
          </table:table-cell>
          <table:table-cell table:style-name="ce275" table:formula="of:=3/40" office:value-type="percentage" office:value="0.075" calcext:value-type="percentage">
            <text:p>7.50%</text:p>
          </table:table-cell>
          <table:table-cell table:style-name="ce275" office:value-type="percentage" office:value="0.6" calcext:value-type="percentage">
            <text:p>60.00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1/3" office:value-type="float" office:value="66816.6666666667" calcext:value-type="float">
            <text:p>66,816.67</text:p>
          </table:table-cell>
          <table:table-cell table:style-name="ce279"/>
          <table:table-cell/>
          <table:table-cell table:style-name="ce233" table:formula="of:=[.D17]*[.A18]" office:value-type="float" office:value="21715.4166666667" calcext:value-type="float">
            <text:p>21,715.42</text:p>
          </table:table-cell>
          <table:table-cell table:style-name="ce233" table:formula="of:=[.E17]*[.A18]" office:value-type="float" office:value="5011.25" calcext:value-type="float">
            <text:p>5,011.25</text:p>
          </table:table-cell>
          <table:table-cell table:style-name="ce579" table:formula="of:=[.F17]*[.A18]" office:value-type="float" office:value="40090" calcext:value-type="float">
            <text:p>40,090.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12]+[.D14]+[.D16]+[.D18]" office:value-type="float" office:value="120740.623333333" calcext:value-type="float">
            <text:p>120,740.62</text:p>
          </table:table-cell>
          <table:table-cell table:style-name="ce233" table:formula="of:=[.E12]+[.E14]+[.E16]+[.E18]" office:value-type="float" office:value="27849.1666666667" calcext:value-type="float">
            <text:p>27,849.17</text:p>
          </table:table-cell>
          <table:table-cell table:style-name="ce233" table:formula="of:=[.F12]+[.F14]+[.F16]+[.F18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8]+[.A16]+[.A14]+[.A12]" office:value-type="float" office:value="249520" calcext:value-type="float">
            <text:p>249,520.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6 Hzr-acnta'.G1]" office:value-type="float" office:value="21000" calcext:value-type="float">
            <text:p>21,000.00</text:p>
          </table:table-cell>
          <table:table-cell table:style-name="ce233"/>
          <table:table-cell table:style-name="ce233" table:formula="of:=[.C21]*[.A22]" office:value-type="float" office:value="10500" calcext:value-type="float">
            <text:p>10,500.00</text:p>
          </table:table-cell>
          <table:table-cell table:style-name="ce233" table:formula="of:=[.D21]*[.A22]" office:value-type="float" office:value="10500" calcext:value-type="float">
            <text:p>10,5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50.00%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table:formula="of:=[$'006 Hzr-acnta'.F30]" office:value-type="float" office:value="62850" calcext:value-type="float">
            <text:p>62,850.00</text:p>
          </table:table-cell>
          <table:table-cell table:style-name="ce276"/>
          <table:table-cell table:style-name="ce276" table:formula="of:=[.C23]*[.A24]" office:value-type="float" office:value="31425" calcext:value-type="float">
            <text:p>31,425.00</text:p>
          </table:table-cell>
          <table:table-cell table:formula="of:=[.D23]*[.A24]" office:value-type="float" office:value="31425" calcext:value-type="float">
            <text:p>31,425.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50.00%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$'006 Hzr-acnta'.F17]" office:value-type="float" office:value="34000" calcext:value-type="float">
            <text:p>34,000.00</text:p>
          </table:table-cell>
          <table:table-cell table:style-name="ce233"/>
          <table:table-cell table:style-name="ce233" table:formula="of:=[.C25]*[.A26]" office:value-type="float" office:value="17000" calcext:value-type="float">
            <text:p>17,000.00</text:p>
          </table:table-cell>
          <table:table-cell table:style-name="ce233" table:formula="of:=[.D25]*[.A26]" office:value-type="float" office:value="17000" calcext:value-type="float">
            <text:p>17,000.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0]+[.A20]+[.A22]+[.A24]+[.A26]" office:value-type="float" office:value="548375.6" calcext:value-type="float">
            <text:p>548,375.60</text:p>
          </table:table-cell>
          <table:table-cell table:style-name="ce280" table:formula="of:=[.B29]/[.$A$29]" office:value-type="percentage" office:value="0.0825189888098595" calcext:value-type="percentage">
            <text:p>8.25%</text:p>
          </table:table-cell>
          <table:table-cell table:style-name="ce571" table:formula="of:=[.C29]/[.$A$29]" office:value-type="percentage" office:value="0.1899727121338" calcext:value-type="percentage">
            <text:p>19.00%</text:p>
          </table:table-cell>
          <table:table-cell table:style-name="ce571" table:formula="of:=[.D29]/[.$A$29]" office:value-type="percentage" office:value="0.410151405958495" calcext:value-type="percentage">
            <text:p>41.02%</text:p>
          </table:table-cell>
          <table:table-cell table:style-name="ce571" table:formula="of:=[.E29]/[.$A$29]" office:value-type="percentage" office:value="0.133303828008881" calcext:value-type="percentage">
            <text:p>13.33%</text:p>
          </table:table-cell>
          <table:table-cell table:style-name="ce586" table:formula="of:=[.F29]/[.$A$29]" office:value-type="percentage" office:value="0.184053065088965" calcext:value-type="percentage">
            <text:p>18.41%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1" table:formula="of:=SUM([.B29:.F29])" office:value-type="float" office:value="548375.6" calcext:value-type="float">
            <text:p>548,375.60</text:p>
          </table:table-cell>
          <table:table-cell table:style-name="ce271" table:formula="of:=[.B26]+[.B24]+[.B22]+[.B14]+[.B16]+[.B12]+[.B10]" office:value-type="float" office:value="45251.4" calcext:value-type="float">
            <text:p>45,251.40</text:p>
          </table:table-cell>
          <table:table-cell table:style-name="ce572" table:formula="of:=[.C26]+[.C24]+[.C22]+[.C14]+[.C16]+[.C12]+[.C10]" office:value-type="float" office:value="104176.4" calcext:value-type="float">
            <text:p>104,176.40</text:p>
          </table:table-cell>
          <table:table-cell table:style-name="ce572" table:formula="of:=[.D26]+[.D24]+[.D22]+[.D14]+[.D16]+[.D12]+[.D10]+[.D18]" office:value-type="float" office:value="224917.023333333" calcext:value-type="float">
            <text:p>224,917.02</text:p>
          </table:table-cell>
          <table:table-cell table:style-name="ce572" table:formula="of:=[.E26]+[.E24]+[.E18]+[.E14]+[.E16]+[.E12]+[.E10]" office:value-type="float" office:value="73100.5666666667" calcext:value-type="float">
            <text:p>73,100.57</text:p>
          </table:table-cell>
          <table:table-cell table:style-name="ce587" table:formula="of:=[.F26]+[.F24]+[.F18]+[.F14]+[.F16]+[.F12]+[.F10]" office:value-type="float" office:value="100930.21" calcext:value-type="float">
            <text:p>100,930.2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27" office:value-type="string" calcext:value-type="string">
            <text:p>bu tablodaki rakamlar giderler düşüldükten sonra hesaplanan net miktarlardır.</text:p>
          </table:table-cell>
          <table:table-cell table:style-name="ce227" table:number-columns-repeated="7"/>
          <table:table-cell table:number-columns-repeated="5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6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3" table:number-rows-repeated="2">
          <table:table-cell table:style-name="ce227" table:number-columns-repeated="64"/>
        </table:table-row>
        <table:table-row table:style-name="ro3" table:number-rows-repeated="9">
          <table:table-cell table:style-name="ce227" table:number-columns-repeated="6"/>
          <table:table-cell table:number-columns-repeated="58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6"/>
          <table:table-cell table:style-name="Default"/>
          <table:table-cell table:style-name="ce648" table:formula="of:=SUM([.C3:.C25])" office:value-type="float" office:value="219419.94" calcext:value-type="float">
            <text:p>219,419.94</text:p>
          </table:table-cell>
          <table:table-cell table:style-name="ce648" table:formula="of:=SUM([.D3:.D25])" office:value-type="float" office:value="219419.94" calcext:value-type="float">
            <text:p>219,419.94</text:p>
          </table:table-cell>
          <table:table-cell table:style-name="ce648" table:formula="of:=SUM([.E3:.E25])" office:value-type="float" office:value="38414.34" calcext:value-type="float">
            <text:p>38,414.34</text:p>
          </table:table-cell>
          <table:table-cell table:style-name="ce648" table:formula="of:=[.D2]-[.E2]" office:value-type="float" office:value="181005.6" calcext:value-type="float">
            <text:p>181,005.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" office:value-type="date" office:date-value="2012-09-01" calcext:value-type="date">
            <text:p>09/01/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,000.00</text:p>
          </table:table-cell>
          <table:table-cell table:style-name="ce15"/>
          <table:table-cell table:style-name="ce15" table:formula="of:=[.D9]" office:value-type="float" office:value="17000" calcext:value-type="float">
            <text:p>17,000.00</text:p>
          </table:table-cell>
          <table:table-cell table:style-name="ce15"/>
          <table:table-cell table:number-columns-repeated="5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.00</text:p>
          </table:table-cell>
          <table:table-cell table:style-name="ce641" table:formula="of:=[.F10]+[.D11]-[.E11]" office:value-type="float" office:value="13930.04" calcext:value-type="float">
            <text:p>13,930.04</text:p>
          </table:table-cell>
          <table:table-cell table:style-name="ce662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,981.88</text:p>
          </table:table-cell>
          <table:table-cell table:style-name="ce641" table:formula="of:=[.F12]+[.D13]-[.E13]" office:value-type="float" office:value="15718.12" calcext:value-type="float">
            <text:p>15,718.12</text:p>
          </table:table-cell>
          <table:table-cell table:style-name="ce662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,000.00</text:p>
          </table:table-cell>
          <table:table-cell table:style-name="ce641" table:formula="of:=[.F17]+[.D18]-[.E18]" office:value-type="float" office:value="6004.29" calcext:value-type="float">
            <text:p>6,004.29</text:p>
          </table:table-cell>
          <table:table-cell table:style-name="ce662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48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48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48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9/01/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,500.00</text:p>
          </table:table-cell>
          <table:table-cell table:style-name="ce641"/>
          <table:table-cell table:style-name="ce641" table:formula="of:=[.D22]" office:value-type="float" office:value="32500" calcext:value-type="float">
            <text:p>32,500.00</text:p>
          </table:table-cell>
          <table:table-cell table:style-name="ce662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.2</text:p>
          </table:table-cell>
          <table:table-cell table:style-name="ce641" table:formula="of:=[.F24]+[.D25]-[.E25]" office:value-type="float" office:value="40721.74" calcext:value-type="float">
            <text:p>40,721.74</text:p>
          </table:table-cell>
          <table:table-cell table:style-name="ce662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19 Lise Arkası Toplam Kira Geliri</text:p>
          </table:table-cell>
          <table:table-cell table:style-name="ce761" table:formula="of:=SUM([.G4:.G25])" office:value-type="float" office:value="181005.6" calcext:value-type="float">
            <text:p>181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ce62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,918.59</text:p>
          </table:table-cell>
          <table:table-cell table:style-name="ce622" table:formula="of:=[.C33]*[.$D$32]" office:value-type="float" office:value="-729.6475" calcext:value-type="float">
            <text:p>-729.65</text:p>
          </table:table-cell>
          <table:table-cell table:style-name="ce622" table:formula="of:=[.C33]*[.$E$32]" office:value-type="float" office:value="-729.6475" calcext:value-type="float">
            <text:p>-729.65</text:p>
          </table:table-cell>
          <table:table-cell table:style-name="ce622" table:formula="of:=[.C33]*[.$F$32]" office:value-type="float" office:value="-729.6475" calcext:value-type="float">
            <text:p>-729.65</text:p>
          </table:table-cell>
          <table:table-cell table:style-name="ce622" table:formula="of:=[.C33]*[.$G$32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,930.04</text:p>
          </table:table-cell>
          <table:table-cell table:style-name="ce622" table:formula="of:=[.C34]*[.$D$32]" office:value-type="float" office:value="3482.51" calcext:value-type="float">
            <text:p>3,482.51</text:p>
          </table:table-cell>
          <table:table-cell table:style-name="ce622" table:formula="of:=[.C34]*[.$E$32]" office:value-type="float" office:value="3482.51" calcext:value-type="float">
            <text:p>3,482.51</text:p>
          </table:table-cell>
          <table:table-cell table:style-name="ce622" table:formula="of:=[.C34]*[.$F$32]" office:value-type="float" office:value="3482.51" calcext:value-type="float">
            <text:p>3,482.51</text:p>
          </table:table-cell>
          <table:table-cell table:style-name="ce622" table:formula="of:=[.C34]*[.$G$32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,718.12</text:p>
          </table:table-cell>
          <table:table-cell table:style-name="ce622" table:formula="of:=[.C35]*[.$D$32]" office:value-type="float" office:value="3929.53" calcext:value-type="float">
            <text:p>3,929.53</text:p>
          </table:table-cell>
          <table:table-cell table:style-name="ce622" table:formula="of:=[.C35]*[.$E$32]" office:value-type="float" office:value="3929.53" calcext:value-type="float">
            <text:p>3,929.53</text:p>
          </table:table-cell>
          <table:table-cell table:style-name="ce622" table:formula="of:=[.C35]*[.$F$32]" office:value-type="float" office:value="3929.53" calcext:value-type="float">
            <text:p>3,929.53</text:p>
          </table:table-cell>
          <table:table-cell table:style-name="ce622" table:formula="of:=[.C35]*[.$G$32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,004.29</text:p>
          </table:table-cell>
          <table:table-cell table:style-name="ce622" table:formula="of:=[.C36]*[.$D$32]" office:value-type="float" office:value="1501.0725" calcext:value-type="float">
            <text:p>1,501.07</text:p>
          </table:table-cell>
          <table:table-cell table:style-name="ce622" table:formula="of:=[.C36]*[.$E$32]" office:value-type="float" office:value="1501.0725" calcext:value-type="float">
            <text:p>1,501.07</text:p>
          </table:table-cell>
          <table:table-cell table:style-name="ce622" table:formula="of:=[.C36]*[.$F$32]" office:value-type="float" office:value="1501.0725" calcext:value-type="float">
            <text:p>1,501.07</text:p>
          </table:table-cell>
          <table:table-cell table:style-name="ce622" table:formula="of:=[.C36]*[.$G$32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,550.00</text:p>
          </table:table-cell>
          <table:table-cell table:style-name="ce622" table:formula="of:=[.C37]*[.$D$32]" office:value-type="float" office:value="5637.5" calcext:value-type="float">
            <text:p>5,637.50</text:p>
          </table:table-cell>
          <table:table-cell table:style-name="ce622" table:formula="of:=[.C37]*[.$E$32]" office:value-type="float" office:value="5637.5" calcext:value-type="float">
            <text:p>5,637.50</text:p>
          </table:table-cell>
          <table:table-cell table:style-name="ce622" table:formula="of:=[.C37]*[.$F$32]" office:value-type="float" office:value="5637.5" calcext:value-type="float">
            <text:p>5,637.50</text:p>
          </table:table-cell>
          <table:table-cell table:style-name="ce622" table:formula="of:=[.C37]*[.$G$32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,000.00</text:p>
          </table:table-cell>
          <table:table-cell table:style-name="ce622" table:formula="of:=[.C38]*[.$D$32]" office:value-type="float" office:value="6250" calcext:value-type="float">
            <text:p>6,250.00</text:p>
          </table:table-cell>
          <table:table-cell table:style-name="ce622" table:formula="of:=[.C38]*[.$E$32]" office:value-type="float" office:value="6250" calcext:value-type="float">
            <text:p>6,250.00</text:p>
          </table:table-cell>
          <table:table-cell table:style-name="ce622" table:formula="of:=[.C38]*[.$F$32]" office:value-type="float" office:value="6250" calcext:value-type="float">
            <text:p>6,250.00</text:p>
          </table:table-cell>
          <table:table-cell table:style-name="ce622" table:formula="of:=[.C38]*[.$G$32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,500.00</text:p>
          </table:table-cell>
          <table:table-cell table:style-name="ce622" table:formula="of:=[.C39]*[.$D$32]" office:value-type="float" office:value="6875" calcext:value-type="float">
            <text:p>6,875.00</text:p>
          </table:table-cell>
          <table:table-cell table:style-name="ce622" table:formula="of:=[.C39]*[.$E$32]" office:value-type="float" office:value="6875" calcext:value-type="float">
            <text:p>6,875.00</text:p>
          </table:table-cell>
          <table:table-cell table:style-name="ce622" table:formula="of:=[.C39]*[.$F$32]" office:value-type="float" office:value="6875" calcext:value-type="float">
            <text:p>6,875.00</text:p>
          </table:table-cell>
          <table:table-cell table:style-name="ce622" table:formula="of:=[.C39]*[.$G$32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,500.00</text:p>
          </table:table-cell>
          <table:table-cell table:style-name="ce622" table:formula="of:=[.C40]*[.$D$32]" office:value-type="float" office:value="8125" calcext:value-type="float">
            <text:p>8,125.00</text:p>
          </table:table-cell>
          <table:table-cell table:style-name="ce622" table:formula="of:=[.C40]*[.$E$32]" office:value-type="float" office:value="8125" calcext:value-type="float">
            <text:p>8,125.00</text:p>
          </table:table-cell>
          <table:table-cell table:style-name="ce622" table:formula="of:=[.C40]*[.$F$32]" office:value-type="float" office:value="8125" calcext:value-type="float">
            <text:p>8,125.00</text:p>
          </table:table-cell>
          <table:table-cell table:style-name="ce622" table:formula="of:=[.C40]*[.$G$32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,721.74</text:p>
          </table:table-cell>
          <table:table-cell table:style-name="ce622" table:formula="of:=[.C41]*[.$D$32]" office:value-type="float" office:value="10180.435" calcext:value-type="float">
            <text:p>10,180.44</text:p>
          </table:table-cell>
          <table:table-cell table:style-name="ce622" table:formula="of:=[.C41]*[.$E$32]" office:value-type="float" office:value="10180.435" calcext:value-type="float">
            <text:p>10,180.44</text:p>
          </table:table-cell>
          <table:table-cell table:style-name="ce622" table:formula="of:=[.C41]*[.$F$32]" office:value-type="float" office:value="10180.435" calcext:value-type="float">
            <text:p>10,180.44</text:p>
          </table:table-cell>
          <table:table-cell table:style-name="ce622" table:formula="of:=[.C41]*[.$G$32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,000.00</text:p>
          </table:table-cell>
          <table:table-cell table:style-name="ce622" table:formula="of:=[.C42]*[.$D$32]" office:value-type="float" office:value="11000" calcext:value-type="float">
            <text:p>11,000.00</text:p>
          </table:table-cell>
          <table:table-cell table:style-name="ce622" table:formula="of:=[.C42]*[.$E$32]" office:value-type="float" office:value="11000" calcext:value-type="float">
            <text:p>11,000.00</text:p>
          </table:table-cell>
          <table:table-cell table:style-name="ce622" table:formula="of:=[.C42]*[.$F$32]" office:value-type="float" office:value="11000" calcext:value-type="float">
            <text:p>11,000.00</text:p>
          </table:table-cell>
          <table:table-cell table:style-name="ce622" table:formula="of:=[.C42]*[.$G$32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,000.00</text:p>
          </table:table-cell>
          <table:table-cell table:style-name="ce622" table:formula="of:=[.C43]*[.$D$32]" office:value-type="float" office:value="13000" calcext:value-type="float">
            <text:p>13,000.00</text:p>
          </table:table-cell>
          <table:table-cell table:style-name="ce622" table:formula="of:=[.C43]*[.$E$32]" office:value-type="float" office:value="13000" calcext:value-type="float">
            <text:p>13,000.00</text:p>
          </table:table-cell>
          <table:table-cell table:style-name="ce622" table:formula="of:=[.C43]*[.$F$32]" office:value-type="float" office:value="13000" calcext:value-type="float">
            <text:p>13,000.00</text:p>
          </table:table-cell>
          <table:table-cell table:style-name="ce622" table:formula="of:=[.C43]*[.$G$32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3:.C43])" office:value-type="float" office:value="277005.6" calcext:value-type="float">
            <text:p>277,005.60</text:p>
          </table:table-cell>
          <table:table-cell table:style-name="ce613" table:formula="of:=SUM([.D33:.D43])" office:value-type="float" office:value="69251.4" calcext:value-type="float">
            <text:p>69,251.40</text:p>
          </table:table-cell>
          <table:table-cell table:style-name="ce613" table:formula="of:=SUM([.E33:.E43])" office:value-type="float" office:value="69251.4" calcext:value-type="float">
            <text:p>69,251.40</text:p>
          </table:table-cell>
          <table:table-cell table:style-name="ce613" table:formula="of:=SUM([.F33:.F43])" office:value-type="float" office:value="69251.4" calcext:value-type="float">
            <text:p>69,251.40</text:p>
          </table:table-cell>
          <table:table-cell table:style-name="ce613" table:formula="of:=SUM([.G33:.G43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4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4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,375.00</text:p>
          </table:table-cell>
          <table:table-cell table:style-name="ce524"/>
          <table:table-cell table:style-name="ce524" table:formula="of:=[.F47]+[.D48]-[.E48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48]+[.D49]-[.E49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,720.00</text:p>
          </table:table-cell>
          <table:table-cell table:style-name="ce524" table:formula="of:=[.F49]+[.D50]-[.E50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,000.00</text:p>
          </table:table-cell>
          <table:table-cell table:style-name="ce524" table:formula="of:=[.F50]+[.D51]-[.E51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.70</text:p>
          </table:table-cell>
          <table:table-cell table:style-name="ce524" table:formula="of:=[.F51]+[.D52]-[.E52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2]+[.D53]-[.E53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.80</text:p>
          </table:table-cell>
          <table:table-cell table:formula="of:=[.F53]+[.D54]-[.E54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,000.00</text:p>
          </table:table-cell>
          <table:table-cell table:formula="of:=[.F54]+[.D55]-[.E55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.50</text:p>
          </table:table-cell>
          <table:table-cell table:formula="of:=[.F55]+[.D56]-[.E56]" office:value-type="float" office:value="13614.5" calcext:value-type="float">
            <text:p>13,614.50</text:p>
          </table:table-cell>
          <table:table-cell table:style-name="ce34"/>
          <table:table-cell table:number-columns-repeated="57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8])" office:value-type="float" office:value="200450" calcext:value-type="float">
            <text:p>200,450.00</text:p>
          </table:table-cell>
          <table:table-cell table:style-name="ce682" table:formula="of:=SUM([.G4:.G58])" office:value-type="float" office:value="200450" calcext:value-type="float">
            <text:p>200,45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1]+[.F10]-[.G10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,092.00</text:p>
          </table:table-cell>
          <table:table-cell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6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166" office:value-type="date" office:date-value="2020-08-30" calcext:value-type="date">
            <text:p>08/30/2020</text:p>
          </table:table-cell>
          <table:table-cell table:style-name="ce23" office:value-type="string" calcext:value-type="string">
            <text:p>senet selanik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5500" calcext:value-type="float">
            <text:p>5,500.00</text:p>
          </table:table-cell>
          <table:table-cell table:style-name="ce175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6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78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166" office:value-type="date" office:date-value="2019-12-31" calcext:value-type="date">
            <text:p>12/31/2019</text:p>
          </table:table-cell>
          <table:table-cell table:style-name="ce23" office:value-type="string" calcext:value-type="string">
            <text:p>indirim</text:p>
          </table:table-cell>
          <table:table-cell table:style-name="ce175"/>
          <table:table-cell table:style-name="ce23" table:number-columns-repeated="2"/>
          <table:table-cell table:style-name="ce175"/>
          <table:table-cell table:style-name="ce175" office:value-type="float" office:value="900" calcext:value-type="float">
            <text:p>900.00</text:p>
          </table:table-cell>
          <table:table-cell table:style-name="ce175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6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6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6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6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6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6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6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66" office:value-type="date" office:date-value="2018-07-01" calcext:value-type="date">
            <text:p>07/01/2018</text:p>
          </table:table-cell>
          <table:table-cell table:style-name="ce66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6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66" office:value-type="date" office:date-value="2017-07-01" calcext:value-type="date">
            <text:p>07/01/2017</text:p>
          </table:table-cell>
          <table:table-cell table:style-name="ce66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6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6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6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5/01/2017</text:p>
          </table:table-cell>
          <table:table-cell table:style-name="ce66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66" office:value-type="date" office:date-value="2016-08-01" calcext:value-type="date">
            <text:p>08/01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66" office:value-type="date" office:date-value="2016-07-19" calcext:value-type="date">
            <text:p>07/19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66" office:value-type="date" office:date-value="2016-04-03" calcext:value-type="date">
            <text:p>04/03/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6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6-05-01" calcext:value-type="date">
            <text:p>05/01/2016</text:p>
          </table:table-cell>
          <table:table-cell table:style-name="ce66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66" office:value-type="date" office:date-value="2015-09-02" calcext:value-type="date">
            <text:p>09/02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66" office:value-type="date" office:date-value="2015-07-27" calcext:value-type="date">
            <text:p>07/27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66" office:value-type="date" office:date-value="2015-07-20" calcext:value-type="date">
            <text:p>07/20/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6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66" office:value-type="date" office:date-value="2015-05-01" calcext:value-type="date">
            <text:p>05/01/2015</text:p>
          </table:table-cell>
          <table:table-cell table:style-name="ce66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6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67" office:value-type="date" office:date-value="2014-05-01" calcext:value-type="date">
            <text:p>05/01/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5/01/2014</text:p>
          </table:table-cell>
          <table:table-cell table:style-name="ce667" office:value-type="date" office:date-value="2015-04-30" calcext:value-type="date">
            <text:p>04/30/2015</text:p>
          </table:table-cell>
          <table:table-cell table:style-name="ce678" office:value-type="float" office:value="12500" calcext:value-type="float">
            <text:p>12,500.00</text:p>
          </table:table-cell>
          <table:table-cell table:style-name="ce678"/>
          <table:table-cell table:style-name="ce678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6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5/01/2013</text:p>
          </table:table-cell>
          <table:table-cell table:style-name="ce66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84" office:value-type="date" office:date-value="2012-05-01" calcext:value-type="date">
            <text:p>05/01/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5/01/2012</text:p>
          </table:table-cell>
          <table:table-cell table:style-name="ce684" office:value-type="date" office:date-value="2013-04-30" calcext:value-type="date">
            <text:p>04/30/2013</text:p>
          </table:table-cell>
          <table:table-cell table:number-columns-repeated="2" table:style-name="ce680" office:value-type="float" office:value="10000" calcext:value-type="float">
            <text:p>10,000.00</text:p>
          </table:table-cell>
          <table:table-cell table:style-name="ce680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5/01/2011</text:p>
          </table:table-cell>
          <table:table-cell table:style-name="ce66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24]" office:value-type="float" office:value="174050" calcext:value-type="float">
            <text:p>17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6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,250.00</text:p>
          </table:table-cell>
          <table:table-cell table:style-name="ce683" table:formula="of:=SUM([.G5:.G24])" office:value-type="float" office:value="18900" calcext:value-type="float">
            <text:p>18,900.00</text:p>
          </table:table-cell>
          <table:table-cell table:style-name="ce682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10/05/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10/05/2018</text:p>
          </table:table-cell>
          <table:table-cell table:style-name="ce667" office:value-type="date" office:date-value="2019-10-04" calcext:value-type="date">
            <text:p>10/04/2019</text:p>
          </table:table-cell>
          <table:table-cell table:number-columns-repeated="2" table:style-name="ce678" office:value-type="float" office:value="7000" calcext:value-type="float">
            <text:p>7,000.00</text:p>
          </table:table-cell>
          <table:table-cell table:style-name="ce678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66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8/04/2017</text:p>
          </table:table-cell>
          <table:table-cell table:style-name="ce666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01/20/2017</text:p>
          </table:table-cell>
          <table:table-cell table:style-name="ce666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67" office:value-type="date" office:date-value="2016-02-20" calcext:value-type="date">
            <text:p>02/20/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01/20/2016</text:p>
          </table:table-cell>
          <table:table-cell table:style-name="ce667" office:value-type="date" office:date-value="2017-01-19" calcext:value-type="date">
            <text:p>01/19/2017</text:p>
          </table:table-cell>
          <table:table-cell table:style-name="ce678" office:value-type="float" office:value="4200" calcext:value-type="float">
            <text:p>4,200.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66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01/20/2015</text:p>
          </table:table-cell>
          <table:table-cell table:style-name="ce666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,000.00</text:p>
          </table:table-cell>
          <table:table-cell table:style-name="ce68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,170.00</text:p>
          </table:table-cell>
          <table:table-cell table:style-name="ce682" table:formula="of:=SUM([.G29:.G82])" office:value-type="float" office:value="30170" calcext:value-type="float">
            <text:p>30,170.00</text:p>
          </table:table-cell>
          <table:table-cell table:style-name="ce682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199" office:value-type="string" calcext:value-type="string">
            <text:p>Hızarhane</text:p>
          </table:table-cell>
          <table:table-cell table:style-name="ce199" office:value-type="string" calcext:value-type="string">
            <text:p>Hızarhane </text:p>
          </table:table-cell>
          <table:table-cell table:style-name="ce199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199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199" office:value-type="string" calcext:value-type="string">
            <text:p><text:s/>Yıkama</text:p>
          </table:table-cell>
          <table:table-cell table:style-name="ce199" office:value-type="string" calcext:value-type="string">
            <text:p>Depo</text:p>
          </table:table-cell>
          <table:table-cell table:style-name="ce199" office:value-type="string" calcext:value-type="string">
            <text:p><text:s/>Acentalar</text:p>
          </table:table-cell>
          <table:table-cell table:style-name="ce199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19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598" table:formula="of:=SUM([.B4:.E4])" office:value-type="float" office:value="8870.3525" calcext:value-type="float">
            <text:p>8,870.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598" table:formula="of:=SUM([.B5:.E5])" office:value-type="float" office:value="13932.51" calcext:value-type="float">
            <text:p>13,932.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598" table:formula="of:=SUM([.B6:.E6])" office:value-type="float" office:value="15179.53" calcext:value-type="float">
            <text:p>15,179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598" table:formula="of:=SUM([.B7:.E7])" office:value-type="float" office:value="14176.0725" calcext:value-type="float">
            <text:p>14,176.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598" table:formula="of:=SUM([.B8:.E8])" office:value-type="float" office:value="5637.5" calcext:value-type="float">
            <text:p>5,637.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598" table:formula="of:=SUM([.B9:.E9])" office:value-type="float" office:value="12750" calcext:value-type="float">
            <text:p>12,750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598" table:formula="of:=SUM([.B10:.E10])" office:value-type="float" office:value="14575" calcext:value-type="float">
            <text:p>14,5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598" table:formula="of:=SUM([.B11:.E11])" office:value-type="float" office:value="8875" calcext:value-type="float">
            <text:p>8,875.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598" table:formula="of:=SUM([.B12:.E12])" office:value-type="float" office:value="10186.235" calcext:value-type="float">
            <text:p>10,186.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,182.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9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,425.00</text:p>
          </table:table-cell>
          <table:table-cell table:style-name="ce595" table:formula="of:=SUM([.C4:.C12])" office:value-type="float" office:value="10500" calcext:value-type="float">
            <text:p>10,500.00</text:p>
          </table:table-cell>
          <table:table-cell table:style-name="ce595" table:formula="of:=SUM([.D4:.D12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0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199" office:value-type="string" calcext:value-type="string">
            <text:p>Hızarhane</text:p>
          </table:table-cell>
          <table:table-cell table:style-name="ce199" office:value-type="string" calcext:value-type="string">
            <text:p>Hızarhane </text:p>
          </table:table-cell>
          <table:table-cell table:style-name="ce199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199"/>
          <table:table-cell table:number-columns-repeated="54"/>
        </table:table-row>
        <table:table-row table:style-name="ro1">
          <table:table-cell table:style-name="ce588"/>
          <table:table-cell table:style-name="ce199" office:value-type="string" calcext:value-type="string">
            <text:p><text:s/>Yıkama</text:p>
          </table:table-cell>
          <table:table-cell table:style-name="ce199" office:value-type="string" calcext:value-type="string">
            <text:p>Depo</text:p>
          </table:table-cell>
          <table:table-cell table:style-name="ce199" office:value-type="string" calcext:value-type="string">
            <text:p><text:s/>Acentalar</text:p>
          </table:table-cell>
          <table:table-cell table:style-name="ce199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,600.00</text:p>
          </table:table-cell>
          <table:table-cell table:style-name="ce593" office:value-type="float" office:value="2250" calcext:value-type="float">
            <text:p>2,250.00</text:p>
          </table:table-cell>
          <table:table-cell table:style-name="ce593" office:value-type="float" office:value="3750" calcext:value-type="float">
            <text:p>3,750.00</text:p>
          </table:table-cell>
          <table:table-cell table:style-name="ce60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59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598" table:formula="of:=SUM([.B20:.F20])" office:value-type="float" office:value="13871.7413888889" calcext:value-type="float">
            <text:p>13,871.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,950.00</text:p>
          </table:table-cell>
          <table:table-cell table:style-name="ce593" office:value-type="float" office:value="2500" calcext:value-type="float">
            <text:p>2,500.00</text:p>
          </table:table-cell>
          <table:table-cell table:style-name="ce593" office:value-type="float" office:value="4000" calcext:value-type="float">
            <text:p>4,000.00</text:p>
          </table:table-cell>
          <table:table-cell table:style-name="ce60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59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598" table:formula="of:=SUM([.B21:.F21])" office:value-type="float" office:value="18626.9544444444" calcext:value-type="float">
            <text:p>18,626.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593" office:value-type="float" office:value="2750" calcext:value-type="float">
            <text:p>2,750.00</text:p>
          </table:table-cell>
          <table:table-cell table:style-name="ce593" office:value-type="float" office:value="4250" calcext:value-type="float">
            <text:p>4,250.00</text:p>
          </table:table-cell>
          <table:table-cell table:style-name="ce60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59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598" table:formula="of:=SUM([.B22:.F22])" office:value-type="float" office:value="19404.53" calcext:value-type="float">
            <text:p>19,404.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,675.00</text:p>
          </table:table-cell>
          <table:table-cell table:style-name="ce593" office:value-type="float" office:value="3000" calcext:value-type="float">
            <text:p>3,000.00</text:p>
          </table:table-cell>
          <table:table-cell table:style-name="ce593" office:value-type="float" office:value="5000" calcext:value-type="float">
            <text:p>5,000.00</text:p>
          </table:table-cell>
          <table:table-cell table:style-name="ce60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59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598" table:formula="of:=SUM([.B23:.F23])" office:value-type="float" office:value="20287.8780555556" calcext:value-type="float">
            <text:p>20,287.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59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598" table:formula="of:=SUM([.B24:.F24])" office:value-type="float" office:value="16534.0277777778" calcext:value-type="float">
            <text:p>16,534.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,5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59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598" table:formula="of:=SUM([.B25:.F25])" office:value-type="float" office:value="24481.5972222222" calcext:value-type="float">
            <text:p>24,481.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598" table:formula="of:=SUM([.B26:.F26])" office:value-type="float" office:value="1408.33333333333" calcext:value-type="float">
            <text:p>1,408.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,70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59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598" table:formula="of:=SUM([.B27:.F27])" office:value-type="float" office:value="26749.8611111111" calcext:value-type="float">
            <text:p>26,749.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.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59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598" table:formula="of:=SUM([.B28:.F28])" office:value-type="float" office:value="25709.0972222222" calcext:value-type="float">
            <text:p>25,709.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59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598" table:formula="of:=SUM([.B29:.F29])" office:value-type="float" office:value="27194.5683333333" calcext:value-type="float">
            <text:p>27,194.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,268.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9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,425.00</text:p>
          </table:table-cell>
          <table:table-cell table:style-name="ce595" table:formula="of:=SUM([.C20:.C29])" office:value-type="float" office:value="10500" calcext:value-type="float">
            <text:p>10,500.00</text:p>
          </table:table-cell>
          <table:table-cell table:style-name="ce595" table:formula="of:=SUM([.D20:.D29])" office:value-type="float" office:value="17000" calcext:value-type="float">
            <text:p>17,000.00</text:p>
          </table:table-cell>
          <table:table-cell table:style-name="ce59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595" table:formula="of:=SUM([.F20:.F29])" office:value-type="float" office:value="90086.3888888888" calcext:value-type="float">
            <text:p>90,086.39</text:p>
          </table:table-cell>
          <table:table-cell table:style-name="ce604" table:formula="of:=SUM([.B31:.F31])" office:value-type="float" office:value="194268.588888889" calcext:value-type="float">
            <text:p>194,268.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,257.20</text:p>
          </table:table-cell>
          <table:table-cell table:style-name="ce598" table:formula="of:=[.E31]" office:value-type="float" office:value="45257.2" calcext:value-type="float">
            <text:p>45,257.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598" table:formula="of:=[.D39]" office:value-type="float" office:value="31425" calcext:value-type="float">
            <text:p>31,425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59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598" table:formula="of:=[.D41]" office:value-type="float" office:value="17000" calcext:value-type="float">
            <text:p>17,000.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,182.20</text:p>
          </table:table-cell>
          <table:table-cell table:style-name="ce594" table:formula="of:=SUM([.E37:.E42])" office:value-type="float" office:value="194268.588888889" calcext:value-type="float">
            <text:p>194,268.59</text:p>
          </table:table-cell>
          <table:table-cell table:style-name="ce594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199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303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2"/>
          <table:table-cell table:style-name="ce290"/>
          <table:table-cell table:style-name="ce612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291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1/3" office:value-type="float" office:value="0.333333333333333" calcext:value-type="float">
            <text:p>0.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292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8]*[.B9]" office:value-type="float" office:value="3166.66666666667" calcext:value-type="float">
            <text:p>3,166.67</text:p>
          </table:table-cell>
          <table:table-cell table:style-name="ce626" table:formula="of:=[.C9]*[.$D$8]" office:value-type="float" office:value="1029.16666666667" calcext:value-type="float">
            <text:p>1,029.17</text:p>
          </table:table-cell>
          <table:table-cell table:style-name="ce293" table:formula="of:=[.C9]*[.$E$8]" office:value-type="float" office:value="1900" calcext:value-type="float">
            <text:p>1,900.00</text:p>
          </table:table-cell>
          <table:table-cell table:style-name="ce626" table:formula="of:=[.C9]*[.$F$8]" office:value-type="float" office:value="237.5" calcext:value-type="float">
            <text:p>237.5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8]*[.B10]" office:value-type="float" office:value="3333.33333333333" calcext:value-type="float">
            <text:p>3,333.33</text:p>
          </table:table-cell>
          <table:table-cell table:style-name="ce626" table:formula="of:=[.C10]*[.$D$8]" office:value-type="float" office:value="1083.33333333333" calcext:value-type="float">
            <text:p>1,083.33</text:p>
          </table:table-cell>
          <table:table-cell table:style-name="ce293" table:formula="of:=[.C10]*[.$E$8]" office:value-type="float" office:value="2000" calcext:value-type="float">
            <text:p>2,000.00</text:p>
          </table:table-cell>
          <table:table-cell table:style-name="ce626" table:formula="of:=[.C10]*[.$F$8]" office:value-type="float" office:value="250" calcext:value-type="float">
            <text:p>250.00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8]*[.B11]" office:value-type="float" office:value="3000" calcext:value-type="float">
            <text:p>3,000.00</text:p>
          </table:table-cell>
          <table:table-cell table:style-name="ce626" table:formula="of:=[.C11]*[.$D$8]" office:value-type="float" office:value="975" calcext:value-type="float">
            <text:p>975.00</text:p>
          </table:table-cell>
          <table:table-cell table:style-name="ce293" table:formula="of:=[.C11]*[.$E$8]" office:value-type="float" office:value="1800" calcext:value-type="float">
            <text:p>1,800.00</text:p>
          </table:table-cell>
          <table:table-cell table:style-name="ce626" table:formula="of:=[.C11]*[.$F$8]" office:value-type="float" office:value="225" calcext:value-type="float">
            <text:p>225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8]*[.B12]" office:value-type="float" office:value="4166.66666666667" calcext:value-type="float">
            <text:p>4,166.67</text:p>
          </table:table-cell>
          <table:table-cell table:style-name="ce626" table:formula="of:=[.C12]*[.$D$8]" office:value-type="float" office:value="1354.16666666667" calcext:value-type="float">
            <text:p>1,354.17</text:p>
          </table:table-cell>
          <table:table-cell table:style-name="ce293" table:formula="of:=[.C12]*[.$E$8]" office:value-type="float" office:value="2500" calcext:value-type="float">
            <text:p>2,500.00</text:p>
          </table:table-cell>
          <table:table-cell table:style-name="ce626" table:formula="of:=[.C12]*[.$F$8]" office:value-type="float" office:value="312.5" calcext:value-type="float">
            <text:p>312.50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8]*[.B13]" office:value-type="float" office:value="4583.33333333333" calcext:value-type="float">
            <text:p>4,583.33</text:p>
          </table:table-cell>
          <table:table-cell table:style-name="ce626" table:formula="of:=[.C13]*[.$D$8]" office:value-type="float" office:value="1489.58333333333" calcext:value-type="float">
            <text:p>1,489.58</text:p>
          </table:table-cell>
          <table:table-cell table:style-name="ce293" table:formula="of:=[.C13]*[.$E$8]" office:value-type="float" office:value="2750" calcext:value-type="float">
            <text:p>2,750.00</text:p>
          </table:table-cell>
          <table:table-cell table:style-name="ce626" table:formula="of:=[.C13]*[.$F$8]" office:value-type="float" office:value="343.75" calcext:value-type="float">
            <text:p>343.75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8]*[.B14]" office:value-type="float" office:value="5041.66666666667" calcext:value-type="float">
            <text:p>5,041.67</text:p>
          </table:table-cell>
          <table:table-cell table:style-name="ce626" table:formula="of:=[.C14]*[.$D$8]" office:value-type="float" office:value="1638.54166666667" calcext:value-type="float">
            <text:p>1,638.54</text:p>
          </table:table-cell>
          <table:table-cell table:style-name="ce293" table:formula="of:=[.C14]*[.$E$8]" office:value-type="float" office:value="3025" calcext:value-type="float">
            <text:p>3,025.00</text:p>
          </table:table-cell>
          <table:table-cell table:style-name="ce626" table:formula="of:=[.C14]*[.$F$8]" office:value-type="float" office:value="378.125" calcext:value-type="float">
            <text:p>378.13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8]*[.B15]" office:value-type="float" office:value="1000" calcext:value-type="float">
            <text:p>1,000.00</text:p>
          </table:table-cell>
          <table:table-cell table:style-name="ce626" table:formula="of:=[.C15]*[.$D$8]" office:value-type="float" office:value="325" calcext:value-type="float">
            <text:p>325.00</text:p>
          </table:table-cell>
          <table:table-cell table:style-name="ce293" table:formula="of:=[.C15]*[.$E$8]" office:value-type="float" office:value="600" calcext:value-type="float">
            <text:p>600.00</text:p>
          </table:table-cell>
          <table:table-cell table:style-name="ce626" table:formula="of:=[.C15]*[.$F$8]" office:value-type="float" office:value="75" calcext:value-type="float">
            <text:p>75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8]*[.B16]" office:value-type="float" office:value="5683.33333333333" calcext:value-type="float">
            <text:p>5,683.33</text:p>
          </table:table-cell>
          <table:table-cell table:style-name="ce626" table:formula="of:=[.C16]*[.$D$8]" office:value-type="float" office:value="1847.08333333333" calcext:value-type="float">
            <text:p>1,847.08</text:p>
          </table:table-cell>
          <table:table-cell table:style-name="ce293" table:formula="of:=[.C16]*[.$E$8]" office:value-type="float" office:value="3410" calcext:value-type="float">
            <text:p>3,410.00</text:p>
          </table:table-cell>
          <table:table-cell table:style-name="ce626" table:formula="of:=[.C16]*[.$F$8]" office:value-type="float" office:value="426.25" calcext:value-type="float">
            <text:p>426.25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8]*[.B17]" office:value-type="float" office:value="6491.66666666667" calcext:value-type="float">
            <text:p>6,491.67</text:p>
          </table:table-cell>
          <table:table-cell table:style-name="ce626" table:formula="of:=[.C17]*[.$D$8]" office:value-type="float" office:value="2109.79166666667" calcext:value-type="float">
            <text:p>2,109.79</text:p>
          </table:table-cell>
          <table:table-cell table:style-name="ce293" table:formula="of:=[.C17]*[.$E$8]" office:value-type="float" office:value="3895" calcext:value-type="float">
            <text:p>3,895.00</text:p>
          </table:table-cell>
          <table:table-cell table:style-name="ce626" table:formula="of:=[.C17]*[.$F$8]" office:value-type="float" office:value="486.875" calcext:value-type="float">
            <text:p>486.88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8]*[.B18]" office:value-type="float" office:value="8800" calcext:value-type="float">
            <text:p>8,800.00</text:p>
          </table:table-cell>
          <table:table-cell table:style-name="ce626" table:formula="of:=[.C18]*[.$D$8]" office:value-type="float" office:value="2860" calcext:value-type="float">
            <text:p>2,860.00</text:p>
          </table:table-cell>
          <table:table-cell table:style-name="ce293" table:formula="of:=[.C18]*[.$E$8]" office:value-type="float" office:value="5280" calcext:value-type="float">
            <text:p>5,280.00</text:p>
          </table:table-cell>
          <table:table-cell table:style-name="ce626" table:formula="of:=[.C18]*[.$F$8]" office:value-type="float" office:value="660" calcext:value-type="float">
            <text:p>66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,800.00</text:p>
          </table:table-cell>
          <table:table-cell table:style-name="ce613" table:formula="of:=SUM([.C9:.C18])" office:value-type="float" office:value="45266.6666666667" calcext:value-type="float">
            <text:p>45,266.67</text:p>
          </table:table-cell>
          <table:table-cell table:style-name="ce613" table:formula="of:=SUM([.D9:.D18])" office:value-type="float" office:value="14711.6666666667" calcext:value-type="float">
            <text:p>14,711.67</text:p>
          </table:table-cell>
          <table:table-cell table:style-name="ce296" table:formula="of:=SUM([.E9:.E18])" office:value-type="float" office:value="27160" calcext:value-type="float">
            <text:p>27,160.00</text:p>
          </table:table-cell>
          <table:table-cell table:style-name="ce613" table:formula="of:=SUM([.F9:.F18])" office:value-type="float" office:value="3395" calcext:value-type="float">
            <text:p>3,395.00</text:p>
          </table:table-cell>
          <table:table-cell/>
          <table:table-cell table:style-name="ce61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7" table:formula="of:=2/3" office:value-type="float" office:value="0.666666666666667" calcext:value-type="float">
            <text:p>0.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style-name="ce617" table:formula="of:=[.$C$25]*[.B26]" office:value-type="float" office:value="6333.33333333333" calcext:value-type="float">
            <text:p>6,333.33</text:p>
          </table:table-cell>
          <table:table-cell table:style-name="ce626" table:formula="of:=[.C26]*[.$D$25]" office:value-type="float" office:value="3430.55555555556" calcext:value-type="float">
            <text:p>3,430.56</text:p>
          </table:table-cell>
          <table:table-cell table:style-name="ce293" table:formula="of:=[.C26]*[.$E$25]" office:value-type="float" office:value="2111.11111111111" calcext:value-type="float">
            <text:p>2,111.11</text:p>
          </table:table-cell>
          <table:table-cell table:style-name="ce626" table:formula="of:=[.C26]*[.$F$25]" office:value-type="float" office:value="791.666666666667" calcext:value-type="float">
            <text:p>791.67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style-name="ce617" table:formula="of:=[.$C$25]*[.B27]" office:value-type="float" office:value="6666.66666666667" calcext:value-type="float">
            <text:p>6,666.67</text:p>
          </table:table-cell>
          <table:table-cell table:style-name="ce626" table:formula="of:=[.C27]*[.$D$25]" office:value-type="float" office:value="3611.11111111111" calcext:value-type="float">
            <text:p>3,611.11</text:p>
          </table:table-cell>
          <table:table-cell table:style-name="ce293" table:formula="of:=[.C27]*[.$E$25]" office:value-type="float" office:value="2222.22222222222" calcext:value-type="float">
            <text:p>2,222.22</text:p>
          </table:table-cell>
          <table:table-cell table:style-name="ce626" table:formula="of:=[.C27]*[.$F$25]" office:value-type="float" office:value="833.333333333333" calcext:value-type="float">
            <text:p>833.33</text:p>
          </table:table-cell>
          <table:table-cell table:style-name="ce629" office:value-type="float" office:value="1.87" calcext:value-type="float">
            <text:p>1.87</text:p>
          </table:table-cell>
          <table:table-cell table:style-name="ce62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style-name="ce617" table:formula="of:=[.$C$25]*[.B28]" office:value-type="float" office:value="6000" calcext:value-type="float">
            <text:p>6,000.00</text:p>
          </table:table-cell>
          <table:table-cell table:style-name="ce626" table:formula="of:=[.C28]*[.$D$25]" office:value-type="float" office:value="3250" calcext:value-type="float">
            <text:p>3,250.00</text:p>
          </table:table-cell>
          <table:table-cell table:style-name="ce293" table:formula="of:=[.C28]*[.$E$25]" office:value-type="float" office:value="2000" calcext:value-type="float">
            <text:p>2,000.00</text:p>
          </table:table-cell>
          <table:table-cell table:style-name="ce626" table:formula="of:=[.C28]*[.$F$25]" office:value-type="float" office:value="750" calcext:value-type="float">
            <text:p>750.00</text:p>
          </table:table-cell>
          <table:table-cell table:style-name="ce629" office:value-type="float" office:value="1.89" calcext:value-type="float">
            <text:p>1.89</text:p>
          </table:table-cell>
          <table:table-cell table:style-name="ce62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style-name="ce617" table:formula="of:=[.$C$25]*[.B29]" office:value-type="float" office:value="8333.33333333333" calcext:value-type="float">
            <text:p>8,333.33</text:p>
          </table:table-cell>
          <table:table-cell table:style-name="ce626" table:formula="of:=[.C29]*[.$D$25]" office:value-type="float" office:value="4513.88888888889" calcext:value-type="float">
            <text:p>4,513.89</text:p>
          </table:table-cell>
          <table:table-cell table:style-name="ce293" table:formula="of:=[.C29]*[.$E$25]" office:value-type="float" office:value="2777.77777777778" calcext:value-type="float">
            <text:p>2,777.78</text:p>
          </table:table-cell>
          <table:table-cell table:style-name="ce626" table:formula="of:=[.C29]*[.$F$25]" office:value-type="float" office:value="1041.66666666667" calcext:value-type="float">
            <text:p>1,041.67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style-name="ce617" table:formula="of:=[.$C$25]*[.B30]" office:value-type="float" office:value="9166.66666666667" calcext:value-type="float">
            <text:p>9,166.67</text:p>
          </table:table-cell>
          <table:table-cell table:style-name="ce626" table:formula="of:=[.C30]*[.$D$25]" office:value-type="float" office:value="4965.27777777778" calcext:value-type="float">
            <text:p>4,965.28</text:p>
          </table:table-cell>
          <table:table-cell table:style-name="ce293" table:formula="of:=[.C30]*[.$E$25]" office:value-type="float" office:value="3055.55555555556" calcext:value-type="float">
            <text:p>3,055.56</text:p>
          </table:table-cell>
          <table:table-cell table:style-name="ce626" table:formula="of:=[.C30]*[.$F$25]" office:value-type="float" office:value="1145.83333333333" calcext:value-type="float">
            <text:p>1,145.83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style-name="ce617" table:formula="of:=[.$C$25]*[.B31]" office:value-type="float" office:value="10083.3333333333" calcext:value-type="float">
            <text:p>10,083.33</text:p>
          </table:table-cell>
          <table:table-cell table:style-name="ce626" table:formula="of:=[.C31]*[.$D$25]" office:value-type="float" office:value="5461.80555555555" calcext:value-type="float">
            <text:p>5,461.81</text:p>
          </table:table-cell>
          <table:table-cell table:style-name="ce293" table:formula="of:=[.C31]*[.$E$25]" office:value-type="float" office:value="3361.11111111111" calcext:value-type="float">
            <text:p>3,361.11</text:p>
          </table:table-cell>
          <table:table-cell table:style-name="ce626" table:formula="of:=[.C31]*[.$F$25]" office:value-type="float" office:value="1260.41666666667" calcext:value-type="float">
            <text:p>1,260.42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style-name="ce617" table:formula="of:=[.$C$25]*[.B32]" office:value-type="float" office:value="2000" calcext:value-type="float">
            <text:p>2,000.00</text:p>
          </table:table-cell>
          <table:table-cell table:style-name="ce626" table:formula="of:=[.C32]*[.$D$25]" office:value-type="float" office:value="1083.33333333333" calcext:value-type="float">
            <text:p>1,083.33</text:p>
          </table:table-cell>
          <table:table-cell table:style-name="ce293" table:formula="of:=[.C32]*[.$E$25]" office:value-type="float" office:value="666.666666666667" calcext:value-type="float">
            <text:p>666.67</text:p>
          </table:table-cell>
          <table:table-cell table:style-name="ce626" table:formula="of:=[.C32]*[.$F$25]" office:value-type="float" office:value="250" calcext:value-type="float">
            <text:p>2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style-name="ce617" table:formula="of:=[.$C$25]*[.B33]" office:value-type="float" office:value="11366.6666666667" calcext:value-type="float">
            <text:p>11,366.67</text:p>
          </table:table-cell>
          <table:table-cell table:style-name="ce626" table:formula="of:=[.C33]*[.$D$25]" office:value-type="float" office:value="6156.94444444444" calcext:value-type="float">
            <text:p>6,156.94</text:p>
          </table:table-cell>
          <table:table-cell table:style-name="ce293" table:formula="of:=[.C33]*[.$E$25]" office:value-type="float" office:value="3788.88888888889" calcext:value-type="float">
            <text:p>3,788.89</text:p>
          </table:table-cell>
          <table:table-cell table:style-name="ce626" table:formula="of:=[.C33]*[.$F$25]" office:value-type="float" office:value="1420.83333333333" calcext:value-type="float">
            <text:p>1,420.83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style-name="ce617" table:formula="of:=[.$C$25]*[.B34]" office:value-type="float" office:value="12983.3333333333" calcext:value-type="float">
            <text:p>12,983.33</text:p>
          </table:table-cell>
          <table:table-cell table:style-name="ce626" table:formula="of:=[.C34]*[.$D$25]" office:value-type="float" office:value="7032.63888888889" calcext:value-type="float">
            <text:p>7,032.64</text:p>
          </table:table-cell>
          <table:table-cell table:style-name="ce293" table:formula="of:=[.C34]*[.$E$25]" office:value-type="float" office:value="4327.77777777778" calcext:value-type="float">
            <text:p>4,327.78</text:p>
          </table:table-cell>
          <table:table-cell table:style-name="ce626" table:formula="of:=[.C34]*[.$F$25]" office:value-type="float" office:value="1622.91666666667" calcext:value-type="float">
            <text:p>1,622.92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style-name="ce617" table:formula="of:=[.$C$25]*[.B35]" office:value-type="float" office:value="17600" calcext:value-type="float">
            <text:p>17,600.00</text:p>
          </table:table-cell>
          <table:table-cell table:style-name="ce626" table:formula="of:=[.C35]*[.$D$25]" office:value-type="float" office:value="9533.33333333333" calcext:value-type="float">
            <text:p>9,533.33</text:p>
          </table:table-cell>
          <table:table-cell table:style-name="ce293" table:formula="of:=[.C35]*[.$E$25]" office:value-type="float" office:value="5866.66666666667" calcext:value-type="float">
            <text:p>5,866.67</text:p>
          </table:table-cell>
          <table:table-cell table:style-name="ce626" table:formula="of:=[.C35]*[.$F$25]" office:value-type="float" office:value="2200" calcext:value-type="float">
            <text:p>2,200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,800.00</text:p>
          </table:table-cell>
          <table:table-cell table:style-name="ce613" table:formula="of:=SUM([.C26:.C35])" office:value-type="float" office:value="90533.3333333333" calcext:value-type="float">
            <text:p>90,533.33</text:p>
          </table:table-cell>
          <table:table-cell table:style-name="ce613" table:formula="of:=SUM([.D26:.D35])" office:value-type="float" office:value="49038.8888888889" calcext:value-type="float">
            <text:p>49,038.89</text:p>
          </table:table-cell>
          <table:table-cell table:style-name="ce296" table:formula="of:=SUM([.E26:.E35])" office:value-type="float" office:value="30177.7777777778" calcext:value-type="float">
            <text:p>30,177.78</text:p>
          </table:table-cell>
          <table:table-cell table:style-name="ce613" table:formula="of:=SUM([.F26:.F35])" office:value-type="float" office:value="11316.6666666667" calcext:value-type="float">
            <text:p>11,316.67</text:p>
          </table:table-cell>
          <table:table-cell/>
          <table:table-cell table:style-name="ce61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11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office:value-type="float" office:value="1000" calcext:value-type="float">
            <text:p>1,000.00</text:p>
          </table:table-cell>
          <table:table-cell table:style-name="ce626" table:formula="of:=[.C43]*[.$D$42]" office:value-type="float" office:value="541.666666666667" calcext:value-type="float">
            <text:p>541.67</text:p>
          </table:table-cell>
          <table:table-cell table:style-name="ce293" table:formula="of:=[.C43]*[.$E$42]" office:value-type="float" office:value="333.333333333333" calcext:value-type="float">
            <text:p>333.33</text:p>
          </table:table-cell>
          <table:table-cell table:style-name="ce626" table:formula="of:=[.C43]*[.$F$42]" office:value-type="float" office:value="125" calcext:value-type="float">
            <text:p>125.00</text:p>
          </table:table-cell>
          <table:table-cell table:style-name="ce629" office:value-type="float" office:value="1.59" calcext:value-type="float">
            <text:p>1.59</text:p>
          </table:table-cell>
          <table:table-cell table:style-name="ce629" table:formula="of:=[.E43]/[.G43]" office:value-type="float" office:value="209.643605870021" calcext:value-type="float">
            <text:p>209.6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office:value-type="float" office:value="450" calcext:value-type="float">
            <text:p>450.00</text:p>
          </table:table-cell>
          <table:table-cell table:style-name="ce626" table:formula="of:=[.C44]*[.$D$42]" office:value-type="float" office:value="243.75" calcext:value-type="float">
            <text:p>243.75</text:p>
          </table:table-cell>
          <table:table-cell table:style-name="ce293" table:formula="of:=[.C44]*[.$E$42]" office:value-type="float" office:value="150" calcext:value-type="float">
            <text:p>150.00</text:p>
          </table:table-cell>
          <table:table-cell table:style-name="ce626" table:formula="of:=[.C44]*[.$F$42]" office:value-type="float" office:value="56.25" calcext:value-type="float">
            <text:p>56.25</text:p>
          </table:table-cell>
          <table:table-cell table:style-name="ce629" office:value-type="float" office:value="2.1" calcext:value-type="float">
            <text:p>2.10</text:p>
          </table:table-cell>
          <table:table-cell table:style-name="ce629" table:formula="of:=[.E44]/[.G44]" office:value-type="float" office:value="71.4285714285714" calcext:value-type="float">
            <text:p>71.4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200" calcext:value-type="float">
            <text:p>4,200.00</text:p>
          </table:table-cell>
          <table:table-cell table:style-name="ce626" table:formula="of:=[.C45]*[.$D$42]" office:value-type="float" office:value="2275" calcext:value-type="float">
            <text:p>2,275.00</text:p>
          </table:table-cell>
          <table:table-cell table:style-name="ce293" table:formula="of:=[.C45]*[.$E$42]" office:value-type="float" office:value="1400" calcext:value-type="float">
            <text:p>1,400.00</text:p>
          </table:table-cell>
          <table:table-cell table:style-name="ce626" table:formula="of:=[.C45]*[.$F$42]" office:value-type="float" office:value="525" calcext:value-type="float">
            <text:p>525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45]/[.G45]" office:value-type="float" office:value="522.388059701493" calcext:value-type="float">
            <text:p>522.39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2950" calcext:value-type="float">
            <text:p>2,950.00</text:p>
          </table:table-cell>
          <table:table-cell table:style-name="ce626" table:formula="of:=[.C46]*[.$D$42]" office:value-type="float" office:value="1597.91666666667" calcext:value-type="float">
            <text:p>1,597.92</text:p>
          </table:table-cell>
          <table:table-cell table:style-name="ce293" table:formula="of:=[.C46]*[.$E$42]" office:value-type="float" office:value="983.333333333333" calcext:value-type="float">
            <text:p>983.33</text:p>
          </table:table-cell>
          <table:table-cell table:style-name="ce626" table:formula="of:=[.C46]*[.$F$42]" office:value-type="float" office:value="368.75" calcext:value-type="float">
            <text:p>368.75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46]/[.G46]" office:value-type="float" office:value="333.333333333333" calcext:value-type="float">
            <text:p>333.33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3300" calcext:value-type="float">
            <text:p>3,300.00</text:p>
          </table:table-cell>
          <table:table-cell table:style-name="ce626" table:formula="of:=[.C47]*[.$D$42]" office:value-type="float" office:value="1787.5" calcext:value-type="float">
            <text:p>1,787.50</text:p>
          </table:table-cell>
          <table:table-cell table:style-name="ce293" table:formula="of:=[.C47]*[.$E$42]" office:value-type="float" office:value="1100" calcext:value-type="float">
            <text:p>1,100.00</text:p>
          </table:table-cell>
          <table:table-cell table:style-name="ce626" table:formula="of:=[.C47]*[.$F$42]" office:value-type="float" office:value="412.5" calcext:value-type="float">
            <text:p>412.5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47]/[.G47]" office:value-type="float" office:value="309.859154929577" calcext:value-type="float">
            <text:p>309.86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000" calcext:value-type="float">
            <text:p>7,000.00</text:p>
          </table:table-cell>
          <table:table-cell table:style-name="ce626" table:formula="of:=[.C48]*[.$D$42]" office:value-type="float" office:value="3791.66666666667" calcext:value-type="float">
            <text:p>3,791.67</text:p>
          </table:table-cell>
          <table:table-cell table:style-name="ce293" table:formula="of:=[.C48]*[.$E$42]" office:value-type="float" office:value="2333.33333333333" calcext:value-type="float">
            <text:p>2,333.33</text:p>
          </table:table-cell>
          <table:table-cell table:style-name="ce626" table:formula="of:=[.C48]*[.$F$42]" office:value-type="float" office:value="875" calcext:value-type="float">
            <text:p>875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48]/[.G48]" office:value-type="float" office:value="507.246376811594" calcext:value-type="float">
            <text:p>507.2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0" calcext:value-type="float">
            <text:p>0.00</text:p>
          </table:table-cell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17"/>
          <table:table-cell table:style-name="ce626"/>
          <table:table-cell table:style-name="ce293"/>
          <table:table-cell table:style-name="ce626"/>
          <table:table-cell table:style-name="ce629" table:number-columns-repeated="2"/>
          <table:table-cell table:style-name="ce622"/>
          <table:table-cell table:number-columns-repeated="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,900.00</text:p>
          </table:table-cell>
          <table:table-cell table:style-name="ce613" table:formula="of:=SUM([.D43:.D48])" office:value-type="float" office:value="10237.5" calcext:value-type="float">
            <text:p>10,237.50</text:p>
          </table:table-cell>
          <table:table-cell table:style-name="ce296" table:formula="of:=SUM([.E43:.E48])" office:value-type="float" office:value="6300" calcext:value-type="float">
            <text:p>6,300.00</text:p>
          </table:table-cell>
          <table:table-cell table:style-name="ce613" table:formula="of:=SUM([.F43:.F48])" office:value-type="float" office:value="2362.5" calcext:value-type="float">
            <text:p>2,362.50</text:p>
          </table:table-cell>
          <table:table-cell/>
          <table:table-cell table:style-name="ce613" table:formula="of:=SUM([.H43:.H48])" office:value-type="float" office:value="1953.89910207459" calcext:value-type="float">
            <text:p>1,953.90</text:p>
          </table:table-cell>
          <table:table-cell table:style-name="ce622"/>
          <table:table-cell table:number-columns-repeated="2"/>
        </table:table-row>
        <table:table-row table:style-name="ro4" table:number-rows-repeated="8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style-name="ce622"/>
          <table:table-cell table:number-columns-repeated="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/>
          <table:table-cell table:style-name="ce612" office:value-type="string" calcext:value-type="string">
            <text:p>Atila</text:p>
          </table:table-cell>
          <table:table-cell table:style-name="ce290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/>
          <table:table-cell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291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292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office:value-type="float" office:value="4000" calcext:value-type="float">
            <text:p>4,000.00</text:p>
          </table:table-cell>
          <table:table-cell table:style-name="ce626" table:formula="of:=[.C66]*[.$D$65]" office:value-type="float" office:value="2166.66666666667" calcext:value-type="float">
            <text:p>2,166.67</text:p>
          </table:table-cell>
          <table:table-cell table:style-name="ce293" table:formula="of:=[.C66]*[.$E$65]" office:value-type="float" office:value="1333.33333333333" calcext:value-type="float">
            <text:p>1,333.33</text:p>
          </table:table-cell>
          <table:table-cell table:style-name="ce626" table:formula="of:=[.C66]*[.$F$65]" office:value-type="float" office:value="500" calcext:value-type="float">
            <text:p>500.00</text:p>
          </table:table-cell>
          <table:table-cell table:style-name="ce629" office:value-type="float" office:value="2.68" calcext:value-type="float">
            <text:p>2.68</text:p>
          </table:table-cell>
          <table:table-cell table:style-name="ce629" table:formula="of:=[.E66]/[.G66]" office:value-type="float" office:value="497.512437810945" calcext:value-type="float">
            <text:p>497.51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office:value-type="float" office:value="5600" calcext:value-type="float">
            <text:p>5,600.00</text:p>
          </table:table-cell>
          <table:table-cell table:style-name="ce626" table:formula="of:=[.C67]*[.$D$65]" office:value-type="float" office:value="3033.33333333333" calcext:value-type="float">
            <text:p>3,033.33</text:p>
          </table:table-cell>
          <table:table-cell table:style-name="ce293" table:formula="of:=[.C67]*[.$E$65]" office:value-type="float" office:value="1866.66666666667" calcext:value-type="float">
            <text:p>1,866.67</text:p>
          </table:table-cell>
          <table:table-cell table:style-name="ce626" table:formula="of:=[.C67]*[.$F$65]" office:value-type="float" office:value="700" calcext:value-type="float">
            <text:p>700.00</text:p>
          </table:table-cell>
          <table:table-cell table:style-name="ce629" office:value-type="float" office:value="2.95" calcext:value-type="float">
            <text:p>2.95</text:p>
          </table:table-cell>
          <table:table-cell table:style-name="ce629" table:formula="of:=[.E67]/[.G67]" office:value-type="float" office:value="632.768361581921" calcext:value-type="float">
            <text:p>632.77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office:value-type="float" office:value="4400" calcext:value-type="float">
            <text:p>4,400.00</text:p>
          </table:table-cell>
          <table:table-cell table:style-name="ce626" table:formula="of:=[.C68]*[.$D$65]" office:value-type="float" office:value="2383.33333333333" calcext:value-type="float">
            <text:p>2,383.33</text:p>
          </table:table-cell>
          <table:table-cell table:style-name="ce293" table:formula="of:=[.C68]*[.$E$65]" office:value-type="float" office:value="1466.66666666667" calcext:value-type="float">
            <text:p>1,466.67</text:p>
          </table:table-cell>
          <table:table-cell table:style-name="ce626" table:formula="of:=[.C68]*[.$F$65]" office:value-type="float" office:value="550" calcext:value-type="float">
            <text:p>550.00</text:p>
          </table:table-cell>
          <table:table-cell table:style-name="ce629" office:value-type="float" office:value="3.55" calcext:value-type="float">
            <text:p>3.55</text:p>
          </table:table-cell>
          <table:table-cell table:style-name="ce629" table:formula="of:=[.E68]/[.G68]" office:value-type="float" office:value="413.145539906103" calcext:value-type="float">
            <text:p>413.15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office:value-type="float" office:value="7200" calcext:value-type="float">
            <text:p>7,200.00</text:p>
          </table:table-cell>
          <table:table-cell table:style-name="ce626" table:formula="of:=[.C69]*[.$D$65]" office:value-type="float" office:value="3900" calcext:value-type="float">
            <text:p>3,900.00</text:p>
          </table:table-cell>
          <table:table-cell table:style-name="ce293" table:formula="of:=[.C69]*[.$E$65]" office:value-type="float" office:value="2400" calcext:value-type="float">
            <text:p>2,400.00</text:p>
          </table:table-cell>
          <table:table-cell table:style-name="ce626" table:formula="of:=[.C69]*[.$F$65]" office:value-type="float" office:value="900" calcext:value-type="float">
            <text:p>900.00</text:p>
          </table:table-cell>
          <table:table-cell table:style-name="ce629" office:value-type="float" office:value="4.6" calcext:value-type="float">
            <text:p>4.60</text:p>
          </table:table-cell>
          <table:table-cell table:style-name="ce629" table:formula="of:=[.E69]/[.G69]" office:value-type="float" office:value="521.739130434783" calcext:value-type="float">
            <text:p>521.74</text:p>
          </table:table-cell>
          <table:table-cell table:style-name="ce62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office:value-type="float" office:value="8520" calcext:value-type="float">
            <text:p>8,520.00</text:p>
          </table:table-cell>
          <table:table-cell table:style-name="ce626" table:formula="of:=[.C70]*[.$D$65]" office:value-type="float" office:value="4615" calcext:value-type="float">
            <text:p>4,615.00</text:p>
          </table:table-cell>
          <table:table-cell table:style-name="ce293" table:formula="of:=[.C70]*[.$E$65]" office:value-type="float" office:value="2840" calcext:value-type="float">
            <text:p>2,840.00</text:p>
          </table:table-cell>
          <table:table-cell table:style-name="ce626" table:formula="of:=[.C70]*[.$F$65]" office:value-type="float" office:value="1065" calcext:value-type="float">
            <text:p>1,065.00</text:p>
          </table:table-cell>
          <table:table-cell table:style-name="ce629" office:value-type="float" office:value="5.82" calcext:value-type="float">
            <text:p>5.82</text:p>
          </table:table-cell>
          <table:table-cell table:style-name="ce629" table:formula="of:=[.E70]/[.G70]" office:value-type="float" office:value="487.972508591065" calcext:value-type="float">
            <text:p>487.97</text:p>
          </table:table-cell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,720.00</text:p>
          </table:table-cell>
          <table:table-cell table:style-name="ce613" table:formula="of:=SUM([.D66:.D70])" office:value-type="float" office:value="16098.3333333333" calcext:value-type="float">
            <text:p>16,098.33</text:p>
          </table:table-cell>
          <table:table-cell table:style-name="ce296" table:formula="of:=SUM([.E66:.E70])" office:value-type="float" office:value="9906.66666666667" calcext:value-type="float">
            <text:p>9,906.67</text:p>
          </table:table-cell>
          <table:table-cell table:style-name="ce613" table:formula="of:=SUM([.F66:.F70])" office:value-type="float" office:value="3715" calcext:value-type="float">
            <text:p>3,715.00</text:p>
          </table:table-cell>
          <table:table-cell/>
          <table:table-cell table:style-name="ce613" table:formula="of:=SUM([.H66:.H70])" office:value-type="float" office:value="2553.13797832482" calcext:value-type="float">
            <text:p>2,553.14</text:p>
          </table:table-cell>
          <table:table-cell table:style-name="ce622"/>
          <table:table-cell table:number-columns-repeated="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,420.00</text:p>
          </table:table-cell>
          <table:table-cell table:style-name="ce160" table:formula="of:=[.D71]+[.D52]+[.D36]+[.D19]" office:value-type="float" office:value="90086.3888888889" calcext:value-type="float">
            <text:p>90,086.39</text:p>
          </table:table-cell>
          <table:table-cell table:style-name="ce160" table:formula="of:=[.E71]+[.E52]+[.E36]+[.E19]" office:value-type="float" office:value="73544.4444444444" calcext:value-type="float">
            <text:p>73,544.44</text:p>
          </table:table-cell>
          <table:table-cell table:style-name="ce160" table:formula="of:=[.F71]+[.F52]+[.F36]+[.F19]" office:value-type="float" office:value="20789.1666666667" calcext:value-type="float">
            <text:p>20,789.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15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4" table:number-rows-repeated="2">
          <table:table-cell/>
          <table:table-cell table:style-name="ce615"/>
          <table:table-cell table:style-name="ce617" table:number-columns-repeated="2"/>
          <table:table-cell table:style-name="ce298"/>
          <table:table-cell table:style-name="ce617"/>
          <table:table-cell table:style-name="ce628"/>
          <table:table-cell table:style-name="ce617"/>
          <table:table-cell table:number-columns-repeated="3"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299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Hisse Geliri</text:p>
          </table:table-cell>
          <table:table-cell table:style-name="ce290" office:value-type="string" calcext:value-type="string">
            <text:p>Hisse Geliri</text:p>
          </table:table-cell>
          <table:table-cell table:style-name="ce612" office:value-type="string" calcext:value-type="string">
            <text:p>Hisse Geliri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17" table:formula="of:=[.C9]+[.C26]+[.C43]" office:value-type="float" office:value="10500" calcext:value-type="float">
            <text:p>10,500.00</text:p>
          </table:table-cell>
          <table:table-cell table:style-name="ce622" table:formula="of:=[.D9]+[.D26]+[.D43]" office:value-type="float" office:value="5001.38888888889" calcext:value-type="float">
            <text:p>5,001.39</text:p>
          </table:table-cell>
          <table:table-cell table:style-name="ce300" table:formula="of:=[.E9]+[.E26]+[.E43]" office:value-type="float" office:value="4344.44444444444" calcext:value-type="float">
            <text:p>4,344.44</text:p>
          </table:table-cell>
          <table:table-cell table:style-name="ce622" table:formula="of:=[.F9]+[.F26]+[.F43]" office:value-type="float" office:value="1154.16666666667" calcext:value-type="float">
            <text:p>1,154.17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17" table:formula="of:=[.C10]+[.C27]" office:value-type="float" office:value="10000" calcext:value-type="float">
            <text:p>10,000.00</text:p>
          </table:table-cell>
          <table:table-cell table:style-name="ce622" table:formula="of:=[.D10]+[.D27]" office:value-type="float" office:value="4694.44444444444" calcext:value-type="float">
            <text:p>4,694.44</text:p>
          </table:table-cell>
          <table:table-cell table:style-name="ce300" table:formula="of:=[.E10]+[.E27]" office:value-type="float" office:value="4222.22222222222" calcext:value-type="float">
            <text:p>4,222.22</text:p>
          </table:table-cell>
          <table:table-cell table:style-name="ce622" table:formula="of:=[.F10]+[.F27]" office:value-type="float" office:value="1083.33333333333" calcext:value-type="float">
            <text:p>1,083.33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17" table:formula="of:=[.C11]+[.C28]" office:value-type="float" office:value="9000" calcext:value-type="float">
            <text:p>9,000.00</text:p>
          </table:table-cell>
          <table:table-cell table:style-name="ce622" table:formula="of:=[.D11]+[.D28]" office:value-type="float" office:value="4225" calcext:value-type="float">
            <text:p>4,225.00</text:p>
          </table:table-cell>
          <table:table-cell table:style-name="ce300" table:formula="of:=[.E11]+[.E28]" office:value-type="float" office:value="3800" calcext:value-type="float">
            <text:p>3,800.00</text:p>
          </table:table-cell>
          <table:table-cell table:style-name="ce622" table:formula="of:=[.F11]+[.F28]" office:value-type="float" office:value="975" calcext:value-type="float">
            <text:p>975.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17" table:formula="of:=[.C12]+[.C29]+[.C44]" office:value-type="float" office:value="12950" calcext:value-type="float">
            <text:p>12,950.00</text:p>
          </table:table-cell>
          <table:table-cell table:style-name="ce622" table:formula="of:=[.D12]+[.D29]+[.D44]" office:value-type="float" office:value="6111.80555555556" calcext:value-type="float">
            <text:p>6,111.81</text:p>
          </table:table-cell>
          <table:table-cell table:style-name="ce300" table:formula="of:=[.E12]+[.E29]+[.E44]" office:value-type="float" office:value="5427.77777777778" calcext:value-type="float">
            <text:p>5,427.78</text:p>
          </table:table-cell>
          <table:table-cell table:style-name="ce622" table:formula="of:=[.F12]+[.F29]+[.F44]" office:value-type="float" office:value="1410.41666666667" calcext:value-type="float">
            <text:p>1,410.42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17" table:formula="of:=[.C66]+[.C45]+[.C30]+[.C13]" office:value-type="float" office:value="21950" calcext:value-type="float">
            <text:p>21,950.00</text:p>
          </table:table-cell>
          <table:table-cell table:style-name="ce622" table:formula="of:=[.D66]+[.D45]+[.D30]+[.D13]" office:value-type="float" office:value="10896.5277777778" calcext:value-type="float">
            <text:p>10,896.53</text:p>
          </table:table-cell>
          <table:table-cell table:style-name="ce300" table:formula="of:=[.E66]+[.E45]+[.E30]+[.E13]" office:value-type="float" office:value="8538.88888888889" calcext:value-type="float">
            <text:p>8,538.89</text:p>
          </table:table-cell>
          <table:table-cell table:style-name="ce622" table:formula="of:=[.F66]+[.F45]+[.F30]+[.F13]" office:value-type="float" office:value="2514.58333333333" calcext:value-type="float">
            <text:p>2,514.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17" table:formula="of:=[.C67]+[.C46]+[.C31]+[.C14]" office:value-type="float" office:value="23675" calcext:value-type="float">
            <text:p>23,675.00</text:p>
          </table:table-cell>
          <table:table-cell table:style-name="ce622" table:formula="of:=[.D67]+[.D46]+[.D31]+[.D14]" office:value-type="float" office:value="11731.5972222222" calcext:value-type="float">
            <text:p>11,731.60</text:p>
          </table:table-cell>
          <table:table-cell table:style-name="ce300" table:formula="of:=[.E67]+[.E46]+[.E31]+[.E14]" office:value-type="float" office:value="9236.11111111111" calcext:value-type="float">
            <text:p>9,236.11</text:p>
          </table:table-cell>
          <table:table-cell table:style-name="ce622" table:formula="of:=[.F67]+[.F46]+[.F31]+[.F14]" office:value-type="float" office:value="2707.29166666667" calcext:value-type="float">
            <text:p>2,707.2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15]+[.C32]" office:value-type="float" office:value="3000" calcext:value-type="float">
            <text:p>3,000.00</text:p>
          </table:table-cell>
          <table:table-cell table:style-name="ce622" table:formula="of:=[.D15]+[.D32]" office:value-type="float" office:value="1408.33333333333" calcext:value-type="float">
            <text:p>1,408.33</text:p>
          </table:table-cell>
          <table:table-cell table:style-name="ce300" table:formula="of:=[.E15]+[.E32]" office:value-type="float" office:value="1266.66666666667" calcext:value-type="float">
            <text:p>1,266.67</text:p>
          </table:table-cell>
          <table:table-cell table:style-name="ce622" table:formula="of:=[.F15]+[.F32]" office:value-type="float" office:value="325" calcext:value-type="float">
            <text:p>325.00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17" table:formula="of:=[.C68]+[.C47]+[.C33]+[.C16]" office:value-type="float" office:value="24750" calcext:value-type="float">
            <text:p>24,750.00</text:p>
          </table:table-cell>
          <table:table-cell table:style-name="ce622" table:formula="of:=[.D68]+[.D47]+[.D33]+[.D16]" office:value-type="float" office:value="12174.8611111111" calcext:value-type="float">
            <text:p>12,174.86</text:p>
          </table:table-cell>
          <table:table-cell table:style-name="ce300" table:formula="of:=[.E68]+[.E47]+[.E33]+[.E16]" office:value-type="float" office:value="9765.55555555555" calcext:value-type="float">
            <text:p>9,765.56</text:p>
          </table:table-cell>
          <table:table-cell table:style-name="ce622" table:formula="of:=[.F68]+[.F47]+[.F33]+[.F16]" office:value-type="float" office:value="2809.58333333333" calcext:value-type="float">
            <text:p>2,809.58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17" table:formula="of:=[.C69]+[.C48]+[.C34]+[.C17]" office:value-type="float" office:value="33675" calcext:value-type="float">
            <text:p>33,675.00</text:p>
          </table:table-cell>
          <table:table-cell table:style-name="ce622" table:formula="of:=[.D69]+[.D48]+[.D34]+[.D17]" office:value-type="float" office:value="16834.0972222222" calcext:value-type="float">
            <text:p>16,834.10</text:p>
          </table:table-cell>
          <table:table-cell table:style-name="ce300" table:formula="of:=[.E69]+[.E48]+[.E34]+[.E17]" office:value-type="float" office:value="12956.1111111111" calcext:value-type="float">
            <text:p>12,956.11</text:p>
          </table:table-cell>
          <table:table-cell table:style-name="ce622" table:formula="of:=[.F69]+[.F48]+[.F34]+[.F17]" office:value-type="float" office:value="3884.79166666667" calcext:value-type="float">
            <text:p>3,884.79</text:p>
          </table:table-cell>
          <table:table-cell table:style-name="ce629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17" table:formula="of:=[.C70]+[.C35]+[.C18]" office:value-type="float" office:value="34920" calcext:value-type="float">
            <text:p>34,920.00</text:p>
          </table:table-cell>
          <table:table-cell table:style-name="ce622" table:formula="of:=[.D70]+[.D35]+[.D18]" office:value-type="float" office:value="17008.3333333333" calcext:value-type="float">
            <text:p>17,008.33</text:p>
          </table:table-cell>
          <table:table-cell table:style-name="ce300" table:formula="of:=[.E70]+[.E35]+[.E18]" office:value-type="float" office:value="13986.6666666667" calcext:value-type="float">
            <text:p>13,986.67</text:p>
          </table:table-cell>
          <table:table-cell table:style-name="ce622" table:formula="of:=[.F70]+[.F35]+[.F18]" office:value-type="float" office:value="3925" calcext:value-type="float">
            <text:p>3,925.00</text:p>
          </table:table-cell>
          <table:table-cell table:style-name="ce629" table:number-columns-repeated="2"/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,420.00</text:p>
          </table:table-cell>
          <table:table-cell table:style-name="ce613" table:formula="of:=SUM([.D83:.D92])" office:value-type="float" office:value="90086.3888888889" calcext:value-type="float">
            <text:p>90,086.39</text:p>
          </table:table-cell>
          <table:table-cell table:style-name="ce296" table:formula="of:=SUM([.E83:.E92])" office:value-type="float" office:value="73544.4444444444" calcext:value-type="float">
            <text:p>73,544.44</text:p>
          </table:table-cell>
          <table:table-cell table:style-name="ce613" table:formula="of:=SUM([.F83:.F92])" office:value-type="float" office:value="20789.1666666667" calcext:value-type="float">
            <text:p>20,789.17</text:p>
          </table:table-cell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/>
          <table:table-cell table:number-columns-repeated="2" table:style-name="ce620" office:value-type="string" calcext:value-type="string">
            <text:p>TL</text:p>
          </table:table-cell>
          <table:table-cell table:style-name="ce297" office:value-type="string" calcext:value-type="string">
            <text:p>TL</text:p>
          </table:table-cell>
          <table:table-cell table:style-name="ce620" office:value-type="string" calcext:value-type="string">
            <text:p>TL</text:p>
          </table:table-cell>
          <table:table-cell/>
          <table:table-cell table:style-name="ce628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style-name="ce611"/>
          <table:table-cell table:style-name="ce613" table:number-columns-repeated="3"/>
          <table:table-cell table:style-name="ce296"/>
          <table:table-cell table:style-name="ce613"/>
          <table:table-cell/>
          <table:table-cell table:style-name="ce613"/>
          <table:table-cell table:number-columns-repeated="3"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30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,711.67</text:p>
          </table:table-cell>
          <table:table-cell table:style-name="ce622" table:formula="of:=[.E19]" office:value-type="float" office:value="27160" calcext:value-type="float">
            <text:p>27,160.00</text:p>
          </table:table-cell>
          <table:table-cell table:style-name="ce300" table:formula="of:=[.F19]" office:value-type="float" office:value="3395" calcext:value-type="float">
            <text:p>3,395.00</text:p>
          </table:table-cell>
          <table:table-cell table:style-name="ce628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,038.89</text:p>
          </table:table-cell>
          <table:table-cell table:style-name="ce622" table:formula="of:=[.E36]" office:value-type="float" office:value="30177.7777777778" calcext:value-type="float">
            <text:p>30,177.78</text:p>
          </table:table-cell>
          <table:table-cell table:style-name="ce300" table:formula="of:=[.F36]" office:value-type="float" office:value="11316.6666666667" calcext:value-type="float">
            <text:p>11,316.67</text:p>
          </table:table-cell>
          <table:table-cell table:style-name="ce628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,237.50</text:p>
          </table:table-cell>
          <table:table-cell table:style-name="ce622" table:formula="of:=[.E52]" office:value-type="float" office:value="6300" calcext:value-type="float">
            <text:p>6,300.00</text:p>
          </table:table-cell>
          <table:table-cell table:style-name="ce300" table:formula="of:=[.F52]" office:value-type="float" office:value="2362.5" calcext:value-type="float">
            <text:p>2,362.50</text:p>
          </table:table-cell>
          <table:table-cell table:style-name="ce628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,098.33</text:p>
          </table:table-cell>
          <table:table-cell table:style-name="ce622" table:formula="of:=[.E71]" office:value-type="float" office:value="9906.66666666667" calcext:value-type="float">
            <text:p>9,906.67</text:p>
          </table:table-cell>
          <table:table-cell table:style-name="ce300" table:formula="of:=[.F71]" office:value-type="float" office:value="3715" calcext:value-type="float">
            <text:p>3,715.00</text:p>
          </table:table-cell>
          <table:table-cell table:style-name="ce628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style-name="ce617" table:formula="of:=SUM([.C99:.C102])" office:value-type="float" office:value="90086.3888888889" calcext:value-type="float">
            <text:p>90,086.39</text:p>
          </table:table-cell>
          <table:table-cell table:style-name="ce617" table:formula="of:=SUM([.D99:.D102])" office:value-type="float" office:value="73544.4444444444" calcext:value-type="float">
            <text:p>73,544.44</text:p>
          </table:table-cell>
          <table:table-cell table:style-name="ce298" table:formula="of:=SUM([.E99:.E102])" office:value-type="float" office:value="20789.1666666667" calcext:value-type="float">
            <text:p>20,789.17</text:p>
          </table:table-cell>
          <table:table-cell table:style-name="ce15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22"/>
          <table:table-cell table:number-columns-repeated="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302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2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622"/>
        <table:table-column table:style-name="co48" table:default-cell-style-name="Default"/>
        <table:table-column table:style-name="co49" table:default-cell-style-name="Default"/>
        <table:table-column table:style-name="co50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,170.00</text:p>
          </table:table-cell>
          <table:table-cell table:style-name="ce682" table:formula="of:=SUM([.G4:.G57])" office:value-type="float" office:value="30170" calcext:value-type="float">
            <text:p>30,17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9-07-28" calcext:value-type="date">
            <text:p>07/28/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67" office:value-type="date" office:date-value="2019-06-30" calcext:value-type="date">
            <text:p>06/30/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06/30/2019</text:p>
          </table:table-cell>
          <table:table-cell table:style-name="ce667" office:value-type="date" office:date-value="2020-06-29" calcext:value-type="date">
            <text:p>06/29/2020</text:p>
          </table:table-cell>
          <table:table-cell table:style-name="ce678" office:value-type="float" office:value="8520" calcext:value-type="float">
            <text:p>8,520.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66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66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66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67" office:value-type="date" office:date-value="2018-06-30" calcext:value-type="date">
            <text:p>06/30/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06/30/2018</text:p>
          </table:table-cell>
          <table:table-cell table:style-name="ce667" office:value-type="date" office:date-value="2019-06-29" calcext:value-type="date">
            <text:p>06/29/2019</text:p>
          </table:table-cell>
          <table:table-cell table:style-name="ce678" office:value-type="float" office:value="7200" calcext:value-type="float">
            <text:p>7,200.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66" office:value-type="date" office:date-value="2017-06-10" calcext:value-type="date">
            <text:p>06/10/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67" office:value-type="date" office:date-value="2017-06-10" calcext:value-type="date">
            <text:p>06/10/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06/10/2017</text:p>
          </table:table-cell>
          <table:table-cell table:style-name="ce667" office:value-type="date" office:date-value="2018-05-09" calcext:value-type="date">
            <text:p>05/09/2018</text:p>
          </table:table-cell>
          <table:table-cell table:style-name="ce678" office:value-type="float" office:value="4400" calcext:value-type="float">
            <text:p>4,400.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,600.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,000.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,000.00</text:p>
          </table:table-cell>
          <table:table-cell table:style-name="ce682" table:formula="of:=SUM([.G4:.G15])" office:value-type="float" office:value="21000" calcext:value-type="float">
            <text:p>21,000.00</text:p>
          </table:table-cell>
          <table:table-cell table:style-name="ce68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0/15/2014</text:p>
          </table:table-cell>
          <table:table-cell table:style-name="ce666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0/15/2013</text:p>
          </table:table-cell>
          <table:table-cell table:style-name="ce666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11/06/2012</text:p>
          </table:table-cell>
          <table:table-cell table:style-name="ce666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0/15/2011</text:p>
          </table:table-cell>
          <table:table-cell table:style-name="ce666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,000.00</text:p>
          </table:table-cell>
          <table:table-cell table:style-name="ce682" table:formula="of:=SUM([.G20:.G23])" office:value-type="float" office:value="34000" calcext:value-type="float">
            <text:p>34,000.00</text:p>
          </table:table-cell>
          <table:table-cell table:style-name="ce682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,850.00</text:p>
          </table:table-cell>
          <table:table-cell table:style-name="ce682" table:formula="of:=SUM([.G33:.G50])" office:value-type="float" office:value="62850" calcext:value-type="float">
            <text:p>62,850.00</text:p>
          </table:table-cell>
          <table:table-cell table:style-name="ce682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3/02/2018</text:p>
          </table:table-cell>
          <table:table-cell table:style-name="ce687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3/02/2017</text:p>
          </table:table-cell>
          <table:table-cell table:style-name="ce666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3/02/2016</text:p>
          </table:table-cell>
          <table:table-cell table:style-name="ce666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Default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59" table:default-cell-style-name="ce445"/>
        <table:table-column table:style-name="co8" table:number-columns-repeated="56" table:default-cell-style-name="ce637"/>
        <table:table-row table:style-name="ro10">
          <table:table-cell/>
          <table:table-cell table:style-name="ce186" office:value-type="string" calcext:value-type="string">
            <text:p>SELANİK DOĞUŞ 2007-2022 HESAPLARI</text:p>
          </table:table-cell>
          <table:table-cell table:style-name="ce618"/>
          <table:table-cell table:style-name="ce502" table:number-columns-repeated="3"/>
          <table:table-cell table:style-name="ce428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429" office:value-type="string" calcext:value-type="string">
            <text:p>BAKİYE</text:p>
          </table:table-cell>
          <table:table-cell table:number-columns-repeated="56"/>
        </table:table-row>
        <table:table-row table:style-name="ro10">
          <table:table-cell/>
          <table:table-cell table:style-name="ce475" office:value-type="float" office:value="2006" calcext:value-type="float">
            <text:p>2006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429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430" table:formula="of:=[.E4]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430" table:formula="of:=[.G4]-[.D5]+[.E5]" office:value-type="float" office:value="39718" calcext:value-type="float">
            <text:p>39.71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430" table:formula="of:=[.G5]-[.D6]+[.E6]" office:value-type="float" office:value="35968" calcext:value-type="float">
            <text:p>35.9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430" table:formula="of:=[.G6]-[.D7]+[.E7]" office:value-type="float" office:value="35993" calcext:value-type="float">
            <text:p>35.99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430" table:formula="of:=[.G7]-[.D8]+[.E8]" office:value-type="float" office:value="40296" calcext:value-type="float">
            <text:p>40.29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430" table:formula="of:=[.G8]-[.D9]+[.E9]" office:value-type="float" office:value="38396" calcext:value-type="float">
            <text:p>38.39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430" table:formula="of:=[.G9]-[.D10]+[.E10]" office:value-type="float" office:value="39535" calcext:value-type="float">
            <text:p>39.5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0]-[.D11]+[.E11]" office:value-type="float" office:value="39335" calcext:value-type="float">
            <text:p>39.3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430" table:formula="of:=[.G11]-[.D12]+[.E12]" office:value-type="float" office:value="38380" calcext:value-type="float">
            <text:p>38.38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430" table:formula="of:=[.G12]-[.D13]+[.E13]" office:value-type="float" office:value="38516" calcext:value-type="float">
            <text:p>38.5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430" table:formula="of:=[.G13]-[.D14]+[.E14]" office:value-type="float" office:value="34016" calcext:value-type="float">
            <text:p>34.0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14]-[.D15]+[.E15]" office:value-type="float" office:value="34066" calcext:value-type="float">
            <text:p>34.06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430" table:formula="of:=[.G15]-[.D16]+[.E16]" office:value-type="float" office:value="38367" calcext:value-type="float">
            <text:p>38.3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430" table:formula="of:=[.G16]-[.D17]+[.E17]" office:value-type="float" office:value="38299" calcext:value-type="float">
            <text:p>38.29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430" table:formula="of:=[.G17]-[.D18]+[.E18]" office:value-type="float" office:value="38131" calcext:value-type="float">
            <text:p>38.131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430" table:formula="of:=[.G18]-[.D19]+[.E19]" office:value-type="float" office:value="39851" calcext:value-type="float">
            <text:p>39.85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19]-[.D20]+[.E20]" office:value-type="float" office:value="39951" calcext:value-type="float">
            <text:p>39.95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0]-[.D21]+[.E21]" office:value-type="float" office:value="39831" calcext:value-type="float">
            <text:p>39.8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430" table:formula="of:=[.G21]-[.D22]+[.E22]" office:value-type="float" office:value="39481" calcext:value-type="float">
            <text:p>39.48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430" table:formula="of:=[.G22]-[.D23]+[.E23]" office:value-type="float" office:value="38431" calcext:value-type="float">
            <text:p>38.4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23]-[.D24]+[.E24]" office:value-type="float" office:value="37431" calcext:value-type="float">
            <text:p>37.4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24]-[.D25]+[.E25]" office:value-type="float" office:value="37331" calcext:value-type="float">
            <text:p>37.3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430" table:formula="of:=[.G25]-[.D26]+[.E26]" office:value-type="float" office:value="37326" calcext:value-type="float">
            <text:p>37.326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430" table:formula="of:=[.G26]-[.D27]+[.E27]" office:value-type="float" office:value="37635" calcext:value-type="float">
            <text:p>37.6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430" table:formula="of:=[.G27]-[.D28]+[.E28]" office:value-type="float" office:value="37568" calcext:value-type="float">
            <text:p>37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28]-[.D29]+[.E29]" office:value-type="float" office:value="34568" calcext:value-type="float">
            <text:p>34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29]-[.D30]+[.E30]" office:value-type="float" office:value="30568" calcext:value-type="float">
            <text:p>30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0]-[.D31]+[.E31]" office:value-type="float" office:value="26568" calcext:value-type="float">
            <text:p>26.56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1]-[.D32]+[.E32]" office:value-type="float" office:value="22568" calcext:value-type="float">
            <text:p>22.5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430" table:formula="of:=[.G32]-[.D33]+[.E33]" office:value-type="float" office:value="22168" calcext:value-type="float">
            <text:p>22.1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430" table:formula="of:=[.G33]-[.D34]+[.E34]" office:value-type="float" office:value="21818" calcext:value-type="float">
            <text:p>21.81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34]-[.D35]+[.E35]" office:value-type="float" office:value="21568" calcext:value-type="float">
            <text:p>21.56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430" table:formula="of:=[.G35]-[.D36]+[.E36]" office:value-type="float" office:value="21344" calcext:value-type="float">
            <text:p>21.344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430" table:formula="of:=[.G36]-[.D37]+[.E37]" office:value-type="float" office:value="21207" calcext:value-type="float">
            <text:p>21.20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37]-[.D38]+[.E38]" office:value-type="float" office:value="21137" calcext:value-type="float">
            <text:p>21.13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38]-[.D39]+[.E39]" office:value-type="float" office:value="20987" calcext:value-type="float">
            <text:p>20.98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430" table:formula="of:=[.G39]-[.D40]+[.E40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432" table:formula="of:=[.G40]-[.D41]+[.E41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337" office:value-type="float" office:value="2007" calcext:value-type="float">
            <text:p>200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:.D40])" office:value-type="float" office:value="31025" calcext:value-type="float">
            <text:p>31.025,00</text:p>
          </table:table-cell>
          <table:table-cell table:style-name="ce393" table:formula="of:=SUM([.E4:.E40])" office:value-type="float" office:value="52124" calcext:value-type="float">
            <text:p>52.124,00</text:p>
          </table:table-cell>
          <table:table-cell table:style-name="ce393"/>
          <table:table-cell table:style-name="ce433" table:formula="of:=[.E42]-[.D42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432" table:formula="of:=[.G41]-[.D43]+[.E43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430" table:formula="of:=[.G43]-[.D44]+[.E44]" office:value-type="float" office:value="21125" calcext:value-type="float">
            <text:p>21.12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430" table:formula="of:=[.G44]-[.D45]+[.E45]" office:value-type="float" office:value="20895" calcext:value-type="float">
            <text:p>20.89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430" table:formula="of:=[.G45]-[.D46]+[.E46]" office:value-type="float" office:value="21022" calcext:value-type="float">
            <text:p>21.022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430" table:formula="of:=[.G46]-[.D47]+[.E47]" office:value-type="float" office:value="19878" calcext:value-type="float">
            <text:p>19.87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7]-[.D48]+[.E48]" office:value-type="float" office:value="19928" calcext:value-type="float">
            <text:p>19.92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48]-[.D49]+[.E49]" office:value-type="float" office:value="19858" calcext:value-type="float">
            <text:p>19.85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430" table:formula="of:=[.G49]-[.D50]+[.E50]" office:value-type="float" office:value="19709" calcext:value-type="float">
            <text:p>19.70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430" table:formula="of:=[.G50]-[.D51]+[.E51]" office:value-type="float" office:value="19839" calcext:value-type="float">
            <text:p>19.83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430" table:formula="of:=[.G51]-[.D52]+[.E52]" office:value-type="float" office:value="20070" calcext:value-type="float">
            <text:p>20.07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430" table:formula="of:=[.G52]-[.D53]+[.E53]" office:value-type="float" office:value="19542" calcext:value-type="float">
            <text:p>19.54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430" table:formula="of:=[.G53]-[.D54]+[.E54]" office:value-type="float" office:value="19092" calcext:value-type="float">
            <text:p>19.092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430" table:formula="of:=[.G54]-[.D55]+[.E55]" office:value-type="float" office:value="18939" calcext:value-type="float">
            <text:p>18.93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55]-[.D56]+[.E56]" office:value-type="float" office:value="18689" calcext:value-type="float">
            <text:p>18.68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430" table:formula="of:=[.G56]-[.D57]+[.E57]" office:value-type="float" office:value="18456" calcext:value-type="float">
            <text:p>18.4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430" table:formula="of:=[.G57]-[.D58]+[.E58]" office:value-type="float" office:value="18692" calcext:value-type="float">
            <text:p>18.69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430" table:formula="of:=[.G58]-[.D59]+[.E59]" office:value-type="float" office:value="19031" calcext:value-type="float">
            <text:p>19.0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430" table:formula="of:=[.G59]-[.D60]+[.E60]" office:value-type="float" office:value="20134" calcext:value-type="float">
            <text:p>20.134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430" table:formula="of:=[.G60]-[.D61]+[.E61]" office:value-type="float" office:value="20440" calcext:value-type="float">
            <text:p>20.4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61]-[.D62]+[.E62]" office:value-type="float" office:value="20240" calcext:value-type="float">
            <text:p>20.24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62]-[.D63]+[.E63]" office:value-type="float" office:value="18240" calcext:value-type="float">
            <text:p>18.2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63]-[.D64]+[.E64]" office:value-type="float" office:value="17240" calcext:value-type="float">
            <text:p>17.2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64]-[.D65]+[.E65]" office:value-type="float" office:value="17390" calcext:value-type="float">
            <text:p>17.3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65]-[.D66]+[.E66]" office:value-type="float" office:value="17490" calcext:value-type="float">
            <text:p>17.49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430" table:formula="of:=[.G66]-[.D67]+[.E67]" office:value-type="float" office:value="16990" calcext:value-type="float">
            <text:p>16.9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67]-[.D68]+[.E68]" office:value-type="float" office:value="16890" calcext:value-type="float">
            <text:p>16.8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430" table:formula="of:=[.G68]-[.D69]+[.E69]" office:value-type="float" office:value="15490" calcext:value-type="float">
            <text:p>15.4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69]-[.D70]+[.E70]" office:value-type="float" office:value="15530" calcext:value-type="float">
            <text:p>15.53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70]-[.D71]+[.E71]" office:value-type="float" office:value="15580" calcext:value-type="float">
            <text:p>15.58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430" table:formula="of:=[.G71]-[.D72]+[.E72]" office:value-type="float" office:value="15615" calcext:value-type="float">
            <text:p>15.615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430" table:formula="of:=[.G72]-[.D73]+[.E73]" office:value-type="float" office:value="19916" calcext:value-type="float">
            <text:p>19.9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73]-[.D74]+[.E74]" office:value-type="float" office:value="20916" calcext:value-type="float">
            <text:p>20.9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430" table:formula="of:=[.G74]-[.D75]+[.E75]" office:value-type="float" office:value="20943" calcext:value-type="float">
            <text:p>20.94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430" table:formula="of:=[.G75]-[.D76]+[.E76]" office:value-type="float" office:value="20585" calcext:value-type="float">
            <text:p>20.5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76]-[.D77]+[.E77]" office:value-type="float" office:value="22585" calcext:value-type="float">
            <text:p>22.585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430" table:formula="of:=[.G77]-[.D78]+[.E78]" office:value-type="float" office:value="15285" calcext:value-type="float">
            <text:p>15.2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430" table:formula="of:=[.G78]-[.D79]+[.E79]" office:value-type="float" office:value="15340" calcext:value-type="float">
            <text:p>15.3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79]-[.D80]+[.E80]" office:value-type="float" office:value="15640" calcext:value-type="float">
            <text:p>15.64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80]-[.D81]+[.E81]" office:value-type="float" office:value="14890" calcext:value-type="float">
            <text:p>14.89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430" table:formula="of:=[.G81]-[.D82]+[.E82]" office:value-type="float" office:value="15761" calcext:value-type="float">
            <text:p>15.761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430" table:formula="of:=[.G82]-[.D83]+[.E83]" office:value-type="float" office:value="15883" calcext:value-type="float">
            <text:p>15.88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83]-[.D84]+[.E84]" office:value-type="float" office:value="16183" calcext:value-type="float">
            <text:p>16.18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430" table:formula="of:=[.G84]-[.D85]+[.E85]" office:value-type="float" office:value="17263" calcext:value-type="float">
            <text:p>17.2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85]-[.D86]+[.E86]" office:value-type="float" office:value="17303" calcext:value-type="float">
            <text:p>17.30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430" table:formula="of:=[.G86]-[.D87]+[.E87]" office:value-type="float" office:value="17970" calcext:value-type="float">
            <text:p>17.97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430" table:formula="of:=[.G87]-[.D88]+[.E88]" office:value-type="float" office:value="18818" calcext:value-type="float">
            <text:p>18.81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88]-[.D89]+[.E89]" office:value-type="float" office:value="18918" calcext:value-type="float">
            <text:p>18.91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430" table:formula="of:=[.G89]-[.D90]+[.E90]" office:value-type="float" office:value="19249" calcext:value-type="float">
            <text:p>19.24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90]-[.D91]+[.E91]" office:value-type="float" office:value="17249" calcext:value-type="float">
            <text:p>17.24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430" table:formula="of:=[.G91]-[.D92]+[.E92]" office:value-type="float" office:value="17057" calcext:value-type="float">
            <text:p>17.05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430" table:formula="of:=[.G92]-[.D93]+[.E93]" office:value-type="float" office:value="16972" calcext:value-type="float">
            <text:p>16.9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430" table:formula="of:=[.G93]-[.D94]+[.E94]" office:value-type="float" office:value="16272" calcext:value-type="float">
            <text:p>16.2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430" table:formula="of:=[.G94]-[.D95]+[.E95]" office:value-type="float" office:value="16398" calcext:value-type="float">
            <text:p>16.39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430" table:formula="of:=[.G95]-[.D96]+[.E96]" office:value-type="float" office:value="16023" calcext:value-type="float">
            <text:p>16.02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430" table:formula="of:=[.G96]-[.D97]+[.E97]" office:value-type="float" office:value="15949" calcext:value-type="float">
            <text:p>15.94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430" table:formula="of:=[.G97]-[.D98]+[.E98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432" table:formula="of:=[.G98]-[.D99]+[.E99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337" office:value-type="float" office:value="2008" calcext:value-type="float">
            <text:p>200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44:.D98])" office:value-type="float" office:value="20241" calcext:value-type="float">
            <text:p>20.241,00</text:p>
          </table:table-cell>
          <table:table-cell table:style-name="ce393" table:formula="of:=SUM([.E44:.E98])" office:value-type="float" office:value="15509" calcext:value-type="float">
            <text:p>15.509,00</text:p>
          </table:table-cell>
          <table:table-cell table:style-name="ce393"/>
          <table:table-cell table:style-name="ce436" table:formula="of:=[.E101]-[.D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432" table:formula="of:=[.G99]-[.D103]+[.E103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430" table:formula="of:=[.G103]-[.D104]+[.E104]" office:value-type="float" office:value="16452" calcext:value-type="float">
            <text:p>16.45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430" table:formula="of:=[.G104]-[.D105]+[.E105]" office:value-type="float" office:value="16522" calcext:value-type="float">
            <text:p>16.52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430" table:formula="of:=[.G105]-[.D106]+[.E106]" office:value-type="float" office:value="16550" calcext:value-type="float">
            <text:p>16.55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106]-[.D107]+[.E107]" office:value-type="float" office:value="15550" calcext:value-type="float">
            <text:p>15.55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430" table:formula="of:=[.G107]-[.D108]+[.E108]" office:value-type="float" office:value="13537" calcext:value-type="float">
            <text:p>13.53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430" table:formula="of:=[.G108]-[.D109]+[.E109]" office:value-type="float" office:value="13247" calcext:value-type="float">
            <text:p>13.24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430" table:formula="of:=[.G109]-[.D110]+[.E110]" office:value-type="float" office:value="13170" calcext:value-type="float">
            <text:p>13.17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110]-[.D111]+[.E111]" office:value-type="float" office:value="13470" calcext:value-type="float">
            <text:p>13.47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430" table:formula="of:=[.G111]-[.D112]+[.E112]" office:value-type="float" office:value="14220" calcext:value-type="float">
            <text:p>14.22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430" table:formula="of:=[.G112]-[.D113]+[.E113]" office:value-type="float" office:value="14550" calcext:value-type="float">
            <text:p>14.550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430" table:formula="of:=[.G113]-[.D114]+[.E114]" office:value-type="float" office:value="14319" calcext:value-type="float">
            <text:p>14.31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437" table:formula="of:=[.G114]-[.D115]+[.E115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432" table:formula="of:=[.G115]-[.D116]+[.E116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09" calcext:value-type="float">
            <text:p>200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04:.D115])" office:value-type="float" office:value="4356" calcext:value-type="float">
            <text:p>4.356,00</text:p>
          </table:table-cell>
          <table:table-cell table:style-name="ce393" table:formula="of:=SUM([.E104:.E115])" office:value-type="float" office:value="1563" calcext:value-type="float">
            <text:p>1.563,00</text:p>
          </table:table-cell>
          <table:table-cell table:style-name="ce393"/>
          <table:table-cell table:style-name="ce433" table:formula="of:=[.E118]-[.D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432" table:formula="of:=[.G116]-[.D120]+[.E120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430" table:formula="of:=[.G120]-[.D121]+[.E121]" office:value-type="float" office:value="13500" calcext:value-type="float">
            <text:p>13.50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430" table:formula="of:=[.G121]-[.D122]+[.E122]" office:value-type="float" office:value="13225" calcext:value-type="float">
            <text:p>13.22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430" table:formula="of:=[.G122]-[.D123]+[.E123]" office:value-type="float" office:value="13207" calcext:value-type="float">
            <text:p>13.20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430" table:formula="of:=[.G123]-[.D124]+[.E124]" office:value-type="float" office:value="12963" calcext:value-type="float">
            <text:p>12.9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430" table:formula="of:=[.G124]-[.D125]+[.E125]" office:value-type="float" office:value="12885" calcext:value-type="float">
            <text:p>12.8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25]-[.D126]+[.E126]" office:value-type="float" office:value="12135" calcext:value-type="float">
            <text:p>12.13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430" table:formula="of:=[.G126]-[.D127]+[.E127]" office:value-type="float" office:value="11760" calcext:value-type="float">
            <text:p>11.76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430" table:formula="of:=[.G127]-[.D128]+[.E128]" office:value-type="float" office:value="11682" calcext:value-type="float">
            <text:p>11.68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430" table:formula="of:=[.G128]-[.D129]+[.E129]" office:value-type="float" office:value="9257" calcext:value-type="float">
            <text:p>9.25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430" table:formula="of:=[.G129]-[.D130]+[.E130]" office:value-type="float" office:value="9047" calcext:value-type="float">
            <text:p>9.04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430" table:formula="of:=[.G130]-[.D131]+[.E131]" office:value-type="float" office:value="8417" calcext:value-type="float">
            <text:p>8.41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430" table:formula="of:=[.G131]-[.D132]+[.E132]" office:value-type="float" office:value="8174" calcext:value-type="float">
            <text:p>8.174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430" table:formula="of:=[.G132]-[.D133]+[.E133]" office:value-type="float" office:value="7931" calcext:value-type="float">
            <text:p>7.93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430" table:formula="of:=[.G133]-[.D134]+[.E134]" office:value-type="float" office:value="7856" calcext:value-type="float">
            <text:p>7.8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430" table:formula="of:=[.G134]-[.D135]+[.E135]" office:value-type="float" office:value="7781" calcext:value-type="float">
            <text:p>7.78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430" table:formula="of:=[.G135]-[.D136]+[.E136]" office:value-type="float" office:value="7721" calcext:value-type="float">
            <text:p>7.72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136]-[.D137]+[.E137]" office:value-type="float" office:value="6721" calcext:value-type="float">
            <text:p>6.721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430" table:formula="of:=[.G137]-[.D138]+[.E138]" office:value-type="float" office:value="5906" calcext:value-type="float">
            <text:p>5.90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138]-[.D139]+[.E139]" office:value-type="float" office:value="5756" calcext:value-type="float">
            <text:p>5.7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139]-[.D140]+[.E140]" office:value-type="float" office:value="5156" calcext:value-type="float">
            <text:p>5.1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40]-[.D141]+[.E141]" office:value-type="float" office:value="4406" calcext:value-type="float">
            <text:p>4.40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430" table:formula="of:=[.G141]-[.D142]+[.E142]" office:value-type="float" office:value="3656" calcext:value-type="float">
            <text:p>3.65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430" table:formula="of:=[.G142]-[.D143]+[.E143]" office:value-type="float" office:value="3546" calcext:value-type="float">
            <text:p>3.54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430" table:formula="of:=[.G143]-[.D144]+[.E144]" office:value-type="float" office:value="3276" calcext:value-type="float">
            <text:p>3.276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430" table:formula="of:=[.G144]-[.D145]+[.E145]" office:value-type="float" office:value="2909" calcext:value-type="float">
            <text:p>2.90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430" table:formula="of:=[.G145]-[.D146]+[.E146]" office:value-type="float" office:value="3133" calcext:value-type="float">
            <text:p>3.13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430" table:formula="of:=[.G146]-[.D147]+[.E147]" office:value-type="float" office:value="3663" calcext:value-type="float">
            <text:p>3.66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147]-[.D148]+[.E148]" office:value-type="float" office:value="3563" calcext:value-type="float">
            <text:p>3.5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148]-[.D149]+[.E149]" office:value-type="float" office:value="4063" calcext:value-type="float">
            <text:p>4.06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149]-[.D150]+[.E150]" office:value-type="float" office:value="3963" calcext:value-type="float">
            <text:p>3.963,00</text:p>
          </table:table-cell>
          <table:table-cell table:number-columns-repeated="56"/>
        </table:table-row>
        <table:table-row table:style-name="ro10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430" table:formula="of:=[.G150]-[.D151]+[.E151]" office:value-type="float" office:value="3977" calcext:value-type="float">
            <text:p>3.97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430" table:formula="of:=[.G151]-[.D152]+[.E152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432" table:formula="of:=[.G152]-[.D153]+[.E153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337" office:value-type="float" office:value="2010" calcext:value-type="float">
            <text:p>2010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21:.D152])" office:value-type="float" office:value="10945" calcext:value-type="float">
            <text:p>10.945,00</text:p>
          </table:table-cell>
          <table:table-cell table:style-name="ce393" table:formula="of:=SUM([.E121:.E152])" office:value-type="float" office:value="1268" calcext:value-type="float">
            <text:p>1.268,00</text:p>
          </table:table-cell>
          <table:table-cell table:style-name="ce393"/>
          <table:table-cell table:style-name="ce433" table:formula="of:=[.E155]-[.D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10">
          <table:table-cell/>
          <table:table-cell table:style-name="ce618" table:number-columns-repeated="2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432" table:formula="of:=[.G153]-[.D157]+[.E157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430" table:formula="of:=[.G157]-[.D158]+[.E158]" office:value-type="float" office:value="2297" calcext:value-type="float">
            <text:p>2.29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58]-[.D159]+[.E159]" office:value-type="float" office:value="2097" calcext:value-type="float">
            <text:p>2.09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430" table:formula="of:=[.G159]-[.D160]+[.E160]" office:value-type="float" office:value="1788" calcext:value-type="float">
            <text:p>1.788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430" table:formula="of:=[.G160]-[.D161]+[.E161]" office:value-type="float" office:value="68" calcext:value-type="float">
            <text:p>68,00</text:p>
          </table:table-cell>
          <table:table-cell table:number-columns-repeated="56"/>
        </table:table-row>
        <table:table-row table:style-name="ro10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161]-[.D162]+[.E162]" office:value-type="float" office:value="-782" calcext:value-type="float">
            <text:p>-78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430" table:formula="of:=[.G162]-[.D163]+[.E163]" office:value-type="float" office:value="-242" calcext:value-type="float">
            <text:p>-24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430" table:formula="of:=[.G163]-[.D164]+[.E164]" office:value-type="float" office:value="512" calcext:value-type="float">
            <text:p>51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430" table:formula="of:=[.G164]-[.D165]+[.E165]" office:value-type="float" office:value="372" calcext:value-type="float">
            <text:p>3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430" table:formula="of:=[.G165]-[.D166]+[.E166]" office:value-type="float" office:value="152" calcext:value-type="float">
            <text:p>15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430" table:formula="of:=[.G166]-[.D167]+[.E167]" office:value-type="float" office:value="72" calcext:value-type="float">
            <text:p>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167]-[.D168]+[.E168]" office:value-type="float" office:value="572" calcext:value-type="float">
            <text:p>572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430" table:formula="of:=[.G168]-[.D169]+[.E169]" office:value-type="float" office:value="1336" calcext:value-type="float">
            <text:p>1.33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169]-[.D170]+[.E170]" office:value-type="float" office:value="1216" calcext:value-type="float">
            <text:p>1.216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430" table:formula="of:=[.G170]-[.D171]+[.E171]" office:value-type="float" office:value="1924" calcext:value-type="float">
            <text:p>1.924,00</text:p>
          </table:table-cell>
          <table:table-cell table:number-columns-repeated="56"/>
        </table:table-row>
        <table:table-row table:style-name="ro10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430" table:formula="of:=[.G171]-[.D172]+[.E172]" office:value-type="float" office:value="2029" calcext:value-type="float">
            <text:p>2.02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172]-[.D173]+[.E173]" office:value-type="float" office:value="5029" calcext:value-type="float">
            <text:p>5.02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173]-[.D174]+[.E174]" office:value-type="float" office:value="4429" calcext:value-type="float">
            <text:p>4.42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430" table:formula="of:=[.G174]-[.D175]+[.E175]" office:value-type="float" office:value="3029" calcext:value-type="float">
            <text:p>3.02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430" table:formula="of:=[.G175]-[.D176]+[.E176]" office:value-type="float" office:value="2805" calcext:value-type="float">
            <text:p>2.80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76]-[.D177]+[.E177]" office:value-type="float" office:value="2145" calcext:value-type="float">
            <text:p>2.14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430" table:formula="of:=[.G177]-[.D178]+[.E178]" office:value-type="float" office:value="1625" calcext:value-type="float">
            <text:p>1.625,00</text:p>
          </table:table-cell>
          <table:table-cell table:number-columns-repeated="56"/>
        </table:table-row>
        <table:table-row table:style-name="ro10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78]-[.D179]+[.E179]" office:value-type="float" office:value="1385" calcext:value-type="float">
            <text:p>1.385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430" table:formula="of:=[.G179]-[.D180]+[.E180]" office:value-type="float" office:value="2467" calcext:value-type="float">
            <text:p>2.46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180]-[.D181]+[.E181]" office:value-type="float" office:value="1617" calcext:value-type="float">
            <text:p>1.61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430" table:formula="of:=[.G181]-[.D182]+[.E182]" office:value-type="float" office:value="1117" calcext:value-type="float">
            <text:p>1.117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82]-[.D183]+[.E183]" office:value-type="float" office:value="457" calcext:value-type="float">
            <text:p>457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430" table:formula="of:=[.G183]-[.D184]+[.E184]" office:value-type="float" office:value="-243" calcext:value-type="float">
            <text:p>-24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84]-[.D185]+[.E185]" office:value-type="float" office:value="-483" calcext:value-type="float">
            <text:p>-483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430" table:formula="of:=[.G185]-[.D186]+[.E186]" office:value-type="float" office:value="-5503" calcext:value-type="float">
            <text:p>-5.50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430" table:formula="of:=[.G186]-[.D187]+[.E187]" office:value-type="float" office:value="-5600" calcext:value-type="float">
            <text:p>-5.60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187]-[.D188]+[.E188]" office:value-type="float" office:value="-6260" calcext:value-type="float">
            <text:p>-6.260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430" table:formula="of:=[.G188]-[.D189]+[.E189]" office:value-type="float" office:value="-7105" calcext:value-type="float">
            <text:p>-7.105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430" table:formula="of:=[.G189]-[.D190]+[.E190]" office:value-type="float" office:value="-7351" calcext:value-type="float">
            <text:p>-7.351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430" table:formula="of:=[.G190]-[.D191]+[.E191]" office:value-type="float" office:value="6899" calcext:value-type="float">
            <text:p>6.899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191]-[.D192]+[.E192]" office:value-type="float" office:value="6659" calcext:value-type="float">
            <text:p>6.659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430" table:formula="of:=[.G192]-[.D193]+[.E193]" office:value-type="float" office:value="6653" calcext:value-type="float">
            <text:p>6.653,00</text:p>
          </table:table-cell>
          <table:table-cell table:number-columns-repeated="56"/>
        </table:table-row>
        <table:table-row table:style-name="ro10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430" table:formula="of:=[.G193]-[.D194]+[.E194]" office:value-type="float" office:value="9028" calcext:value-type="float">
            <text:p>9.02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430" table:formula="of:=[.G194]-[.D195]+[.E195]" office:value-type="float" office:value="-572" calcext:value-type="float">
            <text:p>-5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195]-[.D196]+[.E196]" office:value-type="float" office:value="-772" calcext:value-type="float">
            <text:p>-77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430" table:formula="of:=[.G196]-[.D197]+[.E197]" office:value-type="float" office:value="-1052" calcext:value-type="float">
            <text:p>-1.05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430" table:formula="of:=[.G197]-[.D198]+[.E198]" office:value-type="float" office:value="-1142" calcext:value-type="float">
            <text:p>-1.142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158:.D198])" office:value-type="float" office:value="29117" calcext:value-type="float">
            <text:p>29.117,00</text:p>
          </table:table-cell>
          <table:table-cell table:style-name="ce618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2011 toplam selaniğin aldığı </text:p>
          </table:table-cell>
          <table:table-cell table:style-name="ce517"/>
          <table:table-cell table:style-name="ce517" table:formula="of:=SUM([.E158:.E198])" office:value-type="float" office:value="24078" calcext:value-type="float">
            <text:p>24.078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198]-[.D203]+[.E203]" office:value-type="float" office:value="1858" calcext:value-type="float">
            <text:p>1.858,00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430" table:formula="of:=[.G203]-[.D204]+[.E204]" office:value-type="float" office:value="-3143.38888888889" calcext:value-type="float">
            <text:p>-3.143,39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430" table:formula="of:=[.G204]-[.D205]+[.E205]" office:value-type="float" office:value="-1684.09388888889" calcext:value-type="float">
            <text:p>-1.684,09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430" table:formula="of:=[.G205]-[.D206]+[.E206]" office:value-type="float" office:value="-10434.0938888889" calcext:value-type="float">
            <text:p>-10.434,09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499" office:value-type="string" calcext:value-type="string">
            <text:p>Ali Paşa İsmail BALCI Kira Bedeli</text:p>
          </table:table-cell>
          <table:table-cell table:style-name="ce517" office:value-type="float" office:value="4344.44" calcext:value-type="float">
            <text:p>4.344,44</text:p>
          </table:table-cell>
          <table:table-cell table:style-name="ce517" table:number-columns-repeated="2"/>
          <table:table-cell table:style-name="ce430" table:formula="of:=[.G206]-[.D207]+[.E207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430" table:formula="of:=[.G207]-[.D208]+[.E208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430" table:formula="of:=[.G208]-[.D209]+[.E209]" office:value-type="float" office:value="-22278.5338888889" calcext:value-type="float">
            <text:p>-22.2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430" table:formula="of:=[.G209]-[.D210]+[.E210]" office:value-type="float" office:value="-26778.5338888889" calcext:value-type="float">
            <text:p>-26.7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430" table:formula="of:=[.G210]-[.D211]+[.E211]" office:value-type="float" office:value="-33978.5338888889" calcext:value-type="float">
            <text:p>-33.97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430" table:formula="of:=[.G211]-[.D212]+[.E212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432" table:formula="of:=[.G212]-[.D213]+[.E213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0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337" office:value-type="float" office:value="2011" calcext:value-type="float">
            <text:p>2011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203:.D213])+[.D200]" office:value-type="float" office:value="64955.9738888889" calcext:value-type="float">
            <text:p>64.955,97</text:p>
          </table:table-cell>
          <table:table-cell table:style-name="ce393" table:formula="of:=SUM([.E203:.E213])+[.E201]" office:value-type="float" office:value="27078" calcext:value-type="float">
            <text:p>27.078,00</text:p>
          </table:table-cell>
          <table:table-cell table:style-name="ce393"/>
          <table:table-cell table:style-name="ce433" table:formula="of:=[.E215]-[.D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432" table:formula="of:=[.G213]-[.D217]+[.E217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430" table:formula="of:=[.G217]-[.D218]+[.E218]" office:value-type="float" office:value="-33755.9738888889" calcext:value-type="float">
            <text:p>-33.75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218]-[.D219]+[.E219]" office:value-type="float" office:value="-33255.9738888889" calcext:value-type="float">
            <text:p>-33.25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430" table:formula="of:=[.G219]-[.D220]+[.E220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430" table:formula="of:=[.G220]-[.D221]+[.E221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430" table:formula="of:=[.G221]-[.D222]+[.E222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430" table:formula="of:=[.G222]-[.D223]+[.E223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430" table:formula="of:=[.G223]-[.D224]+[.E224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430" table:formula="of:=[.G224]-[.D225]+[.E225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430" table:formula="of:=[.G225]-[.D226]+[.E226]" office:value-type="float" office:value="-23915.9738888889" calcext:value-type="float">
            <text:p>-23.91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430" table:formula="of:=[.G226]-[.D227]+[.E227]" office:value-type="float" office:value="-23540.9738888889" calcext:value-type="float">
            <text:p>-23.540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430" table:formula="of:=[.G227]-[.D228]+[.E228]" office:value-type="float" office:value="-22580.9738888889" calcext:value-type="float">
            <text:p>-22.580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430" table:formula="of:=[.G228]-[.D229]+[.E229]" office:value-type="float" office:value="-22412.9738888889" calcext:value-type="float">
            <text:p>-22.41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430" table:formula="of:=[.G229]-[.D230]+[.E230]" office:value-type="float" office:value="-22217.9738888889" calcext:value-type="float">
            <text:p>-22.2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230]-[.D231]+[.E231]" office:value-type="float" office:value="-20217.9738888889" calcext:value-type="float">
            <text:p>-20.2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430" table:formula="of:=[.G231]-[.D232]+[.E232]" office:value-type="float" office:value="-21147.9738888889" calcext:value-type="float">
            <text:p>-21.1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232]-[.D233]+[.E233]" office:value-type="float" office:value="-21747.9738888889" calcext:value-type="float">
            <text:p>-21.7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430" table:formula="of:=[.G233]-[.D234]+[.E234]" office:value-type="float" office:value="-27565.9738888889" calcext:value-type="float">
            <text:p>-27.56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430" table:formula="of:=[.G234]-[.D235]+[.E235]" office:value-type="float" office:value="-27971.9738888889" calcext:value-type="float">
            <text:p>-27.9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430" table:formula="of:=[.G235]-[.D236]+[.E236]" office:value-type="float" office:value="-28821.9738888889" calcext:value-type="float">
            <text:p>-28.82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236]-[.D237]+[.E237]" office:value-type="float" office:value="-28671.9738888889" calcext:value-type="float">
            <text:p>-28.6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237]-[.D238]+[.E238]" office:value-type="float" office:value="-28571.9738888889" calcext:value-type="float">
            <text:p>-28.5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430" table:formula="of:=[.G238]-[.D239]+[.E239]" office:value-type="float" office:value="-27981.9738888889" calcext:value-type="float">
            <text:p>-27.98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239]-[.D240]+[.E240]" office:value-type="float" office:value="-27581.9738888889" calcext:value-type="float">
            <text:p>-27.58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240]-[.D241]+[.E241]" office:value-type="float" office:value="-24581.9738888889" calcext:value-type="float">
            <text:p>-24.58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430" table:formula="of:=[.G241]-[.D242]+[.E242]" office:value-type="float" office:value="-24337.9738888889" calcext:value-type="float">
            <text:p>-24.33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430" table:formula="of:=[.G242]-[.D243]+[.E243]" office:value-type="float" office:value="-24187.9738888889" calcext:value-type="float">
            <text:p>-24.18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430" table:formula="of:=[.G243]-[.D244]+[.E244]" office:value-type="float" office:value="-27587.9738888889" calcext:value-type="float">
            <text:p>-27.58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430" table:formula="of:=[.G244]-[.D245]+[.E245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430" table:formula="of:=[.G245]-[.D246]+[.E246]" office:value-type="float" office:value="-25387.9738888889" calcext:value-type="float">
            <text:p>-25.38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46]-[.D247]+[.E247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247]-[.D248]+[.E248]" office:value-type="float" office:value="-24837.9738888889" calcext:value-type="float">
            <text:p>-24.83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430" table:formula="of:=[.G248]-[.D249]+[.E249]" office:value-type="float" office:value="-24287.9738888889" calcext:value-type="float">
            <text:p>-24.28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49]-[.D250]+[.E250]" office:value-type="float" office:value="-24527.9738888889" calcext:value-type="float">
            <text:p>-24.52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50]-[.D251]+[.E251]" office:value-type="float" office:value="-24767.9738888889" calcext:value-type="float">
            <text:p>-24.76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430" table:formula="of:=[.G251]-[.D252]+[.E252]" office:value-type="float" office:value="-17682.9738888889" calcext:value-type="float">
            <text:p>-17.68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430" table:formula="of:=[.G252]-[.D253]+[.E253]" office:value-type="float" office:value="-10182.9738888889" calcext:value-type="float">
            <text:p>-10.18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430" table:formula="of:=[.G253]-[.D254]+[.E254]" office:value-type="float" office:value="-11157.9738888889" calcext:value-type="float">
            <text:p>-11.15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430" table:formula="of:=[.G254]-[.D255]+[.E255]" office:value-type="float" office:value="-10662.9738888889" calcext:value-type="float">
            <text:p>-10.66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55]-[.D256]+[.E256]" office:value-type="float" office:value="-10362.9738888889" calcext:value-type="float">
            <text:p>-10.36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430" table:formula="of:=[.G256]-[.D257]+[.E257]" office:value-type="float" office:value="-8880.97388888889" calcext:value-type="float">
            <text:p>-8.880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430" table:formula="of:=[.G257]-[.D258]+[.E258]" office:value-type="float" office:value="-8145.97388888889" calcext:value-type="float">
            <text:p>-8.14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430" table:formula="of:=[.G258]-[.D259]+[.E259]" office:value-type="float" office:value="-6097.97388888889" calcext:value-type="float">
            <text:p>-6.09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259]-[.D260]+[.E260]" office:value-type="float" office:value="-5097.97388888889" calcext:value-type="float">
            <text:p>-5.09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430" table:formula="of:=[.G260]-[.D261]+[.E261]" office:value-type="float" office:value="-6247.97388888889" calcext:value-type="float">
            <text:p>-6.2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261]-[.D262]+[.E262]" office:value-type="float" office:value="-6207.97388888889" calcext:value-type="float">
            <text:p>-6.207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2]-[.D263]+[.E263]" office:value-type="float" office:value="-6447.97388888889" calcext:value-type="float">
            <text:p>-6.44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430" table:formula="of:=[.G263]-[.D264]+[.E264]" office:value-type="float" office:value="-6597.97388888889" calcext:value-type="float">
            <text:p>-6.59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64]-[.D265]+[.E265]" office:value-type="float" office:value="-6717.97388888889" calcext:value-type="float">
            <text:p>-6.7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430" table:formula="of:=[.G265]-[.D266]+[.E266]" office:value-type="float" office:value="-7017.97388888889" calcext:value-type="float">
            <text:p>-7.017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430" table:formula="of:=[.G266]-[.D267]+[.E267]" office:value-type="float" office:value="-7621.97388888889" calcext:value-type="float">
            <text:p>-7.62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7]-[.D268]+[.E268]" office:value-type="float" office:value="-7861.97388888889" calcext:value-type="float">
            <text:p>-7.86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68]-[.D269]+[.E269]" office:value-type="float" office:value="-8101.97388888889" calcext:value-type="float">
            <text:p>-8.10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430" table:formula="of:=[.G269]-[.D270]+[.E270]" office:value-type="float" office:value="-8221.97388888889" calcext:value-type="float">
            <text:p>-8.22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270]-[.D271]+[.E271]" office:value-type="float" office:value="-11221.9738888889" calcext:value-type="float">
            <text:p>-11.22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430" table:formula="of:=[.G271]-[.D272]+[.E272]" office:value-type="float" office:value="-7336.97388888889" calcext:value-type="float">
            <text:p>-7.336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272]-[.D273]+[.E273]" office:value-type="float" office:value="-8336.97388888889" calcext:value-type="float">
            <text:p>-8.336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430" table:formula="of:=[.G273]-[.D274]+[.E274]" office:value-type="float" office:value="-8176.97388888889" calcext:value-type="float">
            <text:p>-8.176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274]-[.D275]+[.E275]" office:value-type="float" office:value="-4176.97388888889" calcext:value-type="float">
            <text:p>-4.176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75]-[.D276]+[.E276]" office:value-type="float" office:value="-4416.97388888889" calcext:value-type="float">
            <text:p>-4.416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430" table:formula="of:=[.G276]-[.D277]+[.E277]" office:value-type="float" office:value="-4392.97388888889" calcext:value-type="float">
            <text:p>-4.39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430" table:formula="of:=[.G277]-[.D278]+[.E278]" office:value-type="float" office:value="-2342.97388888889" calcext:value-type="float">
            <text:p>-2.34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278]-[.D279]+[.E279]" office:value-type="float" office:value="5657.02611111111" calcext:value-type="float">
            <text:p>5.6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430" table:formula="of:=[.G279]-[.D280]+[.E280]" office:value-type="float" office:value="6857.02611111111" calcext:value-type="float">
            <text:p>6.8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430" table:formula="of:=[.G280]-[.D281]+[.E281]" office:value-type="float" office:value="8857.02611111111" calcext:value-type="float">
            <text:p>8.8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281]-[.D282]+[.E282]" office:value-type="float" office:value="9257.02611111111" calcext:value-type="float">
            <text:p>9.25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282]-[.D283]+[.E283]" office:value-type="float" office:value="15257.0261111111" calcext:value-type="float">
            <text:p>15.25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283]-[.D284]+[.E284]" office:value-type="float" office:value="15557.0261111111" calcext:value-type="float">
            <text:p>15.55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84]-[.D285]+[.E285]" office:value-type="float" office:value="15317.0261111111" calcext:value-type="float">
            <text:p>15.31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285]-[.D286]+[.E286]" office:value-type="float" office:value="15377.0261111111" calcext:value-type="float">
            <text:p>15.37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430" table:formula="of:=[.G286]-[.D287]+[.E287]" office:value-type="float" office:value="15386.0261111111" calcext:value-type="float">
            <text:p>15.38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430" table:formula="of:=[.G287]-[.D288]+[.E288]" office:value-type="float" office:value="15434.0261111111" calcext:value-type="float">
            <text:p>15.434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430" table:formula="of:=[.G288]-[.D289]+[.E289]" office:value-type="float" office:value="15237.0261111111" calcext:value-type="float">
            <text:p>15.23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430" table:formula="of:=[.G289]-[.D290]+[.E290]" office:value-type="float" office:value="15007.0261111111" calcext:value-type="float">
            <text:p>15.00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90]-[.D291]+[.E291]" office:value-type="float" office:value="14767.0261111111" calcext:value-type="float">
            <text:p>14.76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430" table:formula="of:=[.G291]-[.D292]+[.E292]" office:value-type="float" office:value="14527.0261111111" calcext:value-type="float">
            <text:p>14.527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430" table:formula="of:=[.G292]-[.D293]+[.E293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430" table:formula="of:=[.G293]-[.D294]+[.E294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430" table:formula="of:=[.G294]-[.D295]+[.E295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430" table:formula="of:=[.G295]-[.D296]+[.E296]" office:value-type="float" office:value="-84598.9738888889" calcext:value-type="float">
            <text:p>-84.598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430" table:formula="of:=[.G296]-[.D297]+[.E297]" office:value-type="float" office:value="-79146.9738888889" calcext:value-type="float">
            <text:p>-79.146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430" table:formula="of:=[.G297]-[.D298]+[.E298]" office:value-type="float" office:value="-77471.9738888889" calcext:value-type="float">
            <text:p>-77.4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430" table:formula="of:=[.G298]-[.D299]+[.E299]" office:value-type="float" office:value="-64471.9738888889" calcext:value-type="float">
            <text:p>-64.4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430" table:formula="of:=[.G299]-[.D300]+[.E300]" office:value-type="float" office:value="-37471.9738888889" calcext:value-type="float">
            <text:p>-37.47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430" table:formula="of:=[.G300]-[.D301]+[.E301]" office:value-type="float" office:value="-34511.9738888889" calcext:value-type="float">
            <text:p>-34.51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301]-[.D302]+[.E302]" office:value-type="float" office:value="-33011.9738888889" calcext:value-type="float">
            <text:p>-33.011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302]-[.D303]+[.E303]" office:value-type="float" office:value="-18011.9738888889" calcext:value-type="float">
            <text:p>-18.011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430" table:formula="of:=[.G303]-[.D304]+[.E304]" office:value-type="float" office:value="-13734.9738888889" calcext:value-type="float">
            <text:p>-13.734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04]-[.D305]+[.E305]" office:value-type="float" office:value="-10325.9738888889" calcext:value-type="float">
            <text:p>-10.32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430" table:formula="of:=[.G305]-[.D306]+[.E306]" office:value-type="float" office:value="-9575.9738888889" calcext:value-type="float">
            <text:p>-9.5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306]-[.D307]+[.E307]" office:value-type="float" office:value="-9475.9738888889" calcext:value-type="float">
            <text:p>-9.4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430" table:formula="of:=[.G307]-[.D308]+[.E308]" office:value-type="float" office:value="-8775.9738888889" calcext:value-type="float">
            <text:p>-8.7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430" table:formula="of:=[.G308]-[.D309]+[.E309]" office:value-type="float" office:value="-7975.9738888889" calcext:value-type="float">
            <text:p>-7.975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430" table:formula="of:=[.G309]-[.D310]+[.E310]" office:value-type="float" office:value="-7955.9738888889" calcext:value-type="float">
            <text:p>-7.955,9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430" table:formula="of:=[.G310]-[.D311]+[.E311]" office:value-type="float" office:value="-2952.9738888889" calcext:value-type="float">
            <text:p>-2.952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311]-[.D312]+[.E312]" office:value-type="float" office:value="2047.0261111111" calcext:value-type="float">
            <text:p>2.04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312]-[.D313]+[.E313]" office:value-type="float" office:value="6047.0261111111" calcext:value-type="float">
            <text:p>6.047,0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13]-[.D314]+[.E314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9" table:formula="of:=SUM([.D218:.D315])" office:value-type="float" office:value="122470" calcext:value-type="float">
            <text:p>122.470,00</text:p>
          </table:table-cell>
          <table:table-cell table:style-name="ce519" table:formula="of:=SUM([.E218:.E315])" office:value-type="float" office:value="165907" calcext:value-type="float">
            <text:p>165.907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314]-[.D317]+[.E317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430" table:formula="of:=[.G317]-[.D318]+[.E318]" office:value-type="float" office:value="1456.0261111111" calcext:value-type="float">
            <text:p>1.456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430" table:formula="of:=[.G318]-[.D319]+[.E319]" office:value-type="float" office:value="-3543.9738888889" calcext:value-type="float">
            <text:p>-3.543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430" table:formula="of:=[.G319]-[.D320]+[.E320]" office:value-type="float" office:value="-11443.9738888889" calcext:value-type="float">
            <text:p>-11.443,9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430" table:formula="of:=[.G320]-[.D321]+[.E321]" office:value-type="float" office:value="-18408.9938888889" calcext:value-type="float">
            <text:p>-18.408,99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430" table:formula="of:=[.G321]-[.D322]+[.E322]" office:value-type="float" office:value="-23103.4383333333" calcext:value-type="float">
            <text:p>-23.103,44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Paşa İsmail BALCI Kira Bedeli 2012</text:p>
          </table:table-cell>
          <table:table-cell table:style-name="ce517" office:value-type="float" office:value="4222.22" calcext:value-type="float">
            <text:p>4.222,22</text:p>
          </table:table-cell>
          <table:table-cell table:style-name="ce517" table:number-columns-repeated="2"/>
          <table:table-cell table:style-name="ce430" table:formula="of:=[.G322]-[.D323]+[.E323]" office:value-type="float" office:value="-27325.6583333333" calcext:value-type="float">
            <text:p>-27.325,6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432" table:formula="of:=[.G323]-[.D324]+[.E324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12" calcext:value-type="float">
            <text:p>201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318:.D325])+[.D316]" office:value-type="float" office:value="159253.904444444" calcext:value-type="float">
            <text:p>159.253,90</text:p>
          </table:table-cell>
          <table:table-cell table:style-name="ce393" table:formula="of:=SUM([.E318:.E325])+[.E316]" office:value-type="float" office:value="165907" calcext:value-type="float">
            <text:p>165.907,00</text:p>
          </table:table-cell>
          <table:table-cell table:style-name="ce393"/>
          <table:table-cell table:style-name="ce433" table:formula="of:=[.E326]-[.D326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438" table:formula="of:=[.E328]" office:value-type="float" office:value="30000" calcext:value-type="float">
            <text:p>30.000,00</text:p>
          </table:table-cell>
          <table:table-cell table:number-columns-repeated="56"/>
        </table:table-row>
        <table:table-row table:style-name="ro10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439" table:formula="of:=[.G328]+[.E329]" office:value-type="float" office:value="55000" calcext:value-type="float">
            <text:p>55.000,00</text:p>
          </table:table-cell>
          <table:table-cell table:number-columns-repeated="56"/>
        </table:table-row>
        <table:table-row table:style-name="ro10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439" table:formula="of:=[.G329]+[.E330]" office:value-type="float" office:value="48000" calcext:value-type="float">
            <text:p>48.000,00</text:p>
          </table:table-cell>
          <table:table-cell table:number-columns-repeated="56"/>
        </table:table-row>
        <table:table-row table:style-name="ro10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439" table:formula="of:=[.G330]+[.E331]" office:value-type="float" office:value="47500" calcext:value-type="float">
            <text:p>47.500,00</text:p>
          </table:table-cell>
          <table:table-cell table:number-columns-repeated="56"/>
        </table:table-row>
        <table:table-row table:style-name="ro10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439" table:formula="of:=[.G331]+[.E332]" office:value-type="float" office:value="29500" calcext:value-type="float">
            <text:p>29.500,00</text:p>
          </table:table-cell>
          <table:table-cell table:number-columns-repeated="56"/>
        </table:table-row>
        <table:table-row table:style-name="ro10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439" table:formula="of:=[.G332]+[.E333]" office:value-type="float" office:value="17500" calcext:value-type="float">
            <text:p>17.500,00</text:p>
          </table:table-cell>
          <table:table-cell table:number-columns-repeated="56"/>
        </table:table-row>
        <table:table-row table:style-name="ro10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440" table:formula="of:=[.G333]+[.E334]" office:value-type="float" office:value="0" calcext:value-type="float">
            <text:p>,0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432" table:formula="of:=[.G324]-[.D336]+[.E336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36]-[.D337]+[.E337]" office:value-type="float" office:value="-23918.8783333333" calcext:value-type="float">
            <text:p>-23.91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430" table:formula="of:=[.G337]-[.D338]+[.E338]" office:value-type="float" office:value="-23808.8783333333" calcext:value-type="float">
            <text:p>-23.80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430" table:formula="of:=[.G338]-[.D339]+[.E339]" office:value-type="float" office:value="-23788.8783333333" calcext:value-type="float">
            <text:p>-23.78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430" table:formula="of:=[.G339]-[.D340]+[.E340]" office:value-type="float" office:value="-23748.8783333333" calcext:value-type="float">
            <text:p>-23.74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340]-[.D341]+[.E341]" office:value-type="float" office:value="-23688.8783333333" calcext:value-type="float">
            <text:p>-23.68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430" table:formula="of:=[.G341]-[.D342]+[.E342]" office:value-type="float" office:value="-23598.8783333333" calcext:value-type="float">
            <text:p>-23.598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430" table:formula="of:=[.G342]-[.D343]+[.E343]" office:value-type="float" office:value="-23594.8783333333" calcext:value-type="float">
            <text:p>-23.594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343]-[.D344]+[.E344]" office:value-type="float" office:value="-23294.8783333333" calcext:value-type="float">
            <text:p>-23.294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344]-[.D345]+[.E345]" office:value-type="float" office:value="-13294.8783333333" calcext:value-type="float">
            <text:p>-13.294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430" table:formula="of:=[.G345]-[.D346]+[.E346]" office:value-type="float" office:value="-6694.87833333334" calcext:value-type="float">
            <text:p>-6.694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46]-[.D347]+[.E347]" office:value-type="float" office:value="-3285.87833333334" calcext:value-type="float">
            <text:p>-3.285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347]-[.D348]+[.E348]" office:value-type="float" office:value="2714.12166666666" calcext:value-type="float">
            <text:p>2.714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48]-[.D349]+[.E349]" office:value-type="float" office:value="6123.12166666666" calcext:value-type="float">
            <text:p>6.123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349]-[.D350]+[.E350]" office:value-type="float" office:value="16123.1216666667" calcext:value-type="float">
            <text:p>16.123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430" table:formula="of:=[.G350]-[.D351]+[.E351]" office:value-type="float" office:value="20525.1216666667" calcext:value-type="float">
            <text:p>20.525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430" table:formula="of:=[.G351]-[.D352]+[.E352]" office:value-type="float" office:value="22725.1216666667" calcext:value-type="float">
            <text:p>22.7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52]-[.D353]+[.E353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353]-[.D354]+[.E354]" office:value-type="float" office:value="27725.1216666667" calcext:value-type="float">
            <text:p>27.725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430" table:formula="of:=[.G354]-[.D355]+[.E355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430" table:formula="of:=[.G355]-[.D356]+[.E356]" office:value-type="float" office:value="21725.1216666667" calcext:value-type="float">
            <text:p>21.7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430" table:formula="of:=[.G356]-[.D357]+[.E357]" office:value-type="float" office:value="25225.1216666667" calcext:value-type="float">
            <text:p>25.22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430" table:formula="of:=[.G357]-[.D358]+[.E358]" office:value-type="float" office:value="28330.1216666667" calcext:value-type="float">
            <text:p>28.330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358]-[.D359]+[.E359]" office:value-type="float" office:value="28630.1216666667" calcext:value-type="float">
            <text:p>28.630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59]-[.D360]+[.E360]" office:value-type="float" office:value="29630.1216666667" calcext:value-type="float">
            <text:p>29.630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430" table:formula="of:=[.G360]-[.D361]+[.E361]" office:value-type="float" office:value="14630.1216666667" calcext:value-type="float">
            <text:p>14.630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361]-[.D362]+[.E362]" office:value-type="float" office:value="13630.1216666667" calcext:value-type="float">
            <text:p>13.630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362]-[.D363]+[.E363]" office:value-type="float" office:value="13730.1216666667" calcext:value-type="float">
            <text:p>13.730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363]-[.D364]+[.E364]" office:value-type="float" office:value="-6269.87833333334" calcext:value-type="float">
            <text:p>-6.269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364]-[.D365]+[.E365]" office:value-type="float" office:value="-1269.87833333334" calcext:value-type="float">
            <text:p>-1.269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430" table:formula="of:=[.G365]-[.D366]+[.E366]" office:value-type="float" office:value="-269.878333333341" calcext:value-type="float">
            <text:p>-269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66]-[.D367]+[.E367]" office:value-type="float" office:value="3139.12166666666" calcext:value-type="float">
            <text:p>3.139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430" table:formula="of:=[.G367]-[.D368]+[.E368]" office:value-type="float" office:value="2889.12166666666" calcext:value-type="float">
            <text:p>2.889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430" table:formula="of:=[.G368]-[.D369]+[.E369]" office:value-type="float" office:value="8889.12166666666" calcext:value-type="float">
            <text:p>8.889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430" table:formula="of:=[.G369]-[.D370]+[.E370]" office:value-type="float" office:value="8689.12166666666" calcext:value-type="float">
            <text:p>8.689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430" table:formula="of:=[.G370]-[.D371]+[.E371]" office:value-type="float" office:value="8719.12166666666" calcext:value-type="float">
            <text:p>8.719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1]-[.D372]+[.E372]" office:value-type="float" office:value="12128.1216666667" calcext:value-type="float">
            <text:p>12.12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430" table:formula="of:=[.G372]-[.D373]+[.E373]" office:value-type="float" office:value="12146.1216666667" calcext:value-type="float">
            <text:p>12.146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373]-[.D374]+[.E374]" office:value-type="float" office:value="-7853.87833333334" calcext:value-type="float">
            <text:p>-7.853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4]-[.D375]+[.E375]" office:value-type="float" office:value="-4444.87833333334" calcext:value-type="float">
            <text:p>-4.444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430" table:formula="of:=[.G375]-[.D376]+[.E376]" office:value-type="float" office:value="4055.12166666666" calcext:value-type="float">
            <text:p>4.055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6]-[.D377]+[.E377]" office:value-type="float" office:value="7464.12166666666" calcext:value-type="float">
            <text:p>7.46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430" table:formula="of:=[.G377]-[.D378]+[.E378]" office:value-type="float" office:value="-1030.87833333334" calcext:value-type="float">
            <text:p>-1.030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78]-[.D379]+[.E379]" office:value-type="float" office:value="2378.12166666666" calcext:value-type="float">
            <text:p>2.378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430" table:formula="of:=[.G379]-[.D380]+[.E380]" office:value-type="float" office:value="-1921.87833333334" calcext:value-type="float">
            <text:p>-1.921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380]-[.D381]+[.E381]" office:value-type="float" office:value="-421.878333333341" calcext:value-type="float">
            <text:p>-421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430" table:formula="of:=[.G381]-[.D382]+[.E382]" office:value-type="float" office:value="-1081.87833333334" calcext:value-type="float">
            <text:p>-1.081,8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430" table:formula="of:=[.G382]-[.D383]+[.E383]" office:value-type="float" office:value="-1681.87833333334" calcext:value-type="float">
            <text:p>-1.681,88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83]-[.D384]+[.E384]" office:value-type="float" office:value="1727.12166666666" calcext:value-type="float">
            <text:p>1.727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430" table:formula="of:=[.G384]-[.D385]+[.E385]" office:value-type="float" office:value="20427.1216666667" calcext:value-type="float">
            <text:p>20.427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385]-[.D386]+[.E386]" office:value-type="float" office:value="23836.1216666667" calcext:value-type="float">
            <text:p>23.836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430" table:formula="of:=[.G386]-[.D387]+[.E387]" office:value-type="float" office:value="23956.1216666667" calcext:value-type="float">
            <text:p>23.9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430" table:formula="of:=[.G387]-[.D388]+[.E388]" office:value-type="float" office:value="27556.1216666667" calcext:value-type="float">
            <text:p>27.5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430" table:formula="of:=[.G388]-[.D389]+[.E389]" office:value-type="float" office:value="28156.1216666667" calcext:value-type="float">
            <text:p>28.1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430" table:formula="of:=[.G389]-[.D390]+[.E390]" office:value-type="float" office:value="29956.1216666667" calcext:value-type="float">
            <text:p>29.9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390]-[.D391]+[.E391]" office:value-type="float" office:value="26956.1216666667" calcext:value-type="float">
            <text:p>26.9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430" table:formula="of:=[.G391]-[.D392]+[.E392]" office:value-type="float" office:value="27076.1216666667" calcext:value-type="float">
            <text:p>27.07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430" table:formula="of:=[.G392]-[.D393]+[.E393]" office:value-type="float" office:value="27256.1216666667" calcext:value-type="float">
            <text:p>27.256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430" table:formula="of:=[.G393]-[.D394]+[.E394]" office:value-type="float" office:value="27446.1216666667" calcext:value-type="float">
            <text:p>27.446,12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430" table:formula="of:=[.G394]-[.D395]+[.E395]" office:value-type="float" office:value="41082.1216666667" calcext:value-type="float">
            <text:p>41.082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430" table:formula="of:=[.G395]-[.D396]+[.E396]" office:value-type="float" office:value="41548.1216666667" calcext:value-type="float">
            <text:p>41.54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430" table:formula="of:=[.G396]-[.D397]+[.E397]" office:value-type="float" office:value="34088.1216666667" calcext:value-type="float">
            <text:p>34.0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397]-[.D398]+[.E398]" office:value-type="float" office:value="34138.1216666667" calcext:value-type="float">
            <text:p>34.13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430" table:formula="of:=[.G398]-[.D399]+[.E399]" office:value-type="float" office:value="35488.1216666667" calcext:value-type="float">
            <text:p>35.4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399]-[.D400]+[.E400]" office:value-type="float" office:value="35738.1216666667" calcext:value-type="float">
            <text:p>35.73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00]-[.D401]+[.E401]" office:value-type="float" office:value="35788.1216666667" calcext:value-type="float">
            <text:p>35.7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430" table:formula="of:=[.G401]-[.D402]+[.E402]" office:value-type="float" office:value="35988.1216666667" calcext:value-type="float">
            <text:p>35.9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430" table:formula="of:=[.G402]-[.D403]+[.E403]" office:value-type="float" office:value="36388.1216666667" calcext:value-type="float">
            <text:p>36.388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430" table:formula="of:=[.G403]-[.D404]+[.E404]" office:value-type="float" office:value="36424.1216666667" calcext:value-type="float">
            <text:p>36.42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430" table:formula="of:=[.G404]-[.D405]+[.E405]" office:value-type="float" office:value="36434.1216666667" calcext:value-type="float">
            <text:p>36.4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430" table:formula="of:=[.G405]-[.D406]+[.E406]" office:value-type="float" office:value="91434.1216666667" calcext:value-type="float">
            <text:p>91.4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9" table:formula="of:=SUM([.D337:.D406])" office:value-type="float" office:value="86965" calcext:value-type="float">
            <text:p>86.965,00</text:p>
          </table:table-cell>
          <table:table-cell table:style-name="ce519" table:formula="of:=SUM([.E337:.E406])" office:value-type="float" office:value="205727" calcext:value-type="float">
            <text:p>205.727,00</text:p>
          </table:table-cell>
          <table:table-cell table:style-name="ce517"/>
          <table:table-cell table:style-name="ce430"/>
          <table:table-cell table:number-columns-repeated="56"/>
        </table:table-row>
        <table:table-row table:style-name="ro10" table:number-rows-repeated="2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Paşa İsmail BALCI Kira Bedeli 2013</text:p>
          </table:table-cell>
          <table:table-cell table:style-name="ce517" office:value-type="float" office:value="3800" calcext:value-type="float">
            <text:p>3.800,00</text:p>
          </table:table-cell>
          <table:table-cell table:style-name="ce517" table:number-columns-repeated="2"/>
          <table:table-cell table:style-name="ce430" table:formula="of:=[.G406]-[.D411]+[.E411]" office:value-type="float" office:value="87634.1216666667" calcext:value-type="float">
            <text:p>87.6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430" table:formula="of:=[.G411]-[.D412]+[.E412]" office:value-type="float" office:value="79134.1216666667" calcext:value-type="float">
            <text:p>79.1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430" table:formula="of:=[.G412]-[.D413]+[.E413]" office:value-type="float" office:value="73634.1216666667" calcext:value-type="float">
            <text:p>73.6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430" table:formula="of:=[.G413]-[.D414]+[.E414]" office:value-type="float" office:value="65134.1216666667" calcext:value-type="float">
            <text:p>65.134,1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430" table:formula="of:=[.G414]-[.D415]+[.E415]" office:value-type="float" office:value="57275.0616666667" calcext:value-type="float">
            <text:p>57.275,0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430" table:formula="of:=[.G415]-[.D416]+[.E416]" office:value-type="float" office:value="53050.0616666667" calcext:value-type="float">
            <text:p>53.050,0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432" table:formula="of:=[.G416]-[.D417]+[.E417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13" calcext:value-type="float">
            <text:p>2013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411:.D417])+[.D408]" office:value-type="float" office:value="125351.06" calcext:value-type="float">
            <text:p>125.351,06</text:p>
          </table:table-cell>
          <table:table-cell table:style-name="ce393" table:formula="of:=SUM([.E412:.E417])+[.E408]" office:value-type="float" office:value="205727" calcext:value-type="float">
            <text:p>205.727,00</text:p>
          </table:table-cell>
          <table:table-cell table:style-name="ce393"/>
          <table:table-cell table:style-name="ce433" table:formula="of:=[.E419]-[.D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432" table:formula="of:=[.G417]-[.D421]+[.E421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430" table:formula="of:=[.G421]-[.D422]+[.E422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2]-[.D423]+[.E423]" office:value-type="float" office:value="56457.0616666667" calcext:value-type="float">
            <text:p>56.457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3]-[.D424]+[.E424]" office:value-type="float" office:value="59866.0616666667" calcext:value-type="float">
            <text:p>59.866,0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430" table:formula="of:=[.G424]-[.D425]+[.E425]" office:value-type="float" office:value="-20133.9383333333" calcext:value-type="float">
            <text:p>-20.133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25]-[.D426]+[.E426]" office:value-type="float" office:value="-16724.9383333333" calcext:value-type="float">
            <text:p>-16.7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426]-[.D427]+[.E427]" office:value-type="float" office:value="-36724.9383333333" calcext:value-type="float">
            <text:p>-36.7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430" table:formula="of:=[.G427]-[.D428]+[.E428]" office:value-type="float" office:value="-48424.9383333333" calcext:value-type="float">
            <text:p>-48.4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430" table:formula="of:=[.G428]-[.D429]+[.E429]" office:value-type="float" office:value="-70424.9383333333" calcext:value-type="float">
            <text:p>-70.424,94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430" table:formula="of:=[.G429]-[.D430]+[.E430]" office:value-type="float" office:value="-70516.4783333333" calcext:value-type="float">
            <text:p>-70.516,48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430" table:formula="of:=[.G430]-[.D431]+[.E431]" office:value-type="float" office:value="-71274.5983333333" calcext:value-type="float">
            <text:p>-71.274,6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430" table:formula="of:=[.G431]-[.D432]+[.E432]" office:value-type="float" office:value="-71968.2983333333" calcext:value-type="float">
            <text:p>-71.96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432]-[.D433]+[.E433]" office:value-type="float" office:value="-72968.2983333333" calcext:value-type="float">
            <text:p>-72.96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433]-[.D434]+[.E434]" office:value-type="float" office:value="-92968.2983333333" calcext:value-type="float">
            <text:p>-92.96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430" table:formula="of:=[.G434]-[.D435]+[.E435]" office:value-type="float" office:value="-92880.2983333333" calcext:value-type="float">
            <text:p>-92.880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430" table:formula="of:=[.G435]-[.D436]+[.E436]" office:value-type="float" office:value="-94980.2983333333" calcext:value-type="float">
            <text:p>-94.980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436]-[.D437]+[.E437]" office:value-type="float" office:value="-94730.2983333333" calcext:value-type="float">
            <text:p>-94.730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430" table:formula="of:=[.G437]-[.D438]+[.E438]" office:value-type="float" office:value="-94680.2983333333" calcext:value-type="float">
            <text:p>-94.680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38]-[.D439]+[.E439]" office:value-type="float" office:value="-91271.2983333333" calcext:value-type="float">
            <text:p>-91.27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430" table:formula="of:=[.G439]-[.D440]+[.E440]" office:value-type="float" office:value="-89771.2983333333" calcext:value-type="float">
            <text:p>-89.77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430" table:formula="of:=[.G440]-[.D441]+[.E441]" office:value-type="float" office:value="-89521.2983333333" calcext:value-type="float">
            <text:p>-89.521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430" table:formula="of:=[.G441]-[.D442]+[.E442]" office:value-type="float" office:value="-89621.2983333333" calcext:value-type="float">
            <text:p>-89.621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430" table:formula="of:=[.G442]-[.D443]+[.E443]" office:value-type="float" office:value="-89421.2983333333" calcext:value-type="float">
            <text:p>-89.42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443]-[.D444]+[.E444]" office:value-type="float" office:value="-88921.2983333333" calcext:value-type="float">
            <text:p>-88.921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4]-[.D445]+[.E445]" office:value-type="float" office:value="-85512.2983333333" calcext:value-type="float">
            <text:p>-85.512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5]-[.D446]+[.E446]" office:value-type="float" office:value="-82103.2983333333" calcext:value-type="float">
            <text:p>-82.103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46]-[.D447]+[.E447]" office:value-type="float" office:value="-78694.2983333333" calcext:value-type="float">
            <text:p>-78.69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430" table:formula="of:=[.G447]-[.D448]+[.E448]" office:value-type="float" office:value="-78054.2983333333" calcext:value-type="float">
            <text:p>-78.0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448]-[.D449]+[.E449]" office:value-type="float" office:value="-70054.2983333333" calcext:value-type="float">
            <text:p>-70.0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449]-[.D450]+[.E450]" office:value-type="float" office:value="-50054.2983333333" calcext:value-type="float">
            <text:p>-50.0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430" table:formula="of:=[.G450]-[.D451]+[.E451]" office:value-type="float" office:value="-43554.2983333333" calcext:value-type="float">
            <text:p>-43.55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430" table:formula="of:=[.G451]-[.D452]+[.E452]" office:value-type="float" office:value="-41304.2983333333" calcext:value-type="float">
            <text:p>-41.30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452]-[.D453]+[.E453]" office:value-type="float" office:value="-21304.2983333333" calcext:value-type="float">
            <text:p>-21.30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453]-[.D454]+[.E454]" office:value-type="float" office:value="-18304.2983333333" calcext:value-type="float">
            <text:p>-18.304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54]-[.D455]+[.E455]" office:value-type="float" office:value="-14895.2983333333" calcext:value-type="float">
            <text:p>-14.895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430" table:formula="of:=[.G455]-[.D456]+[.E456]" office:value-type="float" office:value="-14838.2983333333" calcext:value-type="float">
            <text:p>-14.8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430" table:formula="of:=[.G456]-[.D457]+[.E457]" office:value-type="float" office:value="-94838.2983333333" calcext:value-type="float">
            <text:p>-94.838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09-02" calcext:value-type="date">
            <text:p>09/02/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,000.00</text:p>
          </table:table-cell>
          <table:table-cell table:style-name="ce523"/>
          <table:table-cell table:style-name="ce519"/>
          <table:table-cell table:style-name="ce430" table:formula="of:=[.G457]-[.D458]+[.E458]" office:value-type="float" office:value="-159838.298333333" calcext:value-type="float">
            <text:p>-159.8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458]-[.D459]+[.E459]" office:value-type="float" office:value="-156838.298333333" calcext:value-type="float">
            <text:p>-156.8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459]-[.D460]+[.E460]" office:value-type="float" office:value="-151838.298333333" calcext:value-type="float">
            <text:p>-151.8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430" table:formula="of:=[.G460]-[.D461]+[.E461]" office:value-type="float" office:value="-152238.298333333" calcext:value-type="float">
            <text:p>-152.238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09-26" calcext:value-type="date">
            <text:p>09/26/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,000.00</text:p>
          </table:table-cell>
          <table:table-cell table:style-name="ce517"/>
          <table:table-cell table:style-name="ce430" table:formula="of:=[.G461]-[.D462]+[.E462]" office:value-type="float" office:value="-149238.298333333" calcext:value-type="float">
            <text:p>-149.238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,000.00</text:p>
          </table:table-cell>
          <table:table-cell table:style-name="ce517"/>
          <table:table-cell table:style-name="ce430" table:formula="of:=[.G462]-[.D463]+[.E463]" office:value-type="float" office:value="-148238.298333333" calcext:value-type="float">
            <text:p>-148.238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430" table:formula="of:=[.G463]-[.D464]+[.E464]" office:value-type="float" office:value="-48238.2983333333" calcext:value-type="float">
            <text:p>-48.2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430" table:formula="of:=[.G464]-[.D465]+[.E465]" office:value-type="float" office:value="-51238.2983333333" calcext:value-type="float">
            <text:p>-51.2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465]-[.D466]+[.E466]" office:value-type="float" office:value="-46238.2983333333" calcext:value-type="float">
            <text:p>-46.238,30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430" table:formula="of:=[.G466]-[.D467]+[.E467]" office:value-type="float" office:value="-46210.2983333333" calcext:value-type="float">
            <text:p>-46.210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.00</text:p>
          </table:table-cell>
          <table:table-cell table:style-name="ce517"/>
          <table:table-cell table:style-name="ce430" table:formula="of:=[.G467]-[.D468]+[.E468]" office:value-type="float" office:value="-46195.2983333333" calcext:value-type="float">
            <text:p>-46.195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68]-[.D469]+[.E469]" office:value-type="float" office:value="-42786.2983333333" calcext:value-type="float">
            <text:p>-42.786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430" table:formula="of:=[.G469]-[.D470]+[.E470]" office:value-type="float" office:value="-41936.2983333333" calcext:value-type="float">
            <text:p>-41.936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470]-[.D471]+[.E471]" office:value-type="float" office:value="-37936.2983333333" calcext:value-type="float">
            <text:p>-37.936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71]-[.D472]+[.E472]" office:value-type="float" office:value="-34527.2983333333" calcext:value-type="float">
            <text:p>-34.527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0-16" calcext:value-type="date">
            <text:p>10/16/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,727.00</text:p>
          </table:table-cell>
          <table:table-cell table:style-name="ce517"/>
          <table:table-cell table:style-name="ce430" table:formula="of:=[.G472]-[.D473]+[.E473]" office:value-type="float" office:value="-32800.2983333333" calcext:value-type="float">
            <text:p>-32.800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0-26" calcext:value-type="date">
            <text:p>10/26/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473]-[.D474]+[.E474]" office:value-type="float" office:value="-26035.2983333333" calcext:value-type="float">
            <text:p>-26.035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.00</text:p>
          </table:table-cell>
          <table:table-cell table:style-name="ce517"/>
          <table:table-cell table:style-name="ce430" table:formula="of:=[.G474]-[.D475]+[.E475]" office:value-type="float" office:value="-25965.2983333333" calcext:value-type="float">
            <text:p>-25.965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1-03" calcext:value-type="date">
            <text:p>11/03/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,782.00</text:p>
          </table:table-cell>
          <table:table-cell table:style-name="ce517"/>
          <table:table-cell table:style-name="ce430" table:formula="of:=[.G475]-[.D476]+[.E476]" office:value-type="float" office:value="-23183.2983333333" calcext:value-type="float">
            <text:p>-23.183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76]-[.D477]+[.E477]" office:value-type="float" office:value="-19774.2983333333" calcext:value-type="float">
            <text:p>-19.77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,500.00</text:p>
          </table:table-cell>
          <table:table-cell table:style-name="ce502"/>
          <table:table-cell table:style-name="ce517"/>
          <table:table-cell table:style-name="ce430" table:formula="of:=[.G477]-[.D478]+[.E478]" office:value-type="float" office:value="-28274.2983333333" calcext:value-type="float">
            <text:p>-28.27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.00</text:p>
          </table:table-cell>
          <table:table-cell table:style-name="ce517"/>
          <table:table-cell table:style-name="ce430" table:formula="of:=[.G478]-[.D479]+[.E479]" office:value-type="float" office:value="-27824.2983333333" calcext:value-type="float">
            <text:p>-27.82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.00</text:p>
          </table:table-cell>
          <table:table-cell table:style-name="ce517"/>
          <table:table-cell table:style-name="ce430" table:formula="of:=[.G479]-[.D480]+[.E480]" office:value-type="float" office:value="-27764.2983333333" calcext:value-type="float">
            <text:p>-27.764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.00</text:p>
          </table:table-cell>
          <table:table-cell table:style-name="ce517"/>
          <table:table-cell table:style-name="ce430" table:formula="of:=[.G480]-[.D481]+[.E481]" office:value-type="float" office:value="-27728.2983333333" calcext:value-type="float">
            <text:p>-27.728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.00</text:p>
          </table:table-cell>
          <table:table-cell table:style-name="ce517"/>
          <table:table-cell table:style-name="ce430" table:formula="of:=[.G481]-[.D482]+[.E482]" office:value-type="float" office:value="-27656.2983333333" calcext:value-type="float">
            <text:p>-27.65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.00</text:p>
          </table:table-cell>
          <table:table-cell table:style-name="ce517"/>
          <table:table-cell table:style-name="ce430" table:formula="of:=[.G482]-[.D483]+[.E483]" office:value-type="float" office:value="-27608.2983333333" calcext:value-type="float">
            <text:p>-27.608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.00</text:p>
          </table:table-cell>
          <table:table-cell table:style-name="ce517"/>
          <table:table-cell table:style-name="ce430" table:formula="of:=[.G483]-[.D484]+[.E484]" office:value-type="float" office:value="-27560.2983333333" calcext:value-type="float">
            <text:p>-27.560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1-26" calcext:value-type="date">
            <text:p>11/26/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484]-[.D485]+[.E485]" office:value-type="float" office:value="-20795.2983333333" calcext:value-type="float">
            <text:p>-20.795,30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485]-[.D486]+[.E486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4-12-26" calcext:value-type="date">
            <text:p>12/26/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430" table:formula="of:=[.G486]-[.D487]+[.E487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.00</text:p>
          </table:table-cell>
          <table:table-cell table:style-name="ce517"/>
          <table:table-cell table:style-name="ce430" table:formula="of:=[.G487]-[.D488]+[.E488]" office:value-type="float" office:value="-17226.2983333333" calcext:value-type="float">
            <text:p>-17.22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,000.00</text:p>
          </table:table-cell>
          <table:table-cell table:style-name="ce523"/>
          <table:table-cell table:style-name="ce519"/>
          <table:table-cell table:style-name="ce430" table:formula="of:=[.G488]-[.D489]+[.E489]" office:value-type="float" office:value="-117226.298333333" calcext:value-type="float">
            <text:p>-117.22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,960.00</text:p>
          </table:table-cell>
          <table:table-cell table:style-name="ce517"/>
          <table:table-cell table:style-name="ce430" table:formula="of:=[.G489]-[.D490]+[.E490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430" table:formula="of:=[.G490]-[.D491]+[.E491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10">
          <table:table-cell/>
          <table:table-cell table:style-name="ce484"/>
          <table:table-cell table:style-name="ce618"/>
          <table:table-cell table:style-name="ce519" table:formula="of:=SUM([.D422:.D490])" office:value-type="float" office:value="415343.36" calcext:value-type="float">
            <text:p>415.343,36</text:p>
          </table:table-cell>
          <table:table-cell table:style-name="ce519" table:formula="of:=SUM([.E422:.E490])" office:value-type="float" office:value="247029" calcext:value-type="float">
            <text:p>247.029,00</text:p>
          </table:table-cell>
          <table:table-cell table:style-name="ce519"/>
          <table:table-cell table:style-name="ce432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3"/>
          <table:table-cell table:style-name="ce499" office:value-type="string" calcext:value-type="string">
            <text:p>Ali Paşa İsmail BALCI Kira Bedeli 2014</text:p>
          </table:table-cell>
          <table:table-cell table:style-name="ce618" office:value-type="float" office:value="5427.78" calcext:value-type="float">
            <text:p>5427.78</text:p>
          </table:table-cell>
          <table:table-cell table:style-name="ce502" table:number-columns-repeated="2"/>
          <table:table-cell table:style-name="ce430" table:formula="of:=[.G491]-[.D501]+[.E501]" office:value-type="float" office:value="-120694.078333333" calcext:value-type="float">
            <text:p>-120.69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,000.00</text:p>
          </table:table-cell>
          <table:table-cell table:style-name="ce502" table:number-columns-repeated="2"/>
          <table:table-cell table:style-name="ce430" table:formula="of:=[.G501]-[.D502]+[.E502]" office:value-type="float" office:value="-130694.078333333" calcext:value-type="float">
            <text:p>-130.69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,000.00</text:p>
          </table:table-cell>
          <table:table-cell table:style-name="ce502" table:number-columns-repeated="2"/>
          <table:table-cell table:style-name="ce430" table:formula="of:=[.G502]-[.D503]+[.E503]" office:value-type="float" office:value="-136694.078333333" calcext:value-type="float">
            <text:p>-136.69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,350.00</text:p>
          </table:table-cell>
          <table:table-cell table:style-name="ce502" table:number-columns-repeated="2"/>
          <table:table-cell table:style-name="ce430" table:formula="of:=[.G503]-[.D504]+[.E504]" office:value-type="float" office:value="-146044.078333333" calcext:value-type="float">
            <text:p>-146.044,08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,002.15</text:p>
          </table:table-cell>
          <table:table-cell table:style-name="ce502" table:number-columns-repeated="2"/>
          <table:table-cell table:style-name="ce430" table:formula="of:=[.G504]-[.D505]+[.E505]" office:value-type="float" office:value="-149046.223333333" calcext:value-type="float">
            <text:p>-149.046,22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3]" office:value-type="float" office:value="6111.80555555556" calcext:value-type="float">
            <text:p>6,111.81</text:p>
          </table:table-cell>
          <table:table-cell table:style-name="ce502" table:number-columns-repeated="2"/>
          <table:table-cell table:style-name="ce430" table:formula="of:=[.G505]-[.D506]+[.E506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10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430" table:formula="of:=[.G506]-[.D507]+[.E507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432" table:formula="of:=[.G507]-[.D508]+[.E508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432"/>
          <table:table-cell table:number-columns-repeated="56"/>
        </table:table-row>
        <table:table-row table:style-name="ro10">
          <table:table-cell/>
          <table:table-cell table:style-name="ce337" office:value-type="float" office:value="2014" calcext:value-type="float">
            <text:p>2014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501:.D508])+[.D492]" office:value-type="float" office:value="455238.010555556" calcext:value-type="float">
            <text:p>455.238,01</text:p>
          </table:table-cell>
          <table:table-cell table:style-name="ce393" table:formula="of:=SUM([.E502:.E508])+[.E492]" office:value-type="float" office:value="247029" calcext:value-type="float">
            <text:p>247.029,00</text:p>
          </table:table-cell>
          <table:table-cell table:style-name="ce393"/>
          <table:table-cell table:style-name="ce433" table:formula="of:=[.E510]-[.D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432" table:formula="of:=[.G508]-[.D512]+[.E512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430" table:formula="of:=[.G512]-[.D513]+[.E513]" office:value-type="float" office:value="-156960.948888889" calcext:value-type="float">
            <text:p>-156.960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430" table:formula="of:=[.G513]-[.D514]+[.E514]" office:value-type="float" office:value="-155310.948888889" calcext:value-type="float">
            <text:p>-155.310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514]-[.D515]+[.E515]" office:value-type="float" office:value="-155210.948888889" calcext:value-type="float">
            <text:p>-155.210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430" table:formula="of:=[.G515]-[.D516]+[.E516]" office:value-type="float" office:value="-75210.9488888889" calcext:value-type="float">
            <text:p>-75.210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1-20" calcext:value-type="date">
            <text:p>1/20/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,000.00</text:p>
          </table:table-cell>
          <table:table-cell table:style-name="ce502"/>
          <table:table-cell table:style-name="ce517"/>
          <table:table-cell table:style-name="ce430" table:formula="of:=[.G516]-[.D517]+[.E517]" office:value-type="float" office:value="-83210.9488888889" calcext:value-type="float">
            <text:p>-83.210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1-26" calcext:value-type="date">
            <text:p>1/26/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17]-[.D518]+[.E518]" office:value-type="float" office:value="-76445.9488888889" calcext:value-type="float">
            <text:p>-76.445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18]-[.D519]+[.E519]" office:value-type="float" office:value="-73036.9488888889" calcext:value-type="float">
            <text:p>-73.03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430" table:formula="of:=[.G519]-[.D520]+[.E520]" office:value-type="float" office:value="-73066.9488888889" calcext:value-type="float">
            <text:p>-73.0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430" table:formula="of:=[.G520]-[.D521]+[.E521]" office:value-type="float" office:value="-73136.9488888889" calcext:value-type="float">
            <text:p>-73.13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430" table:formula="of:=[.G521]-[.D522]+[.E522]" office:value-type="float" office:value="-72836.9488888889" calcext:value-type="float">
            <text:p>-72.836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430" table:formula="of:=[.G522]-[.D523]+[.E523]" office:value-type="float" office:value="-152836.948888889" calcext:value-type="float">
            <text:p>-152.836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2-26" calcext:value-type="date">
            <text:p>2/26/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23]-[.D524]+[.E524]" office:value-type="float" office:value="-146071.948888889" calcext:value-type="float">
            <text:p>-146.07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430" table:formula="of:=[.G524]-[.D525]+[.E525]" office:value-type="float" office:value="-152771.948888889" calcext:value-type="float">
            <text:p>-152.771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,409.00</text:p>
          </table:table-cell>
          <table:table-cell table:style-name="ce517"/>
          <table:table-cell table:style-name="ce430" table:formula="of:=[.G525]-[.D526]+[.E526]" office:value-type="float" office:value="-149362.948888889" calcext:value-type="float">
            <text:p>-149.36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,000.00</text:p>
          </table:table-cell>
          <table:table-cell table:style-name="ce517"/>
          <table:table-cell table:style-name="ce430" table:formula="of:=[.G526]-[.D527]+[.E527]" office:value-type="float" office:value="-59362.9488888889" calcext:value-type="float">
            <text:p>-59.362,95</text:p>
          </table:table-cell>
          <table:table-cell table:number-columns-repeated="56"/>
        </table:table-row>
        <table:table-row table:style-name="ro10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,000.00</text:p>
          </table:table-cell>
          <table:table-cell table:style-name="ce522"/>
          <table:table-cell table:style-name="ce517"/>
          <table:table-cell table:style-name="ce430" table:formula="of:=[.G527]-[.D528]+[.E528]" office:value-type="float" office:value="-199362.948888889" calcext:value-type="float">
            <text:p>-199.362,95</text:p>
          </table:table-cell>
          <table:table-cell table:number-columns-repeated="56"/>
        </table:table-row>
        <table:table-row table:style-name="ro10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.00</text:p>
          </table:table-cell>
          <table:table-cell table:style-name="ce517"/>
          <table:table-cell table:style-name="ce430" table:formula="of:=[.G528]-[.D529]+[.E529]" office:value-type="float" office:value="-199112.948888889" calcext:value-type="float">
            <text:p>-199.11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,000.00</text:p>
          </table:table-cell>
          <table:table-cell table:style-name="ce517"/>
          <table:table-cell table:style-name="ce430" table:formula="of:=[.G529]-[.D530]+[.E530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430" table:formula="of:=[.G530]-[.D531]+[.E531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531]-[.D532]+[.E532]" office:value-type="float" office:value="-214112.948888889" calcext:value-type="float">
            <text:p>-214.112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430" table:formula="of:=[.G532]-[.D533]+[.E533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533]-[.D534]+[.E534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34]-[.D535]+[.E535]" office:value-type="float" office:value="-199703.948888889" calcext:value-type="float">
            <text:p>-199.70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3-26" calcext:value-type="date">
            <text:p>3/26/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35]-[.D536]+[.E536]" office:value-type="float" office:value="-192938.948888889" calcext:value-type="float">
            <text:p>-192.9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430" table:formula="of:=[.G536]-[.D537]+[.E537]" office:value-type="float" office:value="-191298.948888889" calcext:value-type="float">
            <text:p>-191.298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537]-[.D538]+[.E538]" office:value-type="float" office:value="-171298.948888889" calcext:value-type="float">
            <text:p>-171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538]-[.D539]+[.E539]" office:value-type="float" office:value="-166298.948888889" calcext:value-type="float">
            <text:p>-166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539]-[.D540]+[.E540]" office:value-type="float" office:value="-161298.948888889" calcext:value-type="float">
            <text:p>-161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540]-[.D541]+[.E541]" office:value-type="float" office:value="-151298.948888889" calcext:value-type="float">
            <text:p>-151.29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430" table:formula="of:=[.G541]-[.D542]+[.E542]" office:value-type="float" office:value="-151051.948888889" calcext:value-type="float">
            <text:p>-151.05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542]-[.D543]+[.E543]" office:value-type="float" office:value="-150991.948888889" calcext:value-type="float">
            <text:p>-150.991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430" table:formula="of:=[.G543]-[.D544]+[.E544]" office:value-type="float" office:value="-150931.948888889" calcext:value-type="float">
            <text:p>-150.931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430" table:formula="of:=[.G544]-[.D545]+[.E545]" office:value-type="float" office:value="-150831.948888889" calcext:value-type="float">
            <text:p>-150.83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545]-[.D546]+[.E546]" office:value-type="float" office:value="-135831.948888889" calcext:value-type="float">
            <text:p>-135.831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430" table:formula="of:=[.G546]-[.D547]+[.E547]" office:value-type="float" office:value="-139975.948888889" calcext:value-type="float">
            <text:p>-139.975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47]-[.D548]+[.E548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4-26" calcext:value-type="date">
            <text:p>4/26/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430" table:formula="of:=[.G548]-[.D549]+[.E549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549]-[.D550]+[.E550]" office:value-type="float" office:value="-132566.948888889" calcext:value-type="float">
            <text:p>-13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550]-[.D551]+[.E551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430" table:formula="of:=[.G551]-[.D552]+[.E552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430" table:formula="of:=[.G552]-[.D553]+[.E553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430" table:formula="of:=[.G553]-[.D554]+[.E554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430" table:formula="of:=[.G554]-[.D555]+[.E555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430" table:formula="of:=[.G555]-[.D556]+[.E556]" office:value-type="float" office:value="-112705.948888889" calcext:value-type="float">
            <text:p>-112.705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4-17" calcext:value-type="date">
            <text:p>4/17/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,055.00</text:p>
          </table:table-cell>
          <table:table-cell table:style-name="ce517"/>
          <table:table-cell table:style-name="ce430" table:formula="of:=[.G556]-[.D557]+[.E557]" office:value-type="float" office:value="-109650.948888889" calcext:value-type="float">
            <text:p>-109.650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.00</text:p>
          </table:table-cell>
          <table:table-cell table:style-name="ce517"/>
          <table:table-cell table:style-name="ce430" table:formula="of:=[.G557]-[.D558]+[.E558]" office:value-type="float" office:value="-109638.948888889" calcext:value-type="float">
            <text:p>-109.6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430" table:formula="of:=[.G558]-[.D559]+[.E559]" office:value-type="float" office:value="-69638.9488888889" calcext:value-type="float">
            <text:p>-69.6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430" table:formula="of:=[.G559]-[.D560]+[.E560]" office:value-type="float" office:value="-61638.9488888889" calcext:value-type="float">
            <text:p>-61.638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430" table:formula="of:=[.G560]-[.D561]+[.E561]" office:value-type="float" office:value="-51638.9488888889" calcext:value-type="float">
            <text:p>-51.638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5-11" calcext:value-type="date">
            <text:p>5/11/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561]-[.D562]+[.E562]" office:value-type="float" office:value="-46631.9488888889" calcext:value-type="float">
            <text:p>-46.631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62]-[.D563]+[.E563]" office:value-type="float" office:value="-43222.9488888889" calcext:value-type="float">
            <text:p>-43.222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5-26" calcext:value-type="date">
            <text:p>5/26/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63]-[.D564]+[.E564]" office:value-type="float" office:value="-36457.9488888889" calcext:value-type="float">
            <text:p>-36.457,9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64]-[.D565]+[.E565]" office:value-type="float" office:value="-33048.9488888889" calcext:value-type="float">
            <text:p>-33.048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6-26" calcext:value-type="date">
            <text:p>6/26/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65]-[.D566]+[.E566]" office:value-type="float" office:value="-26283.9488888889" calcext:value-type="float">
            <text:p>-26.283,95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430" table:formula="of:=[.G566]-[.D567]+[.E567]" office:value-type="float" office:value="-26008.9488888889" calcext:value-type="float">
            <text:p>-26.008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.00</text:p>
          </table:table-cell>
          <table:table-cell table:style-name="ce517"/>
          <table:table-cell table:style-name="ce430" table:formula="of:=[.G567]-[.D568]+[.E568]" office:value-type="float" office:value="-25652.9488888889" calcext:value-type="float">
            <text:p>-25.652,95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.00</text:p>
          </table:table-cell>
          <table:table-cell table:style-name="ce517"/>
          <table:table-cell table:style-name="ce430" table:formula="of:=[.G568]-[.D569]+[.E569]" office:value-type="float" office:value="-25622.9488888889" calcext:value-type="float">
            <text:p>-25.622,95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430" table:formula="of:=[.G569]-[.D570]+[.E570]" office:value-type="float" office:value="-25592.9488888889" calcext:value-type="float">
            <text:p>-25.592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6-30" calcext:value-type="date">
            <text:p>6/30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,500.00</text:p>
          </table:table-cell>
          <table:table-cell table:style-name="ce517"/>
          <table:table-cell table:style-name="ce430" table:formula="of:=[.G570]-[.D571]+[.E571]" office:value-type="float" office:value="-24092.9488888889" calcext:value-type="float">
            <text:p>-24.092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1" calcext:value-type="date">
            <text:p>7/1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,000.00</text:p>
          </table:table-cell>
          <table:table-cell table:style-name="ce517"/>
          <table:table-cell table:style-name="ce430" table:formula="of:=[.G571]-[.D572]+[.E572]" office:value-type="float" office:value="-16092.9488888889" calcext:value-type="float">
            <text:p>-16.092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.00</text:p>
          </table:table-cell>
          <table:table-cell table:style-name="ce502"/>
          <table:table-cell table:style-name="ce517"/>
          <table:table-cell table:style-name="ce430" table:formula="of:=[.G572]-[.D573]+[.E573]" office:value-type="float" office:value="-16233.9488888889" calcext:value-type="float">
            <text:p>-16.2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,000.00</text:p>
          </table:table-cell>
          <table:table-cell table:style-name="ce517"/>
          <table:table-cell table:style-name="ce430" table:formula="of:=[.G573]-[.D574]+[.E574]" office:value-type="float" office:value="-11233.9488888889" calcext:value-type="float">
            <text:p>-11.2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2" calcext:value-type="date">
            <text:p>7/2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.00</text:p>
          </table:table-cell>
          <table:table-cell table:style-name="ce517"/>
          <table:table-cell table:style-name="ce430" table:formula="of:=[.G574]-[.D575]+[.E575]" office:value-type="float" office:value="-10733.9488888889" calcext:value-type="float">
            <text:p>-10.7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.00</text:p>
          </table:table-cell>
          <table:table-cell table:style-name="ce517"/>
          <table:table-cell table:style-name="ce430" table:formula="of:=[.G575]-[.D576]+[.E576]" office:value-type="float" office:value="-10633.9488888889" calcext:value-type="float">
            <text:p>-10.6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.00</text:p>
          </table:table-cell>
          <table:table-cell table:style-name="ce517"/>
          <table:table-cell table:style-name="ce430" table:formula="of:=[.G576]-[.D577]+[.E577]" office:value-type="float" office:value="-10533.9488888889" calcext:value-type="float">
            <text:p>-10.5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,000.00</text:p>
          </table:table-cell>
          <table:table-cell table:style-name="ce502"/>
          <table:table-cell table:style-name="ce517"/>
          <table:table-cell table:style-name="ce430" table:formula="of:=[.G577]-[.D578]+[.E578]" office:value-type="float" office:value="-13533.9488888889" calcext:value-type="float">
            <text:p>-13.5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6" calcext:value-type="date">
            <text:p>7/6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,000.00</text:p>
          </table:table-cell>
          <table:table-cell table:style-name="ce517"/>
          <table:table-cell table:style-name="ce430" table:formula="of:=[.G578]-[.D579]+[.E579]" office:value-type="float" office:value="-3533.9488888889" calcext:value-type="float">
            <text:p>-3.5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09" calcext:value-type="date">
            <text:p>7/9/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,900.00</text:p>
          </table:table-cell>
          <table:table-cell table:style-name="ce502"/>
          <table:table-cell table:style-name="ce517"/>
          <table:table-cell table:style-name="ce430" table:formula="of:=[.G579]-[.D580]+[.E580]" office:value-type="float" office:value="-6433.9488888889" calcext:value-type="float">
            <text:p>-6.433,95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,000.00</text:p>
          </table:table-cell>
          <table:table-cell table:style-name="ce517"/>
          <table:table-cell table:style-name="ce430" table:formula="of:=[.G580]-[.D581]+[.E581]" office:value-type="float" office:value="-5433.9488888889" calcext:value-type="float">
            <text:p>-5.433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10" calcext:value-type="date">
            <text:p>7/10/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581]-[.D582]+[.E582]" office:value-type="float" office:value="-426.948888888903" calcext:value-type="float">
            <text:p>-426,9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13" calcext:value-type="date">
            <text:p>7/13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,000.00</text:p>
          </table:table-cell>
          <table:table-cell table:style-name="ce517"/>
          <table:table-cell table:style-name="ce430" table:formula="of:=[.G582]-[.D583]+[.E583]" office:value-type="float" office:value="10573.0511111111" calcext:value-type="float">
            <text:p>10.573,0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15" calcext:value-type="date">
            <text:p>7/15/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.00</text:p>
          </table:table-cell>
          <table:table-cell table:style-name="ce502" table:number-columns-repeated="2"/>
          <table:table-cell table:style-name="ce430" table:formula="of:=[.G583]-[.D584]+[.E584]" office:value-type="float" office:value="9973.0511111111" calcext:value-type="float">
            <text:p>9.973,05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584]-[.D585]+[.E585]" office:value-type="float" office:value="13382.0511111111" calcext:value-type="float">
            <text:p>13.382,0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6" calcext:value-type="date">
            <text:p>7/26/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585]-[.D586]+[.E586]" office:value-type="float" office:value="20147.0511111111" calcext:value-type="float">
            <text:p>20.147,05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30" calcext:value-type="date">
            <text:p>7/30/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,423.21</text:p>
          </table:table-cell>
          <table:table-cell table:style-name="ce517"/>
          <table:table-cell table:style-name="ce430" table:formula="of:=[.G586]-[.D587]+[.E587]" office:value-type="float" office:value="23570.2611111111" calcext:value-type="float">
            <text:p>23.5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0" calcext:value-type="date">
            <text:p>7/20/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,500.00</text:p>
          </table:table-cell>
          <table:table-cell table:style-name="ce502" table:number-columns-repeated="2"/>
          <table:table-cell table:style-name="ce430" table:formula="of:=[.G587]-[.D588]+[.E588]" office:value-type="float" office:value="14070.2611111111" calcext:value-type="float">
            <text:p>14.070,26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,000.00</text:p>
          </table:table-cell>
          <table:table-cell table:style-name="ce502"/>
          <table:table-cell table:style-name="ce430" table:formula="of:=[.G588]-[.D589]+[.E589]" office:value-type="float" office:value="16070.2611111111" calcext:value-type="float">
            <text:p>16.0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3" calcext:value-type="date">
            <text:p>7/23/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,500.00</text:p>
          </table:table-cell>
          <table:table-cell table:style-name="ce502"/>
          <table:table-cell table:style-name="ce430" table:formula="of:=[.G589]-[.D590]+[.E590]" office:value-type="float" office:value="19570.2611111111" calcext:value-type="float">
            <text:p>19.5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5" calcext:value-type="date">
            <text:p>7/25/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,000.00</text:p>
          </table:table-cell>
          <table:table-cell table:style-name="ce502" table:number-columns-repeated="2"/>
          <table:table-cell table:style-name="ce430" table:formula="of:=[.G590]-[.D591]+[.E591]" office:value-type="float" office:value="17570.2611111111" calcext:value-type="float">
            <text:p>17.570,26</text:p>
          </table:table-cell>
          <table:table-cell table:number-columns-repeated="56"/>
        </table:table-row>
        <table:table-row table:style-name="ro10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,000.00</text:p>
          </table:table-cell>
          <table:table-cell table:style-name="ce502" table:number-columns-repeated="2"/>
          <table:table-cell table:style-name="ce430" table:formula="of:=[.G591]-[.D592]+[.E592]" office:value-type="float" office:value="15570.2611111111" calcext:value-type="float">
            <text:p>15.5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7" calcext:value-type="date">
            <text:p>7/27/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,600.00</text:p>
          </table:table-cell>
          <table:table-cell table:style-name="ce502"/>
          <table:table-cell table:style-name="ce430" table:formula="of:=[.G592]-[.D593]+[.E593]" office:value-type="float" office:value="23170.2611111111" calcext:value-type="float">
            <text:p>23.170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7-27" calcext:value-type="date">
            <text:p>7/27/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,600.00</text:p>
          </table:table-cell>
          <table:table-cell table:style-name="ce502" table:number-columns-repeated="2"/>
          <table:table-cell table:style-name="ce430" table:formula="of:=[.G593]-[.D594]+[.E594]" office:value-type="float" office:value="6570.2611111111" calcext:value-type="float">
            <text:p>6.570,26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,500.00</text:p>
          </table:table-cell>
          <table:table-cell table:style-name="ce502" table:number-columns-repeated="2"/>
          <table:table-cell table:style-name="ce430" table:formula="of:=[.G594]-[.D595]+[.E595]" office:value-type="float" office:value="4070.2611111111" calcext:value-type="float">
            <text:p>4.070,26</text:p>
          </table:table-cell>
          <table:table-cell table:number-columns-repeated="56"/>
        </table:table-row>
        <table:table-row table:style-name="ro10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,600.00</text:p>
          </table:table-cell>
          <table:table-cell table:style-name="ce502" table:number-columns-repeated="2"/>
          <table:table-cell table:style-name="ce430" table:formula="of:=[.G595]-[.D596]+[.E596]" office:value-type="float" office:value="2470.2611111111" calcext:value-type="float">
            <text:p>2.470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430" table:formula="of:=[.G596]-[.D597]+[.E597]" office:value-type="float" office:value="870.261111111096" calcext:value-type="float">
            <text:p>870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430" table:formula="of:=[.G597]-[.D598]+[.E598]" office:value-type="float" office:value="-129.738888888904" calcext:value-type="float">
            <text:p>-129,74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430" table:formula="of:=[.G598]-[.D599]+[.E599]" office:value-type="float" office:value="2833.2611111111" calcext:value-type="float">
            <text:p>2.833,26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,000.00</text:p>
          </table:table-cell>
          <table:table-cell table:style-name="ce517"/>
          <table:table-cell table:style-name="ce430" table:formula="of:=[.G599]-[.D600]+[.E600]" office:value-type="float" office:value="22833.2611111111" calcext:value-type="float">
            <text:p>22.833,26</text:p>
          </table:table-cell>
          <table:table-cell table:number-columns-repeated="56"/>
        </table:table-row>
        <table:table-row table:style-name="ro10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.00</text:p>
          </table:table-cell>
          <table:table-cell table:style-name="ce517"/>
          <table:table-cell table:style-name="ce430" table:formula="of:=[.G600]-[.D601]+[.E601]" office:value-type="float" office:value="23333.2611111111" calcext:value-type="float">
            <text:p>23.333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03" calcext:value-type="date">
            <text:p>8/3/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.00</text:p>
          </table:table-cell>
          <table:table-cell table:style-name="ce517"/>
          <table:table-cell table:style-name="ce430" table:formula="of:=[.G601]-[.D602]+[.E602]" office:value-type="float" office:value="23928.2611111111" calcext:value-type="float">
            <text:p>23.928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602]-[.D603]+[.E603]" office:value-type="float" office:value="27928.2611111111" calcext:value-type="float">
            <text:p>27.928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430" table:formula="of:=[.G603]-[.D604]+[.E604]" office:value-type="float" office:value="26828.2611111111" calcext:value-type="float">
            <text:p>26.828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430" table:formula="of:=[.G604]-[.D605]+[.E605]" office:value-type="float" office:value="27728.2611111111" calcext:value-type="float">
            <text:p>27.728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10" calcext:value-type="date">
            <text:p>8/10/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,007.00</text:p>
          </table:table-cell>
          <table:table-cell table:style-name="ce517"/>
          <table:table-cell table:style-name="ce430" table:formula="of:=[.G605]-[.D606]+[.E606]" office:value-type="float" office:value="32735.2611111111" calcext:value-type="float">
            <text:p>32.735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606]-[.D607]+[.E607]" office:value-type="float" office:value="35735.2611111111" calcext:value-type="float">
            <text:p>35.735,26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430" table:formula="of:=[.G607]-[.D608]+[.E608]" office:value-type="float" office:value="50735.2611111111" calcext:value-type="float">
            <text:p>50.735,26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430" table:formula="of:=[.G608]-[.D609]+[.E609]" office:value-type="float" office:value="51335.2611111111" calcext:value-type="float">
            <text:p>51.335,26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609]-[.D610]+[.E610]" office:value-type="float" office:value="54744.2611111111" calcext:value-type="float">
            <text:p>54.744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26" calcext:value-type="date">
            <text:p>8/26/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610]-[.D611]+[.E611]" office:value-type="float" office:value="61509.2611111111" calcext:value-type="float">
            <text:p>61.509,26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8-30" calcext:value-type="date">
            <text:p>8/30/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,424.21</text:p>
          </table:table-cell>
          <table:table-cell table:style-name="ce517"/>
          <table:table-cell table:style-name="ce430" table:formula="of:=[.G611]-[.D612]+[.E612]" office:value-type="float" office:value="64933.4711111111" calcext:value-type="float">
            <text:p>64.93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430" table:formula="of:=[.G612]-[.D613]+[.E613]" office:value-type="float" office:value="65583.4711111111" calcext:value-type="float">
            <text:p>65.58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430" table:formula="of:=[.G613]-[.D614]+[.E614]" office:value-type="float" office:value="68133.4711111111" calcext:value-type="float">
            <text:p>68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614]-[.D615]+[.E615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615]-[.D616]+[.E616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430" table:formula="of:=[.G616]-[.D617]+[.E617]" office:value-type="float" office:value="69133.4711111111" calcext:value-type="float">
            <text:p>69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430" table:formula="of:=[.G617]-[.D618]+[.E618]" office:value-type="float" office:value="49133.4711111111" calcext:value-type="float">
            <text:p>49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430" table:formula="of:=[.G618]-[.D619]+[.E619]" office:value-type="float" office:value="53133.4711111111" calcext:value-type="float">
            <text:p>53.1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430" table:formula="of:=[.G619]-[.D620]+[.E620]" office:value-type="float" office:value="97833.4711111111" calcext:value-type="float">
            <text:p>97.833,47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430" table:formula="of:=[.G620]-[.D621]+[.E621]" office:value-type="float" office:value="67833.4711111111" calcext:value-type="float">
            <text:p>67.8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430" table:formula="of:=[.G621]-[.D622]+[.E622]" office:value-type="float" office:value="72833.4711111111" calcext:value-type="float">
            <text:p>72.833,47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430" table:formula="of:=[.G622]-[.D623]+[.E623]" office:value-type="float" office:value="-127166.528888889" calcext:value-type="float">
            <text:p>-127.166,5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430" table:formula="of:=[.G623]-[.D624]+[.E624]" office:value-type="float" office:value="-107166.528888889" calcext:value-type="float">
            <text:p>-107.166,53</text:p>
          </table:table-cell>
          <table:table-cell table:number-columns-repeated="56"/>
        </table:table-row>
        <table:table-row table:style-name="ro10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430" table:formula="of:=[.G624]-[.D625]+[.E625]" office:value-type="float" office:value="-108966.528888889" calcext:value-type="float">
            <text:p>-108.966,53</text:p>
          </table:table-cell>
          <table:table-cell table:number-columns-repeated="56"/>
        </table:table-row>
        <table:table-row table:style-name="ro10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430" table:formula="of:=[.G625]-[.D626]+[.E626]" office:value-type="float" office:value="-143366.528888889" calcext:value-type="float">
            <text:p>-143.366,53</text:p>
          </table:table-cell>
          <table:table-cell table:number-columns-repeated="56"/>
        </table:table-row>
        <table:table-row table:style-name="ro10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430" table:formula="of:=[.G626]-[.D627]+[.E627]" office:value-type="float" office:value="-140366.528888889" calcext:value-type="float">
            <text:p>-140.366,53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9-12" calcext:value-type="date">
            <text:p>9/12/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,500.00</text:p>
          </table:table-cell>
          <table:table-cell table:style-name="ce502"/>
          <table:table-cell table:style-name="ce430" table:formula="of:=[.G627]-[.D628]+[.E628]" office:value-type="float" office:value="-138866.528888889" calcext:value-type="float">
            <text:p>-138.866,53</text:p>
          </table:table-cell>
          <table:table-cell table:number-columns-repeated="56"/>
        </table:table-row>
        <table:table-row table:style-name="ro10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430" table:formula="of:=[.G628]-[.D629]+[.E629]" office:value-type="float" office:value="-135457.528888889" calcext:value-type="float">
            <text:p>-135.457,53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9-26" calcext:value-type="date">
            <text:p>9/26/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,765.00</text:p>
          </table:table-cell>
          <table:table-cell table:style-name="ce517"/>
          <table:table-cell table:style-name="ce430" table:formula="of:=[.G629]-[.D630]+[.E630]" office:value-type="float" office:value="-128692.528888889" calcext:value-type="float">
            <text:p>-128.692,53</text:p>
          </table:table-cell>
          <table:table-cell table:number-columns-repeated="56"/>
        </table:table-row>
        <table:table-row table:style-name="ro10">
          <table:table-cell/>
          <table:table-cell table:style-name="ce485" office:value-type="date" office:date-value="2015-09-30" calcext:value-type="date">
            <text:p>9/30/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,423.21</text:p>
          </table:table-cell>
          <table:table-cell table:style-name="ce517"/>
          <table:table-cell table:style-name="ce430" table:formula="of:=[.G630]-[.D631]+[.E631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10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430" table:formula="of:=[.G631]-[.D632]+[.E632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30" table:formula="of:=[.G632]-[.D633]+[.E633]" office:value-type="float" office:value="-105269.318888889" calcext:value-type="float">
            <text:p>-105.269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30" table:formula="of:=[.G633]-[.D634]+[.E634]" office:value-type="float" office:value="-100269.318888889" calcext:value-type="float">
            <text:p>-100.269,3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30" table:formula="of:=[.G634]-[.D635]+[.E635]" office:value-type="float" office:value="-97269.3188888889" calcext:value-type="float">
            <text:p>-97.269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430" table:formula="of:=[.G635]-[.D636]+[.E636]" office:value-type="float" office:value="-101544.318888889" calcext:value-type="float">
            <text:p>-101.544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430" table:formula="of:=[.G636]-[.D637]+[.E637]" office:value-type="float" office:value="-61544.3188888889" calcext:value-type="float">
            <text:p>-61.544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430" table:formula="of:=[.G637]-[.D638]+[.E638]" office:value-type="float" office:value="-56528.3188888889" calcext:value-type="float">
            <text:p>-56.528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430" table:formula="of:=[.G638]-[.D639]+[.E639]" office:value-type="float" office:value="-56328.3188888889" calcext:value-type="float">
            <text:p>-56.328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430" table:formula="of:=[.G639]-[.D640]+[.E640]" office:value-type="float" office:value="-56078.3188888889" calcext:value-type="float">
            <text:p>-56.078,3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430" table:formula="of:=[.G640]-[.D641]+[.E641]" office:value-type="float" office:value="-51978.3188888889" calcext:value-type="float">
            <text:p>-51.978,32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430" table:formula="of:=[.G641]-[.D642]+[.E642]" office:value-type="float" office:value="-48569.3188888889" calcext:value-type="float">
            <text:p>-48.569,32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42]-[.D643]+[.E643]" office:value-type="float" office:value="-41804.3188888889" calcext:value-type="float">
            <text:p>-41.804,32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5-10-30" calcext:value-type="date">
            <text:p>10/30/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43]-[.D644]+[.E644]" office:value-type="float" office:value="-38381.1088888889" calcext:value-type="float">
            <text:p>-38.38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430" table:formula="of:=[.G644]-[.D645]+[.E645]" office:value-type="float" office:value="-303381.108888889" calcext:value-type="float">
            <text:p>-303.381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430" table:formula="of:=[.G645]-[.D646]+[.E646]" office:value-type="float" office:value="-285381.108888889" calcext:value-type="float">
            <text:p>-285.381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430" table:formula="of:=[.G646]-[.D647]+[.E647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430" table:formula="of:=[.G647]-[.D648]+[.E648]" office:value-type="float" office:value="-286211.108888889" calcext:value-type="float">
            <text:p>-286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48]-[.D649]+[.E649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430" table:formula="of:=[.G649]-[.D650]+[.E650]" office:value-type="float" office:value="-235211.108888889" calcext:value-type="float">
            <text:p>-23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50]-[.D651]+[.E651]" office:value-type="float" office:value="-225211.108888889" calcext:value-type="float">
            <text:p>-225.211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430" table:formula="of:=[.G651]-[.D652]+[.E652]" office:value-type="float" office:value="-220184.108888889" calcext:value-type="float">
            <text:p>-220.184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2]-[.D653]+[.E653]" office:value-type="float" office:value="-219184.108888889" calcext:value-type="float">
            <text:p>-219.184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430" table:formula="of:=[.G653]-[.D654]+[.E654]" office:value-type="float" office:value="-218914.108888889" calcext:value-type="float">
            <text:p>-218.914,11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4]-[.D655]+[.E655]" office:value-type="float" office:value="-217914.108888889" calcext:value-type="float">
            <text:p>-217.914,11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55]-[.D656]+[.E656]" office:value-type="float" office:value="-207914.108888889" calcext:value-type="float">
            <text:p>-207.914,11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56]-[.D657]+[.E657]" office:value-type="float" office:value="-201149.108888889" calcext:value-type="float">
            <text:p>-201.149,11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5-11-30" calcext:value-type="date">
            <text:p>11/30/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57]-[.D658]+[.E658]" office:value-type="float" office:value="-197725.898888889" calcext:value-type="float">
            <text:p>-197.7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30" table:formula="of:=[.G658]-[.D659]+[.E659]" office:value-type="float" office:value="-197325.898888889" calcext:value-type="float">
            <text:p>-197.3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59]-[.D660]+[.E660]" office:value-type="float" office:value="-196325.898888889" calcext:value-type="float">
            <text:p>-196.3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430" table:formula="of:=[.G660]-[.D661]+[.E661]" office:value-type="float" office:value="-195125.898888889" calcext:value-type="float">
            <text:p>-195.1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30" table:formula="of:=[.G661]-[.D662]+[.E662]" office:value-type="float" office:value="-165125.898888889" calcext:value-type="float">
            <text:p>-165.125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430" table:formula="of:=[.G662]-[.D663]+[.E663]" office:value-type="float" office:value="-166960.898888889" calcext:value-type="float">
            <text:p>-166.960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30" table:formula="of:=[.G663]-[.D664]+[.E664]" office:value-type="float" office:value="-151960.898888889" calcext:value-type="float">
            <text:p>-151.960,90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30" table:formula="of:=[.G664]-[.D665]+[.E665]" office:value-type="float" office:value="-141960.898888889" calcext:value-type="float">
            <text:p>-141.960,90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30" table:formula="of:=[.G665]-[.D666]+[.E666]" office:value-type="float" office:value="-135195.898888889" calcext:value-type="float">
            <text:p>-135.195,90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5-12-30" calcext:value-type="date">
            <text:p>12/30/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66]-[.D667]+[.E667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430" table:formula="of:=[.G667]-[.D668]+[.E668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430" table:formula="of:=[.G668]-[.D669]+[.E669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430" table:formula="of:=[.G669]-[.D670]+[.E670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430" table:formula="of:=[.G670]-[.D671]+[.E671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430" table:formula="of:=[.G671]-[.D672]+[.E672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430" table:formula="of:=[.G672]-[.D673]+[.E673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430" table:formula="of:=[.G673]-[.D674]+[.E674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430" table:formula="of:=[.G674]-[.D675]+[.E675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430" table:formula="of:=[.G675]-[.D676]+[.E676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30" table:formula="of:=[.G676]-[.D677]+[.E677]" office:value-type="float" office:value="-127772.688888889" calcext:value-type="float">
            <text:p>-127.772,69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30" table:formula="of:=[.G677]-[.D678]+[.E678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30" table:formula="of:=[.G678]-[.D679]+[.E679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19" table:formula="of:=SUM([.D513:.D678])" office:value-type="float" office:value="863734" calcext:value-type="float">
            <text:p>863.734,00</text:p>
          </table:table-cell>
          <table:table-cell table:style-name="ce519" table:formula="of:=SUM([.E513:.E678])" office:value-type="float" office:value="892122.26" calcext:value-type="float">
            <text:p>892.122,26</text:p>
          </table:table-cell>
          <table:table-cell table:style-name="ce525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89"/>
          <table:table-cell/>
          <table:table-cell table:style-name="ce525" table:number-columns-repeated="3"/>
          <table:table-cell table:style-name="ce430" table:formula="of:=[.G679]-[.D681]+[.E681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430" table:formula="of:=[.G681]-[.D682]+[.E682]" office:value-type="float" office:value="-138047.688888889" calcext:value-type="float">
            <text:p>-138.047,69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430" table:formula="of:=[.G682]-[.D683]+[.E683]" office:value-type="float" office:value="-148944.216666667" calcext:value-type="float">
            <text:p>-148.944,2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369" office:value-type="string" calcext:value-type="string">
            <text:p>Ali Paşa İsmail BALCI Kira Bedeli 2015</text:p>
          </table:table-cell>
          <table:table-cell table:style-name="ce525" office:value-type="float" office:value="8538.89" calcext:value-type="float">
            <text:p>8.538,89</text:p>
          </table:table-cell>
          <table:table-cell table:style-name="ce525" table:number-columns-repeated="2"/>
          <table:table-cell table:style-name="ce430" table:formula="of:=[.G683]-[.D684]+[.E684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30" table:formula="of:=[.G684]-[.D685]+[.E685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441" table:formula="of:=[.G685]-[.D686]+[.E686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5" calcext:value-type="float">
            <text:p>2015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682:.D687])+[.D680]" office:value-type="float" office:value="894444.417777778" calcext:value-type="float">
            <text:p>894.444,42</text:p>
          </table:table-cell>
          <table:table-cell table:style-name="ce393" table:formula="of:=SUM([.E682:.E687])+[.E680]" office:value-type="float" office:value="892141.47" calcext:value-type="float">
            <text:p>892.141,47</text:p>
          </table:table-cell>
          <table:table-cell table:style-name="ce393"/>
          <table:table-cell table:style-name="ce433" table:formula="of:=[.E688]-[.D688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432" table:formula="of:=[.G686]-[.D690]+[.E690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2-29" calcext:value-type="date">
            <text:p>2/29/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30" table:formula="of:=[.G690]-[.D691]+[.E691]" office:value-type="float" office:value="-154040.686666667" calcext:value-type="float">
            <text:p>-154.040,69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691]-[.D692]+[.E692]" office:value-type="float" office:value="-147275.686666667" calcext:value-type="float">
            <text:p>-147.275,69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442" table:formula="of:=[.G692]-[.D693]+[.E693]" office:value-type="float" office:value="-143498.686666667" calcext:value-type="float">
            <text:p>-143.498,69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1-30" calcext:value-type="date">
            <text:p>1/30/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693]-[.D694]+[.E694]" office:value-type="float" office:value="-140075.476666667" calcext:value-type="float">
            <text:p>-140.075,4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694]-[.D695]+[.E695]" office:value-type="float" office:value="-133310.476666667" calcext:value-type="float">
            <text:p>-133.310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442" table:formula="of:=[.G695]-[.D696]+[.E696]" office:value-type="float" office:value="-120563.476666667" calcext:value-type="float">
            <text:p>-120.563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442" table:formula="of:=[.G696]-[.D697]+[.E697]" office:value-type="float" office:value="-120075.476666667" calcext:value-type="float">
            <text:p>-120.075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697]-[.D698]+[.E698]" office:value-type="float" office:value="-115075.476666667" calcext:value-type="float">
            <text:p>-115.075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698]-[.D699]+[.E699]" office:value-type="float" office:value="-113075.476666667" calcext:value-type="float">
            <text:p>-113.075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442" table:formula="of:=[.G699]-[.D700]+[.E700]" office:value-type="float" office:value="-108042.476666667" calcext:value-type="float">
            <text:p>-108.042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442" table:formula="of:=[.G700]-[.D701]+[.E701]" office:value-type="float" office:value="-108642.476666667" calcext:value-type="float">
            <text:p>-108.642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442" table:formula="of:=[.G701]-[.D702]+[.E702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702]-[.D703]+[.E703]" office:value-type="float" office:value="-108716.476666667" calcext:value-type="float">
            <text:p>-108.716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703]-[.D704]+[.E704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704]-[.D705]+[.E705]" office:value-type="float" office:value="-106216.476666667" calcext:value-type="float">
            <text:p>-106.216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442" table:formula="of:=[.G705]-[.D706]+[.E706]" office:value-type="float" office:value="-145216.476666667" calcext:value-type="float">
            <text:p>-145.216,4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06]-[.D707]+[.E707]" office:value-type="float" office:value="-144916.476666667" calcext:value-type="float">
            <text:p>-144.916,4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07]-[.D708]+[.E708]" office:value-type="float" office:value="-144316.476666667" calcext:value-type="float">
            <text:p>-144.316,4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08]-[.D709]+[.E709]" office:value-type="float" office:value="-137551.476666667" calcext:value-type="float">
            <text:p>-137.551,48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3-30" calcext:value-type="date">
            <text:p>3/30/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09]-[.D710]+[.E710]" office:value-type="float" office:value="-134128.266666667" calcext:value-type="float">
            <text:p>-134.128,2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710]-[.D711]+[.E711]" office:value-type="float" office:value="-133128.266666667" calcext:value-type="float">
            <text:p>-133.128,2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442" table:formula="of:=[.G711]-[.D712]+[.E712]" office:value-type="float" office:value="-132778.266666667" calcext:value-type="float">
            <text:p>-132.778,2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712]-[.D713]+[.E713]" office:value-type="float" office:value="-133078.266666667" calcext:value-type="float">
            <text:p>-133.078,2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13]-[.D714]+[.E714]" office:value-type="float" office:value="-126313.266666667" calcext:value-type="float">
            <text:p>-126.313,27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5-30" calcext:value-type="date">
            <text:p>5/30/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14]-[.D715]+[.E715]" office:value-type="float" office:value="-122890.056666667" calcext:value-type="float">
            <text:p>-122.890,06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15]-[.D716]+[.E716]" office:value-type="float" office:value="-116125.056666667" calcext:value-type="float">
            <text:p>-116.125,06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4-30" calcext:value-type="date">
            <text:p>4/30/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16]-[.D717]+[.E717]" office:value-type="float" office:value="-112701.846666667" calcext:value-type="float">
            <text:p>-112.701,8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717]-[.D718]+[.E718]" office:value-type="float" office:value="-102701.846666667" calcext:value-type="float">
            <text:p>-102.701,8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442" table:formula="of:=[.G718]-[.D719]+[.E719]" office:value-type="float" office:value="-115201.846666667" calcext:value-type="float">
            <text:p>-115.2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19]-[.D720]+[.E720]" office:value-type="float" office:value="-110201.846666667" calcext:value-type="float">
            <text:p>-110.2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442" table:formula="of:=[.G720]-[.D721]+[.E721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442" table:formula="of:=[.G721]-[.D722]+[.E722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442" table:formula="of:=[.G722]-[.D723]+[.E723]" office:value-type="float" office:value="-101701.846666667" calcext:value-type="float">
            <text:p>-101.7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442" table:formula="of:=[.G723]-[.D724]+[.E724]" office:value-type="float" office:value="-93701.8466666668" calcext:value-type="float">
            <text:p>-93.7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724]-[.D725]+[.E725]" office:value-type="float" office:value="-78701.8466666668" calcext:value-type="float">
            <text:p>-78.7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442" table:formula="of:=[.G725]-[.D726]+[.E726]" office:value-type="float" office:value="-75201.8466666668" calcext:value-type="float">
            <text:p>-75.2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442" table:formula="of:=[.G726]-[.D727]+[.E727]" office:value-type="float" office:value="-53201.8466666668" calcext:value-type="float">
            <text:p>-53.201,85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27]-[.D728]+[.E728]" office:value-type="float" office:value="-46436.8466666668" calcext:value-type="float">
            <text:p>-46.436,85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6-30" calcext:value-type="date">
            <text:p>6/30/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28]-[.D729]+[.E729]" office:value-type="float" office:value="-43013.6366666668" calcext:value-type="float">
            <text:p>-43.01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442" table:formula="of:=[.G729]-[.D730]+[.E730]" office:value-type="float" office:value="-37973.6366666668" calcext:value-type="float">
            <text:p>-37.97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442" table:formula="of:=[.G730]-[.D731]+[.E731]" office:value-type="float" office:value="-40873.6366666668" calcext:value-type="float">
            <text:p>-40.87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731]-[.D732]+[.E732]" office:value-type="float" office:value="-10873.6366666668" calcext:value-type="float">
            <text:p>-10.873,64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32]-[.D733]+[.E733]" office:value-type="float" office:value="-4108.63666666677" calcext:value-type="float">
            <text:p>-4.108,64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7-30" calcext:value-type="date">
            <text:p>7/30/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33]-[.D734]+[.E734]" office:value-type="float" office:value="-685.426666666767" calcext:value-type="float">
            <text:p>-685,43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442" table:formula="of:=[.G734]-[.D735]+[.E735]" office:value-type="float" office:value="19.5733333332328" calcext:value-type="float">
            <text:p>19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442" table:formula="of:=[.G735]-[.D736]+[.E736]" office:value-type="float" office:value="684.573333333233" calcext:value-type="float">
            <text:p>68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736]-[.D737]+[.E737]" office:value-type="float" office:value="4684.57333333323" calcext:value-type="float">
            <text:p>4.68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37]-[.D738]+[.E738]" office:value-type="float" office:value="9684.57333333323" calcext:value-type="float">
            <text:p>9.6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442" table:formula="of:=[.G738]-[.D739]+[.E739]" office:value-type="float" office:value="10384.5733333332" calcext:value-type="float">
            <text:p>10.3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739]-[.D740]+[.E740]" office:value-type="float" office:value="9884.57333333323" calcext:value-type="float">
            <text:p>9.8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40]-[.D741]+[.E741]" office:value-type="float" office:value="10184.5733333332" calcext:value-type="float">
            <text:p>10.1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741]-[.D742]+[.E742]" office:value-type="float" office:value="10284.5733333332" calcext:value-type="float">
            <text:p>10.284,5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442" table:formula="of:=[.G742]-[.D743]+[.E743]" office:value-type="float" office:value="9534.57333333323" calcext:value-type="float">
            <text:p>9.53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743]-[.D744]+[.E744]" office:value-type="float" office:value="14534.5733333332" calcext:value-type="float">
            <text:p>14.53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744]-[.D745]+[.E745]" office:value-type="float" office:value="24534.5733333332" calcext:value-type="float">
            <text:p>24.534,5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442" table:formula="of:=[.G745]-[.D746]+[.E746]" office:value-type="float" office:value="14634.5733333332" calcext:value-type="float">
            <text:p>14.634,57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8-30" calcext:value-type="date">
            <text:p>8/30/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46]-[.D747]+[.E747]" office:value-type="float" office:value="18057.7833333332" calcext:value-type="float">
            <text:p>18.057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442" table:formula="of:=[.G747]-[.D748]+[.E748]" office:value-type="float" office:value="22857.7833333332" calcext:value-type="float">
            <text:p>22.857,7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48]-[.D749]+[.E749]" office:value-type="float" office:value="29622.7833333332" calcext:value-type="float">
            <text:p>29.6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442" table:formula="of:=[.G749]-[.D750]+[.E750]" office:value-type="float" office:value="22872.7833333332" calcext:value-type="float">
            <text:p>22.8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442" table:formula="of:=[.G750]-[.D751]+[.E751]" office:value-type="float" office:value="31122.7833333332" calcext:value-type="float">
            <text:p>31.1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442" table:formula="of:=[.G751]-[.D752]+[.E752]" office:value-type="float" office:value="22622.7833333332" calcext:value-type="float">
            <text:p>22.6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52]-[.D753]+[.E753]" office:value-type="float" office:value="22922.7833333332" calcext:value-type="float">
            <text:p>22.92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442" table:formula="of:=[.G753]-[.D754]+[.E754]" office:value-type="float" office:value="19972.7833333332" calcext:value-type="float">
            <text:p>19.972,7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442" table:formula="of:=[.G754]-[.D755]+[.E755]" office:value-type="float" office:value="25072.7833333332" calcext:value-type="float">
            <text:p>25.0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442" table:formula="of:=[.G755]-[.D756]+[.E756]" office:value-type="float" office:value="21372.7833333332" calcext:value-type="float">
            <text:p>21.3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442" table:formula="of:=[.G756]-[.D757]+[.E757]" office:value-type="float" office:value="21572.7833333332" calcext:value-type="float">
            <text:p>21.572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442" table:formula="of:=[.G757]-[.D758]+[.E758]" office:value-type="float" office:value="25291.7833333332" calcext:value-type="float">
            <text:p>25.2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58]-[.D759]+[.E759]" office:value-type="float" office:value="25891.7833333332" calcext:value-type="float">
            <text:p>25.8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759]-[.D760]+[.E760]" office:value-type="float" office:value="40891.7833333332" calcext:value-type="float">
            <text:p>40.8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442" table:formula="of:=[.G760]-[.D761]+[.E761]" office:value-type="float" office:value="14391.7833333332" calcext:value-type="float">
            <text:p>14.391,7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761]-[.D762]+[.E762]" office:value-type="float" office:value="14991.7833333332" calcext:value-type="float">
            <text:p>14.9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442" table:formula="of:=[.G762]-[.D763]+[.E763]" office:value-type="float" office:value="14191.7833333332" calcext:value-type="float">
            <text:p>14.191,7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442" table:formula="of:=[.G763]-[.D764]+[.E764]" office:value-type="float" office:value="14071.7833333332" calcext:value-type="float">
            <text:p>14.071,7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64]-[.D765]+[.E765]" office:value-type="float" office:value="20836.7833333332" calcext:value-type="float">
            <text:p>20.836,78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9-30" calcext:value-type="date">
            <text:p>9/30/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65]-[.D766]+[.E766]" office:value-type="float" office:value="24259.9933333332" calcext:value-type="float">
            <text:p>24.259,99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09-30" calcext:value-type="date">
            <text:p>9/30/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442" table:formula="of:=[.G766]-[.D767]+[.E767]" office:value-type="float" office:value="29541.6133333332" calcext:value-type="float">
            <text:p>29.541,61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67]-[.D768]+[.E768]" office:value-type="float" office:value="36306.6133333332" calcext:value-type="float">
            <text:p>36.306,61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10-30" calcext:value-type="date">
            <text:p>10/30/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68]-[.D769]+[.E769]" office:value-type="float" office:value="39729.8233333332" calcext:value-type="float">
            <text:p>39.729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442" table:formula="of:=[.G769]-[.D770]+[.E770]" office:value-type="float" office:value="38989.8233333332" calcext:value-type="float">
            <text:p>38.989,8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442" table:formula="of:=[.G770]-[.D771]+[.E771]" office:value-type="float" office:value="39839.8233333332" calcext:value-type="float">
            <text:p>39.839,8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442" table:formula="of:=[.G771]-[.D772]+[.E772]" office:value-type="float" office:value="38694.8233333332" calcext:value-type="float">
            <text:p>38.694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442" table:formula="of:=[.G772]-[.D773]+[.E773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442" table:formula="of:=[.G773]-[.D774]+[.E774]" office:value-type="float" office:value="38286.8233333332" calcext:value-type="float">
            <text:p>38.286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442" table:formula="of:=[.G774]-[.D775]+[.E775]" office:value-type="float" office:value="38736.8233333332" calcext:value-type="float">
            <text:p>38.736,8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442" table:formula="of:=[.G775]-[.D776]+[.E776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10">
          <table:table-cell/>
          <table:table-cell table:style-name="ce491" office:value-type="date" office:date-value="2016-11-30" calcext:value-type="date">
            <text:p>11/30/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442" table:formula="of:=[.G776]-[.D777]+[.E777]" office:value-type="float" office:value="42510.0333333332" calcext:value-type="float">
            <text:p>42.510,03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77]-[.D778]+[.E778]" office:value-type="float" office:value="49275.0333333332" calcext:value-type="float">
            <text:p>49.275,03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778]-[.D779]+[.E779]" office:value-type="float" office:value="49575.0333333332" calcext:value-type="float">
            <text:p>49.575,03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442" table:formula="of:=[.G779]-[.D780]+[.E780]" office:value-type="float" office:value="-65424.9666666668" calcext:value-type="float">
            <text:p>-65.424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442" table:formula="of:=[.G780]-[.D781]+[.E781]" office:value-type="float" office:value="-60624.9666666668" calcext:value-type="float">
            <text:p>-60.624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442" table:formula="of:=[.G781]-[.D782]+[.E782]" office:value-type="float" office:value="-61499.9666666668" calcext:value-type="float">
            <text:p>-61.499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782]-[.D783]+[.E783]" office:value-type="float" office:value="-41499.9666666668" calcext:value-type="float">
            <text:p>-41.499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442" table:formula="of:=[.G783]-[.D784]+[.E784]" office:value-type="float" office:value="-38365.9666666668" calcext:value-type="float">
            <text:p>-38.365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442" table:formula="of:=[.G784]-[.D785]+[.E785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442" table:formula="of:=[.G785]-[.D786]+[.E786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442" table:formula="of:=[.G786]-[.D787]+[.E787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442" table:formula="of:=[.G787]-[.D788]+[.E788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788]-[.D789]+[.E789]" office:value-type="float" office:value="-70480.9666666668" calcext:value-type="float">
            <text:p>-70.480,97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442" table:formula="of:=[.G789]-[.D790]+[.E790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443" table:formula="of:=[.G790]-[.D791]+[.E791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/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443"/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19" table:formula="of:=SUM([.D691:.D790])" office:value-type="float" office:value="274284" calcext:value-type="float">
            <text:p>274.284,00</text:p>
          </table:table-cell>
          <table:table-cell table:style-name="ce519" table:formula="of:=SUM([.E691:.E791])" office:value-type="float" office:value="365366.93" calcext:value-type="float">
            <text:p>365.366,93</text:p>
          </table:table-cell>
          <table:table-cell table:style-name="ce525"/>
          <table:table-cell table:style-name="ce443"/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 table:formula="of:=[.G791]-[.D795]+[.E795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443" table:formula="of:=[.G795]-[.D796]+[.E796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443" table:formula="of:=[.G796]-[.D797]+[.E797]" office:value-type="float" office:value="-79380.9666666668" calcext:value-type="float">
            <text:p>-79.3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443" table:formula="of:=[.G797]-[.D798]+[.E798]" office:value-type="float" office:value="-91880.9666666668" calcext:value-type="float">
            <text:p>-91.880,9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443" table:formula="of:=[.G798]-[.D799]+[.E799]" office:value-type="float" office:value="-103612.563888889" calcext:value-type="float">
            <text:p>-103.612,56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9" office:value-type="string" calcext:value-type="string">
            <text:p>Ali Paşa İsmail BALCI Kira Bedeli 2016</text:p>
          </table:table-cell>
          <table:table-cell table:style-name="ce525" office:value-type="float" office:value="9236.11" calcext:value-type="float">
            <text:p>9.236,11</text:p>
          </table:table-cell>
          <table:table-cell table:style-name="ce525" table:number-columns-repeated="2"/>
          <table:table-cell table:style-name="ce443" table:formula="of:=[.G799]-[.D800]+[.E800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443" table:formula="of:=[.G800]-[.D801]+[.E801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443" table:formula="of:=[.G801]-[.D802]+[.E802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6" calcext:value-type="float">
            <text:p>2016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797:.D803])+[.D794]" office:value-type="float" office:value="320757.917222222" calcext:value-type="float">
            <text:p>320.757,92</text:p>
          </table:table-cell>
          <table:table-cell table:style-name="ce393" table:formula="of:=SUM([.E797:.E803])+[.E794]" office:value-type="float" office:value="365366.93" calcext:value-type="float">
            <text:p>365.366,93</text:p>
          </table:table-cell>
          <table:table-cell table:style-name="ce393"/>
          <table:table-cell table:style-name="ce433" table:formula="of:=[.E804]-[.D804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432" table:formula="of:=[.G802]-[.D806]+[.E806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06]-[.D807]+[.E807]" office:value-type="float" office:value="-106089.883888889" calcext:value-type="float">
            <text:p>-106.08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442" table:formula="of:=[.G807]-[.D808]+[.E808]" office:value-type="float" office:value="-101229.883888889" calcext:value-type="float">
            <text:p>-101.22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808]-[.D809]+[.E809]" office:value-type="float" office:value="-97229.883888889" calcext:value-type="float">
            <text:p>-97.22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09]-[.D810]+[.E810]" office:value-type="float" office:value="-93884.883888889" calcext:value-type="float">
            <text:p>-93.884,8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10]-[.D811]+[.E811]" office:value-type="float" office:value="-87119.883888889" calcext:value-type="float">
            <text:p>-87.11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11]-[.D812]+[.E812]" office:value-type="float" office:value="-83774.883888889" calcext:value-type="float">
            <text:p>-83.7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812]-[.D813]+[.E813]" office:value-type="float" office:value="-63774.883888889" calcext:value-type="float">
            <text:p>-63.7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442" table:formula="of:=[.G813]-[.D814]+[.E814]" office:value-type="float" office:value="-43974.883888889" calcext:value-type="float">
            <text:p>-43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14]-[.D815]+[.E815]" office:value-type="float" office:value="-38974.883888889" calcext:value-type="float">
            <text:p>-38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442" table:formula="of:=[.G815]-[.D816]+[.E816]" office:value-type="float" office:value="-26974.883888889" calcext:value-type="float">
            <text:p>-26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442" table:formula="of:=[.G816]-[.D817]+[.E817]" office:value-type="float" office:value="-22974.883888889" calcext:value-type="float">
            <text:p>-22.97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442" table:formula="of:=[.G817]-[.D818]+[.E818]" office:value-type="float" office:value="-21814.883888889" calcext:value-type="float">
            <text:p>-21.814,88</text:p>
          </table:table-cell>
          <table:table-cell table:number-columns-repeated="56"/>
        </table:table-row>
        <table:table-row table:style-name="ro10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442" table:formula="of:=[.G818]-[.D819]+[.E819]" office:value-type="float" office:value="-20314.883888889" calcext:value-type="float">
            <text:p>-20.314,88</text:p>
          </table:table-cell>
          <table:table-cell table:number-columns-repeated="56"/>
        </table:table-row>
        <table:table-row table:style-name="ro10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819]-[.D820]+[.E820]" office:value-type="float" office:value="-10314.883888889" calcext:value-type="float">
            <text:p>-10.3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442" table:formula="of:=[.G820]-[.D821]+[.E821]" office:value-type="float" office:value="-7814.88388888899" calcext:value-type="float">
            <text:p>-7.8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821]-[.D822]+[.E822]" office:value-type="float" office:value="22185.116111111" calcext:value-type="float">
            <text:p>22.18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22]-[.D823]+[.E823]" office:value-type="float" office:value="27185.116111111" calcext:value-type="float">
            <text:p>27.185,12</text:p>
          </table:table-cell>
          <table:table-cell table:number-columns-repeated="56"/>
        </table:table-row>
        <table:table-row table:style-name="ro10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442" table:formula="of:=[.G823]-[.D824]+[.E824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10">
          <table:table-cell/>
          <table:table-cell table:style-name="ce618" table:number-columns-repeated="5"/>
          <table:table-cell table:style-name="ce442" table:formula="of:=[.G824]-[.D825]+[.E825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442" table:formula="of:=[.G825]-[.D826]+[.E826]" office:value-type="float" office:value="-197814.883888889" calcext:value-type="float">
            <text:p>-197.81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442" table:formula="of:=[.G826]-[.D827]+[.E827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442" table:formula="of:=[.G827]-[.D828]+[.E828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28]-[.D829]+[.E829]" office:value-type="float" office:value="-94479.883888889" calcext:value-type="float">
            <text:p>-94.47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29]-[.D830]+[.E830]" office:value-type="float" office:value="-91144.883888889" calcext:value-type="float">
            <text:p>-91.144,88</text:p>
          </table:table-cell>
          <table:table-cell table:number-columns-repeated="56"/>
        </table:table-row>
        <table:table-row table:style-name="ro10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442" table:formula="of:=[.G830]-[.D831]+[.E831]" office:value-type="float" office:value="-84379.883888889" calcext:value-type="float">
            <text:p>-84.37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442" table:formula="of:=[.G831]-[.D832]+[.E832]" office:value-type="float" office:value="84930.116111111" calcext:value-type="float">
            <text:p>84.930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442" table:formula="of:=[.G832]-[.D833]+[.E833]" office:value-type="float" office:value="84950.116111111" calcext:value-type="float">
            <text:p>84.950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42" table:formula="of:=[.G833]-[.D834]+[.E834]" office:value-type="float" office:value="85350.116111111" calcext:value-type="float">
            <text:p>85.350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442" table:formula="of:=[.G834]-[.D835]+[.E835]" office:value-type="float" office:value="100750.116111111" calcext:value-type="float">
            <text:p>100.750,12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35]-[.D836]+[.E836]" office:value-type="float" office:value="104085.116111111" calcext:value-type="float">
            <text:p>104.08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442" table:formula="of:=[.G836]-[.D837]+[.E837]" office:value-type="float" office:value="129085.116111111" calcext:value-type="float">
            <text:p>129.08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837]-[.D838]+[.E838]" office:value-type="float" office:value="139085.116111111" calcext:value-type="float">
            <text:p>139.08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838]-[.D839]+[.E839]" office:value-type="float" office:value="140085.116111111" calcext:value-type="float">
            <text:p>140.08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442" table:formula="of:=[.G839]-[.D840]+[.E840]" office:value-type="float" office:value="140075.116111111" calcext:value-type="float">
            <text:p>140.07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442" table:formula="of:=[.G840]-[.D841]+[.E841]" office:value-type="float" office:value="140025.116111111" calcext:value-type="float">
            <text:p>140.025,12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841]-[.D842]+[.E842]" office:value-type="float" office:value="140525.116111111" calcext:value-type="float">
            <text:p>140.52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442" table:formula="of:=[.G842]-[.D843]+[.E843]" office:value-type="float" office:value="140485.116111111" calcext:value-type="float">
            <text:p>140.48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442" table:formula="of:=[.G843]-[.D844]+[.E844]" office:value-type="float" office:value="140455.116111111" calcext:value-type="float">
            <text:p>140.45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442" table:formula="of:=[.G844]-[.D845]+[.E845]" office:value-type="float" office:value="140405.116111111" calcext:value-type="float">
            <text:p>140.40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442" table:formula="of:=[.G845]-[.D846]+[.E846]" office:value-type="float" office:value="140375.116111111" calcext:value-type="float">
            <text:p>140.37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442" table:formula="of:=[.G846]-[.D847]+[.E847]" office:value-type="float" office:value="140615.116111111" calcext:value-type="float">
            <text:p>140.61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442" table:formula="of:=[.G847]-[.D848]+[.E848]" office:value-type="float" office:value="140215.116111111" calcext:value-type="float">
            <text:p>140.21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442" table:formula="of:=[.G848]-[.D849]+[.E849]" office:value-type="float" office:value="32715.116111111" calcext:value-type="float">
            <text:p>32.715,12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442" table:formula="of:=[.G849]-[.D850]+[.E850]" office:value-type="float" office:value="-142284.883888889" calcext:value-type="float">
            <text:p>-142.28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442" table:formula="of:=[.G850]-[.D851]+[.E851]" office:value-type="float" office:value="-141884.883888889" calcext:value-type="float">
            <text:p>-141.88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851]-[.D852]+[.E852]" office:value-type="float" office:value="-141584.883888889" calcext:value-type="float">
            <text:p>-141.58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.00</text:p>
          </table:table-cell>
          <table:table-cell table:style-name="ce525"/>
          <table:table-cell table:style-name="ce442" table:formula="of:=[.G852]-[.D853]+[.E853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442" table:formula="of:=[.G853]-[.D854]+[.E854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442" table:formula="of:=[.G854]-[.D855]+[.E855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,335.00</text:p>
          </table:table-cell>
          <table:table-cell table:style-name="ce525"/>
          <table:table-cell table:style-name="ce442" table:formula="of:=[.G855]-[.D856]+[.E856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856]-[.D857]+[.E857]" office:value-type="float" office:value="-117749.883888889" calcext:value-type="float">
            <text:p>-117.74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857]-[.D858]+[.E858]" office:value-type="float" office:value="-102749.883888889" calcext:value-type="float">
            <text:p>-102.74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442" table:formula="of:=[.G858]-[.D859]+[.E859]" office:value-type="float" office:value="-102979.883888889" calcext:value-type="float">
            <text:p>-102.97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442" table:formula="of:=[.G859]-[.D860]+[.E860]" office:value-type="float" office:value="-77979.883888889" calcext:value-type="float">
            <text:p>-77.97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860]-[.D861]+[.E861]" office:value-type="float" office:value="-77879.883888889" calcext:value-type="float">
            <text:p>-77.87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442" table:formula="of:=[.G861]-[.D862]+[.E862]" office:value-type="float" office:value="-78029.883888889" calcext:value-type="float">
            <text:p>-78.029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442" table:formula="of:=[.G862]-[.D863]+[.E863]" office:value-type="float" office:value="-78154.883888889" calcext:value-type="float">
            <text:p>-78.1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863]-[.D864]+[.E864]" office:value-type="float" office:value="-76154.883888889" calcext:value-type="float">
            <text:p>-76.1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442" table:formula="of:=[.G864]-[.D865]+[.E865]" office:value-type="float" office:value="-76904.883888889" calcext:value-type="float">
            <text:p>-76.90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442" table:formula="of:=[.G865]-[.D866]+[.E866]" office:value-type="float" office:value="-78404.883888889" calcext:value-type="float">
            <text:p>-78.40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442" table:formula="of:=[.G866]-[.D867]+[.E867]" office:value-type="float" office:value="-78504.883888889" calcext:value-type="float">
            <text:p>-78.50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442" table:formula="of:=[.G867]-[.D868]+[.E868]" office:value-type="float" office:value="-80504.883888889" calcext:value-type="float">
            <text:p>-80.50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442" table:formula="of:=[.G868]-[.D869]+[.E869]" office:value-type="float" office:value="-81024.883888889" calcext:value-type="float">
            <text:p>-81.02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442" table:formula="of:=[.G869]-[.D870]+[.E870]" office:value-type="float" office:value="-81264.883888889" calcext:value-type="float">
            <text:p>-81.26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442" table:formula="of:=[.G870]-[.D871]+[.E871]" office:value-type="float" office:value="-80464.883888889" calcext:value-type="float">
            <text:p>-80.46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871]-[.D872]+[.E872]" office:value-type="float" office:value="-79964.883888889" calcext:value-type="float">
            <text:p>-79.96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442" table:formula="of:=[.G872]-[.D873]+[.E873]" office:value-type="float" office:value="-80414.883888889" calcext:value-type="float">
            <text:p>-80.41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442" table:formula="of:=[.G873]-[.D874]+[.E874]" office:value-type="float" office:value="-80429.883888889" calcext:value-type="float">
            <text:p>-80.429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442" table:formula="of:=[.G874]-[.D875]+[.E875]" office:value-type="float" office:value="-80654.883888889" calcext:value-type="float">
            <text:p>-80.654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442" table:formula="of:=[.G875]-[.D876]+[.E876]" office:value-type="float" office:value="-53154.883888889" calcext:value-type="float">
            <text:p>-53.154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442" table:formula="of:=[.G876]-[.D877]+[.E877]" office:value-type="float" office:value="-52835.883888889" calcext:value-type="float">
            <text:p>-52.835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442" table:formula="of:=[.G877]-[.D878]+[.E878]" office:value-type="float" office:value="-47725.883888889" calcext:value-type="float">
            <text:p>-47.725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442" table:formula="of:=[.G878]-[.D879]+[.E879]" office:value-type="float" office:value="-40555.883888889" calcext:value-type="float">
            <text:p>-40.555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442" table:formula="of:=[.G879]-[.D880]+[.E880]" office:value-type="float" office:value="-31668.883888889" calcext:value-type="float">
            <text:p>-31.66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442" table:formula="of:=[.G880]-[.D881]+[.E881]" office:value-type="float" office:value="-27583.883888889" calcext:value-type="float">
            <text:p>-27.58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442" table:formula="of:=[.G881]-[.D882]+[.E882]" office:value-type="float" office:value="-26753.883888889" calcext:value-type="float">
            <text:p>-26.75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882]-[.D883]+[.E883]" office:value-type="float" office:value="-26698.883888889" calcext:value-type="float">
            <text:p>-26.69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442" table:formula="of:=[.G883]-[.D884]+[.E884]" office:value-type="float" office:value="-16083.883888889" calcext:value-type="float">
            <text:p>-16.08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442" table:formula="of:=[.G884]-[.D885]+[.E885]" office:value-type="float" office:value="-16038.883888889" calcext:value-type="float">
            <text:p>-16.03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885]-[.D886]+[.E886]" office:value-type="float" office:value="-15983.883888889" calcext:value-type="float">
            <text:p>-15.98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442" table:formula="of:=[.G886]-[.D887]+[.E887]" office:value-type="float" office:value="-15918.883888889" calcext:value-type="float">
            <text:p>-15.91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442" table:formula="of:=[.G887]-[.D888]+[.E888]" office:value-type="float" office:value="-15843.883888889" calcext:value-type="float">
            <text:p>-15.8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888]-[.D889]+[.E889]" office:value-type="float" office:value="-16143.883888889" calcext:value-type="float">
            <text:p>-16.1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442" table:formula="of:=[.G889]-[.D890]+[.E890]" office:value-type="float" office:value="-16183.883888889" calcext:value-type="float">
            <text:p>-16.183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442" table:formula="of:=[.G890]-[.D891]+[.E891]" office:value-type="float" office:value="-16258.883888889" calcext:value-type="float">
            <text:p>-16.25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91]-[.D892]+[.E892]" office:value-type="float" office:value="-11258.883888889" calcext:value-type="float">
            <text:p>-11.25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442" table:formula="of:=[.G892]-[.D893]+[.E893]" office:value-type="float" office:value="-10938.883888889" calcext:value-type="float">
            <text:p>-10.938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442" table:formula="of:=[.G893]-[.D894]+[.E894]" office:value-type="float" office:value="-60938.883888889" calcext:value-type="float">
            <text:p>-60.9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894]-[.D895]+[.E895]" office:value-type="float" office:value="-58938.883888889" calcext:value-type="float">
            <text:p>-58.9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442" table:formula="of:=[.G895]-[.D896]+[.E896]" office:value-type="float" office:value="-59238.883888889" calcext:value-type="float">
            <text:p>-59.2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896]-[.D897]+[.E897]" office:value-type="float" office:value="-59138.883888889" calcext:value-type="float">
            <text:p>-59.13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442" table:formula="of:=[.G897]-[.D898]+[.E898]" office:value-type="float" office:value="-58588.883888889" calcext:value-type="float">
            <text:p>-58.58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442" table:formula="of:=[.G898]-[.D899]+[.E899]" office:value-type="float" office:value="-55243.883888889" calcext:value-type="float">
            <text:p>-55.2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899]-[.D900]+[.E900]" office:value-type="float" office:value="-50243.883888889" calcext:value-type="float">
            <text:p>-50.243,88</text:p>
          </table:table-cell>
          <table:table-cell table:number-columns-repeated="56"/>
        </table:table-row>
        <table:table-row table:style-name="ro10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442" table:formula="of:=[.G900]-[.D901]+[.E901]" office:value-type="float" office:value="-44243.883888889" calcext:value-type="float">
            <text:p>-44.2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442" table:formula="of:=[.G901]-[.D902]+[.E902]" office:value-type="float" office:value="-44393.883888889" calcext:value-type="float">
            <text:p>-44.39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02]-[.D903]+[.E903]" office:value-type="float" office:value="-43393.883888889" calcext:value-type="float">
            <text:p>-43.39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03]-[.D904]+[.E904]" office:value-type="float" office:value="-41393.883888889" calcext:value-type="float">
            <text:p>-41.39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442" table:formula="of:=[.G904]-[.D905]+[.E905]" office:value-type="float" office:value="-39843.883888889" calcext:value-type="float">
            <text:p>-39.8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05]-[.D906]+[.E906]" office:value-type="float" office:value="-38843.883888889" calcext:value-type="float">
            <text:p>-38.84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06]-[.D907]+[.E907]" office:value-type="float" office:value="-35843.883888889" calcext:value-type="float">
            <text:p>-35.843,88</text:p>
          </table:table-cell>
          <table:table-cell table:number-columns-repeated="56"/>
        </table:table-row>
        <table:table-row table:style-name="ro10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.00</text:p>
          </table:table-cell>
          <table:table-cell table:style-name="ce502"/>
          <table:table-cell table:style-name="ce442" table:formula="of:=[.G907]-[.D908]+[.E908]" office:value-type="float" office:value="-35643.883888889" calcext:value-type="float">
            <text:p>-35.643,88</text:p>
          </table:table-cell>
          <table:table-cell table:number-columns-repeated="56"/>
        </table:table-row>
        <table:table-row table:style-name="ro10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442" table:formula="of:=[.G908]-[.D909]+[.E909]" office:value-type="float" office:value="-32308.883888889" calcext:value-type="float">
            <text:p>-32.308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442" table:formula="of:=[.G909]-[.D910]+[.E910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10]-[.D911]+[.E911]" office:value-type="float" office:value="-30633.883888889" calcext:value-type="float">
            <text:p>-30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442" table:formula="of:=[.G911]-[.D912]+[.E912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442" table:formula="of:=[.G912]-[.D913]+[.E913]" office:value-type="float" office:value="-27633.883888889" calcext:value-type="float">
            <text:p>-27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913]-[.D914]+[.E914]" office:value-type="float" office:value="-17633.883888889" calcext:value-type="float">
            <text:p>-17.633,8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442" table:formula="of:=[.G914]-[.D915]+[.E915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442" table:formula="of:=[.G915]-[.D916]+[.E916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6"/>
          <table:table-cell table:style-name="ce519" table:formula="of:=SUM([.D807:.D916])" office:value-type="float" office:value="570940" calcext:value-type="float">
            <text:p>570.940,00</text:p>
          </table:table-cell>
          <table:table-cell table:style-name="ce519" table:formula="of:=SUM([.E807:.E916])" office:value-type="float" office:value="666175.5" calcext:value-type="float">
            <text:p>666.175,50</text:p>
          </table:table-cell>
          <table:table-cell table:style-name="ce525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442" table:formula="of:=[.G916]-[.D918]+[.E918]" office:value-type="float" office:value="-33019.383888889" calcext:value-type="float">
            <text:p>-33.01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442" table:formula="of:=[.G918]-[.D919]+[.E919]" office:value-type="float" office:value="-46769.383888889" calcext:value-type="float">
            <text:p>-46.769,3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442" table:formula="of:=[.G919]-[.D920]+[.E920]" office:value-type="float" office:value="-60352.5783333334" calcext:value-type="float">
            <text:p>-60.352,58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1266.67" calcext:value-type="float">
            <text:p>1.266,67</text:p>
          </table:table-cell>
          <table:table-cell table:style-name="ce618"/>
          <table:table-cell table:style-name="ce525"/>
          <table:table-cell table:style-name="ce442" table:formula="of:=[.G920]-[.D921]+[.E921]" office:value-type="float" office:value="-61619.2483333334" calcext:value-type="float">
            <text:p>-61.619,2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499" office:value-type="string" calcext:value-type="string">
            <text:p>Ali Paşa İsmail BALCI Kira Bedeli 2017</text:p>
          </table:table-cell>
          <table:table-cell table:style-name="ce525" office:value-type="float" office:value="9765.56" calcext:value-type="float">
            <text:p>9.765,56</text:p>
          </table:table-cell>
          <table:table-cell table:style-name="ce618"/>
          <table:table-cell table:style-name="ce525"/>
          <table:table-cell table:style-name="ce442" table:formula="of:=[.G921]-[.D922]+[.E922]" office:value-type="float" office:value="-71384.8083333334" calcext:value-type="float">
            <text:p>-71.384,8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443" table:formula="of:=[.G922]-[.D923]+[.E923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7" calcext:value-type="float">
            <text:p>2017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918:.D924])+[.D917]" office:value-type="float" office:value="624712.444444444" calcext:value-type="float">
            <text:p>624.712,44</text:p>
          </table:table-cell>
          <table:table-cell table:style-name="ce393" table:formula="of:=SUM([.E918:.E924])+[.E917]" office:value-type="float" office:value="666175.5" calcext:value-type="float">
            <text:p>666.175,50</text:p>
          </table:table-cell>
          <table:table-cell table:style-name="ce393"/>
          <table:table-cell table:style-name="ce433" table:formula="of:=[.E925]-[.D92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3"/>
          <table:table-cell table:style-name="ce437"/>
          <table:table-cell table:number-columns-repeated="56"/>
        </table:table-row>
        <table:table-row table:style-name="ro10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432" table:formula="of:=[.G923]-[.D927]+[.E927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927]-[.D928]+[.E928]" office:value-type="float" office:value="-56391.8283333334" calcext:value-type="float">
            <text:p>-56.391,83</text:p>
          </table:table-cell>
          <table:table-cell table:number-columns-repeated="56"/>
        </table:table-row>
        <table:table-row table:style-name="ro10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28]-[.D929]+[.E929]" office:value-type="float" office:value="-55391.8283333334" calcext:value-type="float">
            <text:p>-55.391,83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442" table:formula="of:=[.G929]-[.D930]+[.E930]" office:value-type="float" office:value="-55231.8283333334" calcext:value-type="float">
            <text:p>-55.231,83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930]-[.D931]+[.E931]" office:value-type="float" office:value="-55731.8283333334" calcext:value-type="float">
            <text:p>-55.731,83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442" table:formula="of:=[.G931]-[.D932]+[.E932]" office:value-type="float" office:value="-57581.8283333334" calcext:value-type="float">
            <text:p>-57.581,83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442" table:formula="of:=[.G932]-[.D933]+[.E933]" office:value-type="float" office:value="-55681.8283333334" calcext:value-type="float">
            <text:p>-55.681,83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442" table:formula="of:=[.G933]-[.D934]+[.E934]" office:value-type="float" office:value="-54431.8283333334" calcext:value-type="float">
            <text:p>-54.431,83</text:p>
          </table:table-cell>
          <table:table-cell table:number-columns-repeated="56"/>
        </table:table-row>
        <table:table-row table:style-name="ro10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442" table:formula="of:=[.G934]-[.D935]+[.E935]" office:value-type="float" office:value="-54271.8283333334" calcext:value-type="float">
            <text:p>-54.271,83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442" table:formula="of:=[.G935]-[.D936]+[.E936]" office:value-type="float" office:value="-54242.8783333334" calcext:value-type="float">
            <text:p>-54.242,88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442" table:formula="of:=[.G936]-[.D937]+[.E937]" office:value-type="float" office:value="-54147.8783333334" calcext:value-type="float">
            <text:p>-54.147,88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442" table:formula="of:=[.G937]-[.D938]+[.E938]" office:value-type="float" office:value="-53779.1483333334" calcext:value-type="float">
            <text:p>-53.779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442" table:formula="of:=[.G938]-[.D939]+[.E939]" office:value-type="float" office:value="-53709.1483333334" calcext:value-type="float">
            <text:p>-53.709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39]-[.D940]+[.E940]" office:value-type="float" office:value="-53609.1483333334" calcext:value-type="float">
            <text:p>-53.609,15</text:p>
          </table:table-cell>
          <table:table-cell table:number-columns-repeated="56"/>
        </table:table-row>
        <table:table-row table:style-name="ro10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442" table:formula="of:=[.G940]-[.D941]+[.E941]" office:value-type="float" office:value="-53009.1483333334" calcext:value-type="float">
            <text:p>-53.009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442" table:formula="of:=[.G941]-[.D942]+[.E942]" office:value-type="float" office:value="-50007.1483333334" calcext:value-type="float">
            <text:p>-50.007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442" table:formula="of:=[.G942]-[.D943]+[.E943]" office:value-type="float" office:value="-49002.1483333334" calcext:value-type="float">
            <text:p>-49.002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943]-[.D944]+[.E944]" office:value-type="float" office:value="-29002.1483333334" calcext:value-type="float">
            <text:p>-29.002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442" table:formula="of:=[.G944]-[.D945]+[.E945]" office:value-type="float" office:value="-27997.1483333334" calcext:value-type="float">
            <text:p>-27.997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442" table:formula="of:=[.G945]-[.D946]+[.E946]" office:value-type="float" office:value="-27212.1483333334" calcext:value-type="float">
            <text:p>-27.212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442" table:formula="of:=[.G946]-[.D947]+[.E947]" office:value-type="float" office:value="2787.85166666657" calcext:value-type="float">
            <text:p>2.787,85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442" table:formula="of:=[.G947]-[.D948]+[.E948]" office:value-type="float" office:value="4792.85166666658" calcext:value-type="float">
            <text:p>4.792,85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442" table:formula="of:=[.G948]-[.D949]+[.E949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10">
          <table:table-cell/>
          <table:table-cell table:style-name="ce496" table:number-columns-repeated="2"/>
          <table:table-cell table:style-name="ce525" table:number-columns-repeated="3"/>
          <table:table-cell table:style-name="ce442" table:formula="of:=[.G949]-[.D950]+[.E950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442" table:formula="of:=[.G950]-[.D951]+[.E951]" office:value-type="float" office:value="-203207.148333333" calcext:value-type="float">
            <text:p>-203.207,15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442" table:formula="of:=[.G951]-[.D952]+[.E952]" office:value-type="float" office:value="-202027.148333333" calcext:value-type="float">
            <text:p>-202.027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442" table:formula="of:=[.G952]-[.D953]+[.E953]" office:value-type="float" office:value="-201101.148333333" calcext:value-type="float">
            <text:p>-201.101,15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442" table:formula="of:=[.G953]-[.D954]+[.E954]" office:value-type="float" office:value="-200804.038333333" calcext:value-type="float">
            <text:p>-200.804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442" table:formula="of:=[.G954]-[.D955]+[.E955]" office:value-type="float" office:value="-193299.038333333" calcext:value-type="float">
            <text:p>-193.2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442" table:formula="of:=[.G955]-[.D956]+[.E956]" office:value-type="float" office:value="-175799.038333333" calcext:value-type="float">
            <text:p>-175.7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442" table:formula="of:=[.G956]-[.D957]+[.E957]" office:value-type="float" office:value="-157599.038333333" calcext:value-type="float">
            <text:p>-157.5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442" table:formula="of:=[.G957]-[.D958]+[.E958]" office:value-type="float" office:value="-140599.038333333" calcext:value-type="float">
            <text:p>-140.5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442" table:formula="of:=[.G958]-[.D959]+[.E959]" office:value-type="float" office:value="-130599.038333333" calcext:value-type="float">
            <text:p>-130.599,04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59]-[.D960]+[.E960]" office:value-type="float" office:value="-127599.038333333" calcext:value-type="float">
            <text:p>-127.599,04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442" table:formula="of:=[.G960]-[.D961]+[.E961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961]-[.D962]+[.E962]" office:value-type="float" office:value="-116132.218333333" calcext:value-type="float">
            <text:p>-116.132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442" table:formula="of:=[.G962]-[.D963]+[.E963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442" table:formula="of:=[.G963]-[.D964]+[.E964]" office:value-type="float" office:value="-118835.218333333" calcext:value-type="float">
            <text:p>-118.835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964]-[.D965]+[.E965]" office:value-type="float" office:value="-118335.218333333" calcext:value-type="float">
            <text:p>-118.335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442" table:formula="of:=[.G965]-[.D966]+[.E966]" office:value-type="float" office:value="-110335.218333333" calcext:value-type="float">
            <text:p>-110.335,22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442" table:formula="of:=[.G966]-[.D967]+[.E967]" office:value-type="float" office:value="-106991.098333333" calcext:value-type="float">
            <text:p>-106.991,10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442" table:formula="of:=[.G967]-[.D968]+[.E968]" office:value-type="float" office:value="-110391.098333333" calcext:value-type="float">
            <text:p>-110.391,10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442" table:formula="of:=[.G968]-[.D969]+[.E969]" office:value-type="float" office:value="-95391.0983333335" calcext:value-type="float">
            <text:p>-95.3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442" table:formula="of:=[.G969]-[.D970]+[.E970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0]-[.D971]+[.E971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19" table:formula="of:=SUM([.D928:.D970])" office:value-type="float" office:value="217650" calcext:value-type="float">
            <text:p>217.650,00</text:p>
          </table:table-cell>
          <table:table-cell table:style-name="ce519" table:formula="of:=SUM([.E928:.E970])" office:value-type="float" office:value="192750.73" calcext:value-type="float">
            <text:p>192.750,73</text:p>
          </table:table-cell>
          <table:table-cell table:style-name="ce525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/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1]-[.D975]+[.E975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442" table:formula="of:=[.G975]-[.D976]+[.E976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442" table:formula="of:=[.G976]-[.D977]+[.E977]" office:value-type="float" office:value="-97791.0983333334" calcext:value-type="float">
            <text:p>-97.79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442" table:formula="of:=[.G977]-[.D978]+[.E978]" office:value-type="float" office:value="-114041.098333333" calcext:value-type="float">
            <text:p>-114.041,10</text:p>
          </table:table-cell>
          <table:table-cell table:number-columns-repeated="56"/>
        </table:table-row>
        <table:table-row table:style-name="ro10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442" table:formula="of:=[.G978]-[.D979]+[.E979]" office:value-type="float" office:value="-130875.195555556" calcext:value-type="float">
            <text:p>-130.875,20</text:p>
          </table:table-cell>
          <table:table-cell table:number-columns-repeated="56"/>
        </table:table-row>
        <table:table-row table:style-name="ro10">
          <table:table-cell/>
          <table:table-cell table:style-name="ce497"/>
          <table:table-cell table:style-name="ce499" office:value-type="string" calcext:value-type="string">
            <text:p>Ali Paşa İsmail BALCI Kira Bedeli 2018</text:p>
          </table:table-cell>
          <table:table-cell table:style-name="ce525" office:value-type="float" office:value="12956.11" calcext:value-type="float">
            <text:p>12.956,11</text:p>
          </table:table-cell>
          <table:table-cell table:style-name="ce525" table:number-columns-repeated="2"/>
          <table:table-cell table:style-name="ce442" table:formula="of:=[.G979]-[.D980]+[.E980]" office:value-type="float" office:value="-143831.305555556" calcext:value-type="float">
            <text:p>-143.831,31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443" table:formula="of:=[.G980]-[.D981]+[.E981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1"/>
          <table:table-cell table:number-columns-repeated="56"/>
        </table:table-row>
        <table:table-row table:style-name="ro10">
          <table:table-cell/>
          <table:table-cell table:style-name="ce337" office:value-type="float" office:value="2018" calcext:value-type="float">
            <text:p>2018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977:.D982])+[.D973]" office:value-type="float" office:value="265199.257222222" calcext:value-type="float">
            <text:p>265.199,26</text:p>
          </table:table-cell>
          <table:table-cell table:style-name="ce393" table:formula="of:=SUM([.E977:.E982])+[.E973]" office:value-type="float" office:value="192750.73" calcext:value-type="float">
            <text:p>192.750,73</text:p>
          </table:table-cell>
          <table:table-cell table:style-name="ce393"/>
          <table:table-cell table:style-name="ce433" table:formula="of:=[.E983]-[.D983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10">
          <table:table-cell/>
          <table:table-cell table:style-name="ce474"/>
          <table:table-cell table:style-name="ce503"/>
          <table:table-cell table:style-name="ce517" table:number-columns-repeated="3"/>
          <table:table-cell table:style-name="ce430"/>
          <table:table-cell table:number-columns-repeated="56"/>
        </table:table-row>
        <table:table-row table:style-name="ro10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432" table:formula="of:=[.G981]-[.D985]+[.E985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614" table:number-columns-repeated="5"/>
          <table:table-cell table:style-name="ce442" table:formula="of:=[.G985]-[.D986]+[.E986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86]-[.D987]+[.E987]" office:value-type="float" office:value="-143740.355555556" calcext:value-type="float">
            <text:p>-143.740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87]-[.D988]+[.E988]" office:value-type="float" office:value="-143640.355555556" calcext:value-type="float">
            <text:p>-143.640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442" table:formula="of:=[.G988]-[.D989]+[.E989]" office:value-type="float" office:value="-142040.355555556" calcext:value-type="float">
            <text:p>-142.040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442" table:formula="of:=[.G989]-[.D990]+[.E990]" office:value-type="float" office:value="-138554.355555556" calcext:value-type="float">
            <text:p>-138.554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990]-[.D991]+[.E991]" office:value-type="float" office:value="-137554.355555556" calcext:value-type="float">
            <text:p>-137.554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442" table:formula="of:=[.G991]-[.D992]+[.E992]" office:value-type="float" office:value="-135554.355555556" calcext:value-type="float">
            <text:p>-135.554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442" table:formula="of:=[.G992]-[.D993]+[.E993]" office:value-type="float" office:value="-135404.355555556" calcext:value-type="float">
            <text:p>-135.404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442" table:formula="of:=[.G993]-[.D994]+[.E994]" office:value-type="float" office:value="-135349.355555556" calcext:value-type="float">
            <text:p>-135.349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442" table:formula="of:=[.G994]-[.D995]+[.E995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442" table:formula="of:=[.G995]-[.D996]+[.E996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442" table:formula="of:=[.G996]-[.D997]+[.E997]" office:value-type="float" office:value="-134099.355555556" calcext:value-type="float">
            <text:p>-134.099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442" table:formula="of:=[.G997]-[.D998]+[.E998]" office:value-type="float" office:value="-133865.355555556" calcext:value-type="float">
            <text:p>-133.865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442" table:formula="of:=[.G998]-[.D999]+[.E999]" office:value-type="float" office:value="-133631.355555556" calcext:value-type="float">
            <text:p>-133.63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999]-[.D1000]+[.E1000]" office:value-type="float" office:value="-133531.355555556" calcext:value-type="float">
            <text:p>-133.53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442" table:formula="of:=[.G1000]-[.D1001]+[.E1001]" office:value-type="float" office:value="-133251.355555556" calcext:value-type="float">
            <text:p>-133.25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442" table:formula="of:=[.G1001]-[.D1002]+[.E1002]" office:value-type="float" office:value="-113251.355555556" calcext:value-type="float">
            <text:p>-113.25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442" table:formula="of:=[.G1002]-[.D1003]+[.E1003]" office:value-type="float" office:value="-113201.355555556" calcext:value-type="float">
            <text:p>-113.2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442" table:formula="of:=[.G1003]-[.D1004]+[.E1004]" office:value-type="float" office:value="-113601.355555556" calcext:value-type="float">
            <text:p>-113.6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442" table:formula="of:=[.G1004]-[.D1005]+[.E1005]" office:value-type="float" office:value="-113101.355555556" calcext:value-type="float">
            <text:p>-113.1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442" table:formula="of:=[.G1005]-[.D1006]+[.E1006]" office:value-type="float" office:value="-114601.355555556" calcext:value-type="float">
            <text:p>-114.6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442" table:formula="of:=[.G1006]-[.D1007]+[.E1007]" office:value-type="float" office:value="-100566.355555556" calcext:value-type="float">
            <text:p>-100.566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442" table:formula="of:=[.G1007]-[.D1008]+[.E1008]" office:value-type="float" office:value="-100401.355555556" calcext:value-type="float">
            <text:p>-100.4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442" table:formula="of:=[.G1008]-[.D1009]+[.E1009]" office:value-type="float" office:value="-100151.355555556" calcext:value-type="float">
            <text:p>-100.15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442" table:formula="of:=[.G1009]-[.D1010]+[.E1010]" office:value-type="float" office:value="-100001.355555556" calcext:value-type="float">
            <text:p>-100.0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442" table:formula="of:=[.G1010]-[.D1011]+[.E1011]" office:value-type="float" office:value="-99901.3555555556" calcext:value-type="float">
            <text:p>-99.9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442" table:formula="of:=[.G1011]-[.D1012]+[.E1012]" office:value-type="float" office:value="-96901.3555555556" calcext:value-type="float">
            <text:p>-96.901,36</text:p>
          </table:table-cell>
          <table:table-cell table:number-columns-repeated="56"/>
        </table:table-row>
        <table:table-row table:style-name="ro10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442" table:formula="of:=[.G1012]-[.D1013]+[.E1013]" office:value-type="float" office:value="-96046.3555555556" calcext:value-type="float">
            <text:p>-96.046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442" table:formula="of:=[.G1013]-[.D1014]+[.E1014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442" table:formula="of:=[.G1014]-[.D1015]+[.E1015]" office:value-type="float" office:value="-92601.3555555556" calcext:value-type="float">
            <text:p>-92.6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442" table:formula="of:=[.G1015]-[.D1016]+[.E1016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10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.00</text:p>
          </table:table-cell>
          <table:table-cell table:style-name="ce525" table:number-columns-repeated="2"/>
          <table:table-cell table:style-name="ce442" table:formula="of:=[.G1016]-[.D1017]+[.E1017]" office:value-type="float" office:value="-92801.3555555556" calcext:value-type="float">
            <text:p>-92.801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.00</text:p>
          </table:table-cell>
          <table:table-cell table:style-name="ce525" table:number-columns-repeated="2"/>
          <table:table-cell table:style-name="ce442" table:formula="of:=[.G1017]-[.D1018]+[.E1018]" office:value-type="float" office:value="-93001.3555555556" calcext:value-type="float">
            <text:p>-93.001,36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9-10-25" calcext:value-type="date">
            <text:p>10/25/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442" table:formula="of:=[.G1018]-[.D1019]+[.E1019]" office:value-type="float" office:value="-89355.3555555556" calcext:value-type="float">
            <text:p>-89.355,36</text:p>
          </table:table-cell>
          <table:table-cell table:number-columns-repeated="56"/>
        </table:table-row>
        <table:table-row table:style-name="ro10">
          <table:table-cell/>
          <table:table-cell table:style-name="ce483" office:value-type="date" office:date-value="2019-10-25" calcext:value-type="date">
            <text:p>10/25/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442" table:formula="of:=[.G1019]-[.D1020]+[.E1020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442" table:formula="of:=[.G1020]-[.D1021]+[.E1021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442" table:formula="of:=[.G1021]-[.D1022]+[.E1022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442" table:formula="of:=[.G1022]-[.D1023]+[.E1023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442" table:formula="of:=[.G1023]-[.D1024]+[.E1024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442" table:formula="of:=[.G1024]-[.D1025]+[.E1025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442" table:formula="of:=[.G1025]-[.D1026]+[.E1026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630" office:value-type="date" office:date-value="2019-12-22" calcext:value-type="date">
            <text:p>12/22/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442" table:formula="of:=[.G1026]-[.D1027]+[.E1027]" office:value-type="float" office:value="-86845.3555555556" calcext:value-type="float">
            <text:p>-86.8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,000.00</text:p>
          </table:table-cell>
          <table:table-cell table:style-name="ce525" table:number-columns-repeated="2"/>
          <table:table-cell table:style-name="ce442" table:formula="of:=[.G1027]-[.D1028]+[.E1028]" office:value-type="float" office:value="-106845.355555556" calcext:value-type="float">
            <text:p>-106.8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442" table:formula="of:=[.G1028]-[.D1029]+[.E1029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10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442" table:formula="of:=[.G1029]-[.D1030]+[.E1030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10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442" table:formula="of:=[.G1030]-[.D1031]+[.E1031]" office:value-type="float" office:value="-105845.355555556" calcext:value-type="float">
            <text:p>-105.845,36</text:p>
          </table:table-cell>
          <table:table-cell table:style-name="ce618" table:number-columns-repeated="56"/>
        </table:table-row>
        <table:table-row table:style-name="ro10">
          <table:table-cell table:number-columns-repeated="3"/>
          <table:table-cell table:style-name="ce519" table:formula="of:=SUM([.D987:.D1031])" office:value-type="float" office:value="23200" calcext:value-type="float">
            <text:p>23.200,00</text:p>
          </table:table-cell>
          <table:table-cell table:style-name="ce519" table:formula="of:=SUM([.E987:.E1031])" office:value-type="float" office:value="61195" calcext:value-type="float">
            <text:p>61.195,00</text:p>
          </table:table-cell>
          <table:table-cell/>
          <table:table-cell table:style-name="ce442"/>
          <table:table-cell table:number-columns-repeated="56"/>
        </table:table-row>
        <table:table-row table:style-name="ro10">
          <table:table-cell table:number-columns-repeated="6"/>
          <table:table-cell table:style-name="ce442"/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,372.47</text:p>
          </table:table-cell>
          <table:table-cell table:style-name="ce618"/>
          <table:table-cell/>
          <table:table-cell table:style-name="ce442" table:formula="of:=[.G1031]-[.D1034]+[.E1034]" office:value-type="float" office:value="-126217.825555556" calcext:value-type="float">
            <text:p>-126.217,83</text:p>
          </table:table-cell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media/m/depo_ssd/aa/hes2020/Account/2019/2019%20YS%20KR%20D%C4%9E%C5%9E%20SLNK.ods'#$'AP-LS GNL'.F29]" office:value-type="float" office:value="17008.3333333333" calcext:value-type="float">
            <text:p>17,008.33</text:p>
          </table:table-cell>
          <table:table-cell table:style-name="ce618"/>
          <table:table-cell/>
          <table:table-cell table:style-name="ce442" table:formula="of:=[.G1034]-[.D1035]+[.E1035]" office:value-type="float" office:value="-143226.158888889" calcext:value-type="float">
            <text:p>-143.226,16</text:p>
          </table:table-cell>
          <table:table-cell table:number-columns-repeated="56"/>
        </table:table-row>
        <table:table-row table:style-name="ro10">
          <table:table-cell table:number-columns-repeated="2"/>
          <table:table-cell table:style-name="ce499" office:value-type="string" calcext:value-type="string">
            <text:p>Ali Paşa İsmail BALCI Kira Bedeli 2019</text:p>
          </table:table-cell>
          <table:table-cell table:style-name="ce638" office:value-type="float" office:value="13986.67" calcext:value-type="float">
            <text:p>13,986.67</text:p>
          </table:table-cell>
          <table:table-cell table:style-name="ce618"/>
          <table:table-cell/>
          <table:table-cell table:style-name="ce442" table:formula="of:=[.G1035]-[.D1036]+[.E1036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 table:number-columns-repeated="3"/>
          <table:table-cell table:style-name="ce638"/>
          <table:table-cell table:number-columns-repeated="2"/>
          <table:table-cell table:style-name="ce442" table:formula="of:=[.G1036]-[.D1037]+[.E1037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442" table:formula="of:=[.G1037]-[.D1038]+[.E1038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,000.00</text:p>
          </table:table-cell>
          <table:table-cell table:number-columns-repeated="2"/>
          <table:table-cell table:style-name="ce442" table:formula="of:=[.G1038]-[.D1039]+[.E1039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10">
          <table:table-cell table:number-columns-repeated="2"/>
          <table:table-cell table:style-name="ce618"/>
          <table:table-cell table:number-columns-repeated="3"/>
          <table:table-cell table:style-name="ce442" table:formula="of:=[.G1039]-[.D1040]+[.E1040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442" table:formula="of:=[.G1040]-[.D1041]+[.E1041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3" table:formula="of:=[.G1041]-[.D1042]+[.E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444"/>
          <table:table-cell table:number-columns-repeated="56"/>
        </table:table-row>
        <table:table-row table:style-name="ro10">
          <table:table-cell/>
          <table:table-cell table:style-name="ce337" office:value-type="float" office:value="2019" calcext:value-type="float">
            <text:p>2019</text:p>
          </table:table-cell>
          <table:table-cell table:style-name="ce372" office:value-type="string" calcext:value-type="string">
            <text:p>YILİÇİ <text:s/>TOPLAMI DĞŞ BORÇLU</text:p>
          </table:table-cell>
          <table:table-cell table:style-name="ce393" table:formula="of:=SUM([.D1034:.D1042])+[.D1032]" office:value-type="float" office:value="94576.1933333333" calcext:value-type="float">
            <text:p>94.576,19</text:p>
          </table:table-cell>
          <table:table-cell table:style-name="ce393" table:formula="of:=SUM([.E1034:.E1042])+[.E1032]" office:value-type="float" office:value="61195" calcext:value-type="float">
            <text:p>61.195,00</text:p>
          </table:table-cell>
          <table:table-cell table:style-name="ce424"/>
          <table:table-cell table:style-name="ce433" table:formula="of:=[.E1044]-[.D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10">
          <table:table-cell table:number-columns-repeated="63"/>
        </table:table-row>
        <table:table-row table:style-name="ro10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table:formula="of:=[.G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47]-[.D1047]+[.G1046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1-01" calcext:value-type="date">
            <text:p>01/01/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,000.00</text:p>
          </table:table-cell>
          <table:table-cell table:style-name="ce318"/>
          <table:table-cell table:style-name="ce309"/>
          <table:table-cell table:style-name="ce332" table:formula="of:=[.E1048]-[.D1048]+[.G1047]" office:value-type="float" office:value="-178221.548888889" calcext:value-type="float">
            <text:p>-178.2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3-02" calcext:value-type="date">
            <text:p>03/02/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049]-[.D1049]+[.G1048]" office:value-type="float" office:value="-159621.548888889" calcext:value-type="float">
            <text:p>-159.6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3-03" calcext:value-type="date">
            <text:p>03/03/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,500.00</text:p>
          </table:table-cell>
          <table:table-cell table:style-name="ce318"/>
          <table:table-cell table:style-name="ce309"/>
          <table:table-cell table:style-name="ce332" table:formula="of:=[.E1050]-[.D1050]+[.G1049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1-03" calcext:value-type="date">
            <text:p>01/03/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,000.00</text:p>
          </table:table-cell>
          <table:table-cell table:style-name="ce318"/>
          <table:table-cell table:style-name="ce309"/>
          <table:table-cell table:style-name="ce332" table:formula="of:=[.E1051]-[.D1051]+[.G1050]" office:value-type="float" office:value="-178121.548888889" calcext:value-type="float">
            <text:p>-178.1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1-30" calcext:value-type="date">
            <text:p>01/30/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052]-[.D1052]+[.G1051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3-20" calcext:value-type="date">
            <text:p>03/20/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053]-[.D1053]+[.G1052]" office:value-type="float" office:value="-162981.548888889" calcext:value-type="float">
            <text:p>-162.98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4-13" calcext:value-type="date">
            <text:p>04/13/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054]-[.D1054]+[.G1053]" office:value-type="float" office:value="-162306.548888889" calcext:value-type="float">
            <text:p>-162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5-13" calcext:value-type="date">
            <text:p>05/13/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055]-[.D1055]+[.G1054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5-14" calcext:value-type="date">
            <text:p>05/14/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,500.00</text:p>
          </table:table-cell>
          <table:table-cell table:style-name="ce318"/>
          <table:table-cell table:style-name="ce309"/>
          <table:table-cell table:style-name="ce332" table:formula="of:=[.E1056]-[.D1056]+[.G1055]" office:value-type="float" office:value="-161806.548888889" calcext:value-type="float">
            <text:p>-161.806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057]-[.D1057]+[.G1056]" office:value-type="float" office:value="-158306.548888889" calcext:value-type="float">
            <text:p>-158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18" calcext:value-type="date">
            <text:p>07/18/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,000.00</text:p>
          </table:table-cell>
          <table:table-cell table:style-name="ce318"/>
          <table:table-cell table:style-name="ce210"/>
          <table:table-cell table:style-name="ce332" table:formula="of:=[.E1058]-[.D1058]+[.G1057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0" calcext:value-type="date">
            <text:p>07/20/2020</text:p>
          </table:table-cell>
          <table:table-cell table:style-name="ce210" office:value-type="string" calcext:value-type="string">
            <text:p>Ali Paşa kira 2020 hacı</text:p>
          </table:table-cell>
          <table:table-cell table:style-name="ce309"/>
          <table:table-cell table:style-name="ce318" office:value-type="float" office:value="3775" calcext:value-type="float">
            <text:p>3.775,00</text:p>
          </table:table-cell>
          <table:table-cell table:style-name="ce210"/>
          <table:table-cell table:style-name="ce332" table:formula="of:=[.E1059]-[.D1059]+[.G1058]" office:value-type="float" office:value="-156531.548888889" calcext:value-type="float">
            <text:p>-156.531,55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09" office:value-type="string" calcext:value-type="string">
            <text:p>Ali Paşa kirası senet ile Selaniğe yapıldı</text:p>
          </table:table-cell>
          <table:table-cell table:style-name="ce309"/>
          <table:table-cell table:style-name="ce318"/>
          <table:table-cell table:style-name="ce210"/>
          <table:table-cell table:style-name="ce332"/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0" calcext:value-type="date">
            <text:p>07/20/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061]-[.D1061]+[.G1059]" office:value-type="float" office:value="-133531.548888889" calcext:value-type="float">
            <text:p>-133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5" calcext:value-type="date">
            <text:p>07/25/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,000.00</text:p>
          </table:table-cell>
          <table:table-cell table:style-name="ce318"/>
          <table:table-cell table:style-name="ce210"/>
          <table:table-cell table:style-name="ce332" table:formula="of:=[.E1062]-[.D1062]+[.G1061]" office:value-type="float" office:value="-135531.548888889" calcext:value-type="float">
            <text:p>-135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28" calcext:value-type="date">
            <text:p>07/28/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,000.00</text:p>
          </table:table-cell>
          <table:table-cell table:style-name="ce318"/>
          <table:table-cell table:style-name="ce309"/>
          <table:table-cell table:style-name="ce332" table:formula="of:=[.E1063]-[.D1063]+[.G1062]" office:value-type="float" office:value="-136531.548888889" calcext:value-type="float">
            <text:p>-136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7-30" calcext:value-type="date">
            <text:p>07/30/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064]-[.D1064]+[.G1063]" office:value-type="float" office:value="-119531.548888889" calcext:value-type="float">
            <text:p>-119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8-30" calcext:value-type="date">
            <text:p>08/30/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065]-[.D1065]+[.G1064]" office:value-type="float" office:value="-115031.548888889" calcext:value-type="float">
            <text:p>-115.031,55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0-09-03" calcext:value-type="date">
            <text:p>09/03/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,000.00</text:p>
          </table:table-cell>
          <table:table-cell table:style-name="ce319"/>
          <table:table-cell table:style-name="Default"/>
          <table:table-cell table:style-name="ce332" table:formula="of:=[.E1066]-[.D1066]+[.G1065]" office:value-type="float" office:value="-120031.548888889" calcext:value-type="float">
            <text:p>-120.031,55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0-09-05" calcext:value-type="date">
            <text:p>09/05/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067]-[.D1067]+[.G1066]" office:value-type="float" office:value="-115531.548888889" calcext:value-type="float">
            <text:p>-115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9-05" calcext:value-type="date">
            <text:p>09/05/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,000.00</text:p>
          </table:table-cell>
          <table:table-cell table:style-name="ce318"/>
          <table:table-cell table:style-name="ce309"/>
          <table:table-cell table:style-name="ce332" table:formula="of:=[.E1068]-[.D1068]+[.G1067]" office:value-type="float" office:value="-126531.548888889" calcext:value-type="float">
            <text:p>-126.5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09-05" calcext:value-type="date">
            <text:p>09/05/2020</text:p>
          </table:table-cell>
          <table:table-cell table:style-name="ce210" office:value-type="string" calcext:value-type="string">
            <text:p>Atila Balcı Lise Arkası Kira Geliri </text:p>
          </table:table-cell>
          <table:table-cell table:style-name="ce309" office:value-type="float" office:value="11000" calcext:value-type="float">
            <text:p>11,000.00</text:p>
          </table:table-cell>
          <table:table-cell table:style-name="ce318"/>
          <table:table-cell table:style-name="ce309"/>
          <table:table-cell table:style-name="ce332" table:formula="of:=[.E1069]-[.D1069]+[.G1068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09" office:value-type="string" calcext:value-type="string">
            <text:p>Lise kirası hacı hesabına yapıldı (son)</text:p>
          </table:table-cell>
          <table:table-cell table:style-name="ce309"/>
          <table:table-cell table:style-name="ce318"/>
          <table:table-cell table:style-name="ce309"/>
          <table:table-cell table:style-name="ce332" table:formula="of:=[.E1070]-[.D1070]+[.G1069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,500.00</text:p>
          </table:table-cell>
          <table:table-cell table:style-name="ce318"/>
          <table:table-cell table:style-name="ce309"/>
          <table:table-cell table:style-name="ce332" table:formula="of:=[.E1071]-[.D1071]+[.G1070]" office:value-type="float" office:value="-139031.548888889" calcext:value-type="float">
            <text:p>-139.0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072]-[.D1072]+[.G1071]" office:value-type="float" office:value="-138131.548888889" calcext:value-type="float">
            <text:p>-138.131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10-19" calcext:value-type="date">
            <text:p>10/19/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073]-[.D1073]+[.G1072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10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74]-[.D1074]+[.G1073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,300.00</text:p>
          </table:table-cell>
          <table:table-cell table:style-name="ce318"/>
          <table:table-cell table:style-name="ce309"/>
          <table:table-cell table:style-name="ce332" table:formula="of:=[.E1075]-[.D1075]+[.G1074]" office:value-type="float" office:value="-119431.548888889" calcext:value-type="float">
            <text:p>-119.4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.00</text:p>
          </table:table-cell>
          <table:table-cell table:style-name="ce318"/>
          <table:table-cell table:style-name="ce309"/>
          <table:table-cell table:style-name="ce332" table:formula="of:=[.E1076]-[.D1076]+[.G1075]" office:value-type="float" office:value="-119681.548888889" calcext:value-type="float">
            <text:p>-119.68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.00</text:p>
          </table:table-cell>
          <table:table-cell table:style-name="ce318"/>
          <table:table-cell table:style-name="ce309"/>
          <table:table-cell table:style-name="ce332" table:formula="of:=[.E1077]-[.D1077]+[.G1076]" office:value-type="float" office:value="-119831.548888889" calcext:value-type="float">
            <text:p>-119.8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,120.00</text:p>
          </table:table-cell>
          <table:table-cell table:style-name="ce318"/>
          <table:table-cell table:style-name="ce309"/>
          <table:table-cell table:style-name="ce332" table:formula="of:=[.E1078]-[.D1078]+[.G1077]" office:value-type="float" office:value="-125951.548888889" calcext:value-type="float">
            <text:p>-125.95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.00</text:p>
          </table:table-cell>
          <table:table-cell table:style-name="ce318"/>
          <table:table-cell table:style-name="ce309"/>
          <table:table-cell table:style-name="ce332" table:formula="of:=[.E1079]-[.D1079]+[.G1078]" office:value-type="float" office:value="-126031.548888889" calcext:value-type="float">
            <text:p>-126.03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.00</text:p>
          </table:table-cell>
          <table:table-cell table:style-name="ce318"/>
          <table:table-cell table:style-name="ce309"/>
          <table:table-cell table:style-name="ce332" table:formula="of:=[.E1080]-[.D1080]+[.G1079]" office:value-type="float" office:value="-126121.548888889" calcext:value-type="float">
            <text:p>-126.12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.00</text:p>
          </table:table-cell>
          <table:table-cell table:style-name="ce318"/>
          <table:table-cell table:style-name="ce309"/>
          <table:table-cell table:style-name="ce332" table:formula="of:=[.E1081]-[.D1081]+[.G1080]" office:value-type="float" office:value="-126271.548888889" calcext:value-type="float">
            <text:p>-126.27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082]-[.D1082]+[.G1081]" office:value-type="float" office:value="-126301.548888889" calcext:value-type="float">
            <text:p>-126.301,55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083]-[.D1083]+[.G1082]" office:value-type="float" office:value="-126949.548888889" calcext:value-type="float">
            <text:p>-126.949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11-25" calcext:value-type="date">
            <text:p>11/25/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.00</text:p>
          </table:table-cell>
          <table:table-cell table:style-name="ce211"/>
          <table:table-cell table:style-name="ce309"/>
          <table:table-cell table:style-name="ce332" table:formula="of:=[.E1084]-[.D1084]+[.G1083]" office:value-type="float" office:value="-127549.548888889" calcext:value-type="float">
            <text:p>-127.549,55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0-11-30" calcext:value-type="date">
            <text:p>11/30/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,824.24</text:p>
          </table:table-cell>
          <table:table-cell table:style-name="ce318"/>
          <table:table-cell table:style-name="ce309"/>
          <table:table-cell table:style-name="ce332" table:formula="of:=[.E1085]-[.D1085]+[.G1084]" office:value-type="float" office:value="-130373.788888889" calcext:value-type="float">
            <text:p>-130.37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086]-[.D1086]+[.G1085]" office:value-type="float" office:value="-129573.788888889" calcext:value-type="float">
            <text:p>-129.57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087]-[.D1087]+[.G1086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088]-[.D1088]+[.G1087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09" office:value-type="string" calcext:value-type="string">
            <text:p>2021 ‘e nakli yekün doğuş borçlu</text:p>
          </table:table-cell>
          <table:table-cell table:style-name="ce309" table:number-columns-repeated="3"/>
          <table:table-cell table:style-name="ce434" table:formula="of:=[.G1088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09"/>
          <table:table-cell table:style-name="ce309" table:number-columns-repeated="3"/>
          <table:table-cell table:style-name="ce434"/>
          <table:table-cell table:number-columns-repeated="56"/>
        </table:table-row>
        <table:table-row table:style-name="ro10">
          <table:table-cell/>
          <table:table-cell table:style-name="ce337" office:value-type="float" office:value="2020" calcext:value-type="float">
            <text:p>2020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048:.D1087])" office:value-type="float" office:value="66742.24" calcext:value-type="float">
            <text:p>66.742,24</text:p>
          </table:table-cell>
          <table:table-cell table:style-name="ce393" table:formula="of:=SUM([.E1048:.E1087])" office:value-type="float" office:value="114540" calcext:value-type="float">
            <text:p>114.540,00</text:p>
          </table:table-cell>
          <table:table-cell table:style-name="ce424"/>
          <table:table-cell table:style-name="ce433" table:formula="of:=[.E1091]-[.D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09"/>
          <table:table-cell table:style-name="ce309" table:number-columns-repeated="3"/>
          <table:table-cell table:style-name="ce434"/>
          <table:table-cell table:number-columns-repeated="56"/>
        </table:table-row>
        <table:table-row table:style-name="ro10">
          <table:table-cell table:number-columns-repeated="63"/>
        </table:table-row>
        <table:table-row table:style-name="ro10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table:formula="of:=[.G1089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.43</text:p>
          </table:table-cell>
          <table:table-cell table:style-name="ce309"/>
          <table:table-cell table:style-name="ce332" table:formula="of:=[.E1095]-[.D1095]+[.G1094]" office:value-type="float" office:value="-129152.358888889" calcext:value-type="float">
            <text:p>-129.152,36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.00</text:p>
          </table:table-cell>
          <table:table-cell table:style-name="ce309"/>
          <table:table-cell table:style-name="ce332" table:formula="of:=[.E1096]-[.D1096]+[.G1095]" office:value-type="float" office:value="-128964.358888889" calcext:value-type="float">
            <text:p>-128.964,36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,231.23</text:p>
          </table:table-cell>
          <table:table-cell table:style-name="ce309"/>
          <table:table-cell table:style-name="ce332" table:formula="of:=[.E1097]-[.D1097]+[.G1096]" office:value-type="float" office:value="-127733.128888889" calcext:value-type="float">
            <text:p>-127.733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,000.00</text:p>
          </table:table-cell>
          <table:table-cell table:style-name="ce309"/>
          <table:table-cell table:style-name="ce332" table:formula="of:=[.E1098]-[.D1098]+[.G1097]" office:value-type="float" office:value="-126733.128888889" calcext:value-type="float">
            <text:p>-126.733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.00</text:p>
          </table:table-cell>
          <table:table-cell table:style-name="ce309" table:number-columns-repeated="2"/>
          <table:table-cell table:style-name="ce332" table:formula="of:=[.E1099]-[.D1099]+[.G1098]" office:value-type="float" office:value="-127033.128888889" calcext:value-type="float">
            <text:p>-127.033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.00</text:p>
          </table:table-cell>
          <table:table-cell table:style-name="ce309"/>
          <table:table-cell table:style-name="ce332" table:formula="of:=[.E1100]-[.D1100]+[.G1099]" office:value-type="float" office:value="-126933.128888889" calcext:value-type="float">
            <text:p>-126.93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7-25" calcext:value-type="date">
            <text:p>07/25/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,000.00</text:p>
          </table:table-cell>
          <table:table-cell table:style-name="ce309"/>
          <table:table-cell table:style-name="ce332" table:formula="of:=[.E1101]-[.D1101]+[.G1100]" office:value-type="float" office:value="-125933.128888889" calcext:value-type="float">
            <text:p>-125.93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8-05" calcext:value-type="date">
            <text:p>08/05/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,500.00</text:p>
          </table:table-cell>
          <table:table-cell table:style-name="ce309"/>
          <table:table-cell table:style-name="ce332" table:formula="of:=[.E1102]-[.D1102]+[.G1101]" office:value-type="float" office:value="-122433.128888889" calcext:value-type="float">
            <text:p>-122.43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3-12" calcext:value-type="date">
            <text:p>03/12/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,750.00</text:p>
          </table:table-cell>
          <table:table-cell table:style-name="ce309"/>
          <table:table-cell table:style-name="ce332" table:formula="of:=[.E1103]-[.D1103]+[.G1102]" office:value-type="float" office:value="-120683.128888889" calcext:value-type="float">
            <text:p>-120.683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4-22" calcext:value-type="date">
            <text:p>04/22/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.00</text:p>
          </table:table-cell>
          <table:table-cell table:style-name="ce309"/>
          <table:table-cell table:style-name="ce332" table:formula="of:=[.E1104]-[.D1104]+[.G1103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4-29" calcext:value-type="date">
            <text:p>04/29/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.00</text:p>
          </table:table-cell>
          <table:table-cell table:style-name="ce309" table:number-columns-repeated="2"/>
          <table:table-cell table:style-name="ce332" table:formula="of:=[.E1105]-[.D1105]+[.G1104]" office:value-type="float" office:value="-120772.128888889" calcext:value-type="float">
            <text:p>-120.772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.00</text:p>
          </table:table-cell>
          <table:table-cell table:style-name="ce309"/>
          <table:table-cell table:style-name="ce332" table:formula="of:=[.E1106]-[.D1106]+[.G1105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,799.55</text:p>
          </table:table-cell>
          <table:table-cell table:style-name="ce309"/>
          <table:table-cell table:style-name="ce332" table:formula="of:=[.E1107]-[.D1107]+[.G1106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09" office:value-type="string" calcext:value-type="string">
            <text:p>Ali Paşa kirası Atila Balcı hesabına yapıldı</text:p>
          </table:table-cell>
          <table:table-cell table:style-name="ce309" table:number-columns-repeated="3"/>
          <table:table-cell table:style-name="ce332" table:formula="of:=[.E1108]-[.D1108]+[.G1107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1-09-05" calcext:value-type="date">
            <text:p>09/05/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,000.00</text:p>
          </table:table-cell>
          <table:table-cell table:style-name="Default"/>
          <table:table-cell table:style-name="ce332" table:formula="of:=[.E1109]-[.D1109]+[.G1108]" office:value-type="float" office:value="-90672.578888889" calcext:value-type="float">
            <text:p>-90.672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,000.00</text:p>
          </table:table-cell>
          <table:table-cell table:style-name="ce622"/>
          <table:table-cell table:style-name="Default"/>
          <table:table-cell table:style-name="ce332" table:formula="of:=[.E1110]-[.D1110]+[.G1109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ce611" office:value-type="string" calcext:value-type="string">
            <text:p>Lise kirası Ali Balcı hesabına yapıldı</text:p>
          </table:table-cell>
          <table:table-cell table:style-name="ce622" table:number-columns-repeated="2"/>
          <table:table-cell table:style-name="Default"/>
          <table:table-cell table:style-name="ce332" table:formula="of:=[.E1111]-[.D1111]+[.G1110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9-08" calcext:value-type="date">
            <text:p>09/08/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,250.00</text:p>
          </table:table-cell>
          <table:table-cell table:style-name="ce210"/>
          <table:table-cell table:style-name="ce332" table:formula="of:=[.E1112]-[.D1112]+[.G1111]" office:value-type="float" office:value="-109422.578888889" calcext:value-type="float">
            <text:p>-109.422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,600.00</text:p>
          </table:table-cell>
          <table:table-cell table:style-name="ce309"/>
          <table:table-cell table:style-name="ce210"/>
          <table:table-cell table:style-name="ce332" table:formula="of:=[.E1113]-[.D1113]+[.G1112]" office:value-type="float" office:value="-113022.578888889" calcext:value-type="float">
            <text:p>-113.022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,885.00</text:p>
          </table:table-cell>
          <table:table-cell table:style-name="ce309" table:number-columns-repeated="2"/>
          <table:table-cell table:style-name="ce332" table:formula="of:=[.E1114]-[.D1114]+[.G1113]" office:value-type="float" office:value="-115907.578888889" calcext:value-type="float">
            <text:p>-115.907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.00</text:p>
          </table:table-cell>
          <table:table-cell table:style-name="ce309"/>
          <table:table-cell table:style-name="ce210"/>
          <table:table-cell table:style-name="ce332" table:formula="of:=[.E1115]-[.D1115]+[.G1114]" office:value-type="float" office:value="-115997.578888889" calcext:value-type="float">
            <text:p>-115.997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,670.00</text:p>
          </table:table-cell>
          <table:table-cell table:style-name="ce309"/>
          <table:table-cell table:style-name="ce210"/>
          <table:table-cell table:style-name="ce332" table:formula="of:=[.E1116]-[.D1116]+[.G1115]" office:value-type="float" office:value="-117667.578888889" calcext:value-type="float">
            <text:p>-117.667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,024.00</text:p>
          </table:table-cell>
          <table:table-cell table:style-name="ce309"/>
          <table:table-cell table:style-name="ce210"/>
          <table:table-cell table:style-name="ce332" table:formula="of:=[.E1117]-[.D1117]+[.G1116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118]-[.D1118]+[.G1117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.00</text:p>
          </table:table-cell>
          <table:table-cell table:style-name="ce309"/>
          <table:table-cell table:style-name="ce332" table:formula="of:=[.E1119]-[.D1119]+[.G1118]" office:value-type="float" office:value="-120521.578888889" calcext:value-type="float">
            <text:p>-120.52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.00</text:p>
          </table:table-cell>
          <table:table-cell table:style-name="ce309"/>
          <table:table-cell table:style-name="ce332" table:formula="of:=[.E1120]-[.D1120]+[.G1119]" office:value-type="float" office:value="-120471.578888889" calcext:value-type="float">
            <text:p>-120.471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09-30" calcext:value-type="date">
            <text:p>09/30/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,500.00</text:p>
          </table:table-cell>
          <table:table-cell table:style-name="ce309"/>
          <table:table-cell table:style-name="ce332" table:formula="of:=[.E1121]-[.D1121]+[.G112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122]-[.D1122]+[.G112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103,5 m2 xps levha <text:s/>x 35 <text:s text:c="9"/>3622,50</text:p>
          </table:table-cell>
          <table:table-cell table:style-name="ce309" table:number-columns-repeated="3"/>
          <table:table-cell table:style-name="ce332" table:formula="of:=[.E1123]-[.D1123]+[.G112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560 adet 12 cm dübel x 0,45 <text:s text:c="6"/>252,00</text:p>
          </table:table-cell>
          <table:table-cell table:style-name="ce309" table:number-columns-repeated="3"/>
          <table:table-cell table:style-name="ce332" table:formula="of:=[.E1124]-[.D1124]+[.G112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1 top file <text:s text:c="36"/>175,00 </text:p>
          </table:table-cell>
          <table:table-cell table:style-name="ce309" table:number-columns-repeated="3"/>
          <table:table-cell table:style-name="ce332" table:formula="of:=[.E1125]-[.D1125]+[.G112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2 top pex boru 200 x 5 <text:s text:c="13"/>1000,00</text:p>
          </table:table-cell>
          <table:table-cell table:style-name="ce309" table:number-columns-repeated="3"/>
          <table:table-cell table:style-name="ce332" table:formula="of:=[.E1126]-[.D1126]+[.G112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500 ad pex dübel <text:s text:c="23"/>150,00 <text:s text:c="2"/></text:p>
          </table:table-cell>
          <table:table-cell table:style-name="ce309" table:number-columns-repeated="3"/>
          <table:table-cell table:style-name="ce332" table:formula="of:=[.E1127]-[.D1127]+[.G1126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15 ad L <text:s text:c="39"/>30,00 <text:s text:c="3"/></text:p>
          </table:table-cell>
          <table:table-cell table:style-name="ce309" table:number-columns-repeated="3"/>
          <table:table-cell table:style-name="ce332" table:formula="of:=[.E1128]-[.D1128]+[.G1127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27 ad 60x60 karolam x 14 <text:s text:c="10"/>378,00 <text:s text:c="4"/></text:p>
          </table:table-cell>
          <table:table-cell table:style-name="ce309" table:number-columns-repeated="3"/>
          <table:table-cell table:style-name="ce332" table:formula="of:=[.E1129]-[.D1129]+[.G1128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130]-[.D1130]+[.G1129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Tuğla 56 mx2,25 = 126 m2 x15 TL 1690</text:p>
          </table:table-cell>
          <table:table-cell table:style-name="ce309" table:number-columns-repeated="3"/>
          <table:table-cell table:style-name="ce332" table:formula="of:=[.E1131]-[.D1131]+[.G113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Tuğla <text:s text:c="2"/>6 mx 0,8 = 4,8 m2 x15 TL <text:s text:c="5"/>72</text:p>
          </table:table-cell>
          <table:table-cell table:style-name="ce309" table:number-columns-repeated="3"/>
          <table:table-cell table:style-name="ce332" table:formula="of:=[.E1132]-[.D1132]+[.G113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133]-[.D1133]+[.G113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21 m2 seramik x 20 <text:s text:c="23"/>420</text:p>
          </table:table-cell>
          <table:table-cell table:style-name="ce309" table:number-columns-repeated="3"/>
          <table:table-cell table:style-name="ce332" table:formula="of:=[.E1134]-[.D1134]+[.G113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35 m2 mermer kapı önü <text:s text:c="17"/>700</text:p>
          </table:table-cell>
          <table:table-cell table:style-name="ce309" table:number-columns-repeated="3"/>
          <table:table-cell table:style-name="ce332" table:formula="of:=[.E1135]-[.D1135]+[.G113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0-05" calcext:value-type="date">
            <text:p>10/05/2021</text:p>
          </table:table-cell>
          <table:table-cell table:style-name="ce210"/>
          <table:table-cell table:style-name="ce309" table:number-columns-repeated="3"/>
          <table:table-cell table:style-name="ce332" table:formula="of:=[.E1136]-[.D1136]+[.G113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334" office:value-type="date" office:date-value="2021-10-05" calcext:value-type="date">
            <text:p>10/05/2021</text:p>
          </table:table-cell>
          <table:table-cell table:style-name="ce209" office:value-type="string" calcext:value-type="string">
            <text:p>mesut deliduman kira senet 30-10-2021 </text:p>
          </table:table-cell>
          <table:table-cell table:style-name="ce309"/>
          <table:table-cell table:style-name="ce308" office:value-type="float" office:value="14400" calcext:value-type="float">
            <text:p>14,400.00</text:p>
          </table:table-cell>
          <table:table-cell table:style-name="ce309"/>
          <table:table-cell table:style-name="ce332" table:formula="of:=[.E1137]-[.D1137]+[.G1136]" office:value-type="float" office:value="-104571.578888889" calcext:value-type="float">
            <text:p>-104.571,58</text:p>
          </table:table-cell>
          <table:table-cell table:number-columns-repeated="56"/>
        </table:table-row>
        <table:table-row table:style-name="ro10">
          <table:table-cell/>
          <table:table-cell table:style-name="ce666" office:value-type="date" office:date-value="2021-10-20" calcext:value-type="date">
            <text:p>10/20/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370" office:value-type="float" office:value="100" calcext:value-type="float">
            <text:p>100.00</text:p>
          </table:table-cell>
          <table:table-cell table:style-name="ce309" table:number-columns-repeated="2"/>
          <table:table-cell table:style-name="ce332" table:formula="of:=[.E1138]-[.D1138]+[.G1137]" office:value-type="float" office:value="-104671.578888889" calcext:value-type="float">
            <text:p>-104.671,58</text:p>
          </table:table-cell>
          <table:table-cell table:number-columns-repeated="56"/>
        </table:table-row>
        <table:table-row table:style-name="ro10">
          <table:table-cell/>
          <table:table-cell table:style-name="ce666"/>
          <table:table-cell table:style-name="Default" office:value-type="string" calcext:value-type="string">
            <text:p>ilhan balcıdan alınan 2 adet sayac rekoru</text:p>
          </table:table-cell>
          <table:table-cell table:style-name="ce370" office:value-type="float" office:value="20" calcext:value-type="float">
            <text:p>20.00</text:p>
          </table:table-cell>
          <table:table-cell table:style-name="ce309" table:number-columns-repeated="2"/>
          <table:table-cell table:style-name="ce332" table:formula="of:=[.E1139]-[.D1139]+[.G1138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10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140]-[.D1140]+[.G1139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0-25" calcext:value-type="date">
            <text:p>10/25/2021</text:p>
          </table:table-cell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,000.00</text:p>
          </table:table-cell>
          <table:table-cell table:style-name="ce309"/>
          <table:table-cell table:style-name="ce332" table:formula="of:=[.E1141]-[.D1141]+[.G1140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eski kredi </text:p>
          </table:table-cell>
          <table:table-cell table:style-name="ce309" table:number-columns-repeated="3"/>
          <table:table-cell table:style-name="ce332" table:formula="of:=[.E1142]-[.D1142]+[.G1141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Toplam <text:s/>kalan <text:s text:c="22"/>265 881</text:p>
          </table:table-cell>
          <table:table-cell table:style-name="ce309" table:number-columns-repeated="3"/>
          <table:table-cell table:style-name="ce332" table:formula="of:=[.E1143]-[.D1143]+[.G1142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Ara Ödeme <text:s text:c="30"/>40 000</text:p>
          </table:table-cell>
          <table:table-cell table:style-name="ce309" table:number-columns-repeated="3"/>
          <table:table-cell table:style-name="ce332" table:formula="of:=[.E1144]-[.D1144]+[.G1143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Yeni hesap <text:s text:c="27"/>190 140</text:p>
          </table:table-cell>
          <table:table-cell table:style-name="ce309" table:number-columns-repeated="3"/>
          <table:table-cell table:style-name="ce332" table:formula="of:=[.E1145]-[.D1145]+[.G1144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Fark <text:s text:c="10"/>265 – 190 = 75 000</text:p>
          </table:table-cell>
          <table:table-cell table:style-name="ce309" table:number-columns-repeated="3"/>
          <table:table-cell table:style-name="ce332" table:formula="of:=[.E1146]-[.D1146]+[.G1145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 office:value-type="string" calcext:value-type="string">
            <text:p>Ödenmeyen fark faiz <text:s/>75 - <text:s text:c="2"/>40 <text:s/>= 35 000</text:p>
          </table:table-cell>
          <table:table-cell table:style-name="ce309" table:number-columns-repeated="3"/>
          <table:table-cell table:style-name="ce332" table:formula="of:=[.E1147]-[.D1147]+[.G1146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1"/>
          <table:table-cell table:style-name="ce210"/>
          <table:table-cell table:style-name="ce309" table:number-columns-repeated="3"/>
          <table:table-cell table:style-name="ce332" table:formula="of:=[.E1148]-[.D1148]+[.G1147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Default" office:value-type="string" calcext:value-type="string">
            <text:p>elektrik abonesi için elk. nuha ödenen</text:p>
          </table:table-cell>
          <table:table-cell table:style-name="ce309" office:value-type="float" office:value="3000" calcext:value-type="float">
            <text:p>3,000.00</text:p>
          </table:table-cell>
          <table:table-cell table:style-name="ce309" table:number-columns-repeated="2"/>
          <table:table-cell table:style-name="ce332" table:formula="of:=[.E1149]-[.D1149]+[.G1148]" office:value-type="float" office:value="-67691.578888889" calcext:value-type="float">
            <text:p>-67.691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06 yb 1397 mtv 1</text:p>
          </table:table-cell>
          <table:table-cell table:style-name="ce309"/>
          <table:table-cell table:style-name="ce309" office:value-type="float" office:value="281" calcext:value-type="float">
            <text:p>281.00</text:p>
          </table:table-cell>
          <table:table-cell table:style-name="ce309"/>
          <table:table-cell table:style-name="ce332" table:formula="of:=[.E1150]-[.D1150]+[.G1149]" office:value-type="float" office:value="-67410.578888889" calcext:value-type="float">
            <text:p>-67.410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ce210" office:value-type="string" calcext:value-type="string">
            <text:p>06 yb 1397 mtv 2</text:p>
          </table:table-cell>
          <table:table-cell table:style-name="ce622"/>
          <table:table-cell table:style-name="ce622" office:value-type="float" office:value="282" calcext:value-type="float">
            <text:p>282.00</text:p>
          </table:table-cell>
          <table:table-cell table:style-name="ce309"/>
          <table:table-cell table:style-name="ce332" table:formula="of:=[.E1151]-[.D1151]+[.G1150]" office:value-type="float" office:value="-67128.578888889" calcext:value-type="float">
            <text:p>-67.128,58</text:p>
          </table:table-cell>
          <table:table-cell table:number-columns-repeated="56"/>
        </table:table-row>
        <table:table-row table:style-name="ro10">
          <table:table-cell/>
          <table:table-cell table:style-name="ce687" office:value-type="date" office:date-value="2021-10-30" calcext:value-type="date">
            <text:p>10/30/2021</text:p>
          </table:table-cell>
          <table:table-cell table:style-name="ce611" office:value-type="string" calcext:value-type="string">
            <text:p>Mesutun 14400 senedi ÖDENMEDİ</text:p>
          </table:table-cell>
          <table:table-cell table:style-name="ce617" office:value-type="float" office:value="14400" calcext:value-type="float">
            <text:p>14,400.00</text:p>
          </table:table-cell>
          <table:table-cell table:style-name="ce622"/>
          <table:table-cell table:style-name="ce309"/>
          <table:table-cell table:style-name="ce332" table:formula="of:=[.E1152]-[.D1152]+[.G1151]" office:value-type="float" office:value="-81528.578888889" calcext:value-type="float">
            <text:p>-81.528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0-01" calcext:value-type="date">
            <text:p>10/01/2021</text:p>
          </table:table-cell>
          <table:table-cell table:style-name="ce210" office:value-type="string" calcext:value-type="string">
            <text:p>hurdacı aliye satılan motor 330 kg* 4 TL</text:p>
          </table:table-cell>
          <table:table-cell table:style-name="ce309" office:value-type="float" office:value="1320" calcext:value-type="float">
            <text:p>1,320.00</text:p>
          </table:table-cell>
          <table:table-cell table:style-name="ce309" table:number-columns-repeated="2"/>
          <table:table-cell table:style-name="ce332" table:formula="of:=[.E1153]-[.D1153]+[.G1152]" office:value-type="float" office:value="-82848.578888889" calcext:value-type="float">
            <text:p>-82.848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1-08" calcext:value-type="date">
            <text:p>11/08/2021</text:p>
          </table:table-cell>
          <table:table-cell table:style-name="ce210" office:value-type="string" calcext:value-type="string">
            <text:p>zaza orhana verilen</text:p>
          </table:table-cell>
          <table:table-cell table:style-name="ce309"/>
          <table:table-cell table:style-name="ce309" office:value-type="float" office:value="200" calcext:value-type="float">
            <text:p>200.00</text:p>
          </table:table-cell>
          <table:table-cell table:style-name="ce309"/>
          <table:table-cell table:style-name="ce332" table:formula="of:=[.E1154]-[.D1154]+[.G1153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style-name="ce309" table:number-columns-repeated="2"/>
          <table:table-cell table:style-name="ce332" table:formula="of:=[.E1155]-[.D1155]+[.G1154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style-name="ce309" table:number-columns-repeated="2"/>
          <table:table-cell table:style-name="ce332" table:formula="of:=[.E1156]-[.D1156]+[.G1155]" office:value-type="float" office:value="-82738.578888889" calcext:value-type="float">
            <text:p>-82.73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9" table:number-columns-repeated="2"/>
          <table:table-cell table:style-name="ce332" table:formula="of:=[.E1157]-[.D1157]+[.G1156]" office:value-type="float" office:value="-82938.578888889" calcext:value-type="float">
            <text:p>-82.93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style-name="ce309" table:number-columns-repeated="2"/>
          <table:table-cell table:style-name="ce332" table:formula="of:=[.E1158]-[.D1158]+[.G1157]" office:value-type="float" office:value="-82988.578888889" calcext:value-type="float">
            <text:p>-82.98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style-name="ce309" table:number-columns-repeated="2"/>
          <table:table-cell table:style-name="ce332" table:formula="of:=[.E1159]-[.D1159]+[.G1158]" office:value-type="float" office:value="-83013.578888889" calcext:value-type="float">
            <text:p>-83.013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style-name="ce309" table:number-columns-repeated="2"/>
          <table:table-cell table:style-name="ce332" table:formula="of:=[.E1160]-[.D1160]+[.G1159]" office:value-type="float" office:value="-83028.578888889" calcext:value-type="float">
            <text:p>-83.02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style-name="ce309" table:number-columns-repeated="2"/>
          <table:table-cell table:style-name="ce332" table:formula="of:=[.E1161]-[.D1161]+[.G1160]" office:value-type="float" office:value="-83073.578888889" calcext:value-type="float">
            <text:p>-83.073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1-09" calcext:value-type="date">
            <text:p>11/09/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table:style-name="ce309" office:value-type="float" office:value="330" calcext:value-type="float">
            <text:p>330.00</text:p>
          </table:table-cell>
          <table:table-cell table:style-name="ce309" table:number-columns-repeated="2"/>
          <table:table-cell table:style-name="ce332" table:formula="of:=[.E1162]-[.D1162]+[.G1161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/>
          <table:table-cell table:style-name="ce211" office:value-type="date" office:date-value="2021-11-10" calcext:value-type="date">
            <text:p>11/10/2021</text:p>
          </table:table-cell>
          <table:table-cell table:style-name="ce210" office:value-type="string" calcext:value-type="string">
            <text:p>elektrikçi nuhtan alınan ödendi</text:p>
          </table:table-cell>
          <table:table-cell table:style-name="ce309" table:number-columns-repeated="3"/>
          <table:table-cell table:style-name="ce449" table:formula="of:=[.E1163]-[.D1163]+[.G1162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/>
          <table:table-cell table:style-name="ce210"/>
          <table:table-cell table:style-name="Default"/>
          <table:table-cell table:style-name="ce309" table:number-columns-repeated="3"/>
          <table:table-cell table:style-name="ce332"/>
          <table:table-cell table:number-columns-repeated="56"/>
        </table:table-row>
        <table:table-row table:style-name="ro10">
          <table:table-cell/>
          <table:table-cell table:style-name="ce337" office:value-type="float" office:value="2021" calcext:value-type="float">
            <text:p>2021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22:.D1161])" office:value-type="float" office:value="19265" calcext:value-type="float">
            <text:p>19.265,00</text:p>
          </table:table-cell>
          <table:table-cell table:style-name="ce393" table:formula="of:=SUM([.E1122:.E1161])" office:value-type="float" office:value="55163" calcext:value-type="float">
            <text:p>55.163,00</text:p>
          </table:table-cell>
          <table:table-cell table:style-name="ce424"/>
          <table:table-cell table:style-name="ce433" table:formula="of:=[.E1165]-[.D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10">
          <table:table-cell/>
          <table:table-cell table:style-name="ce338"/>
          <table:table-cell table:style-name="ce501"/>
          <table:table-cell table:style-name="ce518" table:number-columns-repeated="2"/>
          <table:table-cell table:style-name="ce519"/>
          <table:table-cell table:style-name="ce442"/>
          <table:table-cell table:number-columns-repeated="56"/>
        </table:table-row>
        <table:table-row table:style-name="ro10">
          <table:table-cell table:style-name="ce210"/>
          <table:table-cell table:style-name="ce209" office:value-type="float" office:value="2022" calcext:value-type="float">
            <text:p>2022</text:p>
          </table:table-cell>
          <table:table-cell table:style-name="ce209" office:value-type="string" calcext:value-type="string">
            <text:p>2021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449" table:formula="of:=[.E1167]-[.D1167]+[.G1163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 table:style-name="ce210" table:number-columns-repeated="3"/>
          <table:table-cell table:style-name="ce309" table:number-columns-repeated="3"/>
          <table:table-cell table:style-name="ce332" table:formula="of:=[.E1168]-[.D1168]+[.G1167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1-30" calcext:value-type="date">
            <text:p>01/30/2022</text:p>
          </table:table-cell>
          <table:table-cell table:style-name="ce210" office:value-type="string" calcext:value-type="string">
            <text:p>Bilgisayar </text:p>
          </table:table-cell>
          <table:table-cell table:style-name="ce309"/>
          <table:table-cell table:style-name="ce309" office:value-type="float" office:value="5700" calcext:value-type="float">
            <text:p>5,700.00</text:p>
          </table:table-cell>
          <table:table-cell table:style-name="ce309"/>
          <table:table-cell table:style-name="ce332" table:formula="of:=[.E1169]-[.D1169]+[.G1168]" office:value-type="float" office:value="-77703.578888889" calcext:value-type="float">
            <text:p>-77.703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1-30" calcext:value-type="date">
            <text:p>01/30/2022</text:p>
          </table:table-cell>
          <table:table-cell table:style-name="ce210" office:value-type="string" calcext:value-type="string">
            <text:p>Toyota MTV</text:p>
          </table:table-cell>
          <table:table-cell table:style-name="ce309"/>
          <table:table-cell table:style-name="ce309" office:value-type="float" office:value="388" calcext:value-type="float">
            <text:p>388.00</text:p>
          </table:table-cell>
          <table:table-cell table:style-name="ce309"/>
          <table:table-cell table:style-name="ce332" table:formula="of:=[.E1170]-[.D1170]+[.G1169]" office:value-type="float" office:value="-77315.578888889" calcext:value-type="float">
            <text:p>-77.31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2-11" calcext:value-type="date">
            <text:p>02/11/2022</text:p>
          </table:table-cell>
          <table:table-cell table:style-name="ce210" office:value-type="string" calcext:value-type="string">
            <text:p>Hurdacı Aliden elektrik ödemesi must</text:p>
          </table:table-cell>
          <table:table-cell table:style-name="ce309"/>
          <table:table-cell table:style-name="ce309" office:value-type="float" office:value="1490" calcext:value-type="float">
            <text:p>1,490.00</text:p>
          </table:table-cell>
          <table:table-cell table:style-name="ce309"/>
          <table:table-cell table:style-name="ce332" table:formula="of:=[.E1171]-[.D1171]+[.G1170]" office:value-type="float" office:value="-75825.578888889" calcext:value-type="float">
            <text:p>-75.82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2-28" calcext:value-type="date">
            <text:p>02/28/2022</text:p>
          </table:table-cell>
          <table:table-cell table:style-name="ce210" office:value-type="string" calcext:value-type="string">
            <text:p>Çorum kompressor KK</text:p>
          </table:table-cell>
          <table:table-cell table:style-name="ce309"/>
          <table:table-cell table:style-name="ce309" office:value-type="float" office:value="3270" calcext:value-type="float">
            <text:p>3,270.00</text:p>
          </table:table-cell>
          <table:table-cell table:style-name="ce309"/>
          <table:table-cell table:style-name="ce332" table:formula="of:=[.E1172]-[.D1172]+[.G1171]" office:value-type="float" office:value="-72555.578888889" calcext:value-type="float">
            <text:p>-72.55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3-25" calcext:value-type="date">
            <text:p>03/25/2022</text:p>
          </table:table-cell>
          <table:table-cell table:style-name="ce210" office:value-type="string" calcext:value-type="string">
            <text:p>afrikalı işçi (mustafa)</text:p>
          </table:table-cell>
          <table:table-cell table:style-name="ce309"/>
          <table:table-cell table:style-name="ce309" office:value-type="float" office:value="2250" calcext:value-type="float">
            <text:p>2,250.00</text:p>
          </table:table-cell>
          <table:table-cell table:style-name="ce309"/>
          <table:table-cell table:style-name="ce332" table:formula="of:=[.E1173]-[.D1173]+[.G1172]" office:value-type="float" office:value="-70305.578888889" calcext:value-type="float">
            <text:p>-70.3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3-27" calcext:value-type="date">
            <text:p>03/27/2022</text:p>
          </table:table-cell>
          <table:table-cell table:style-name="ce210" office:value-type="string" calcext:value-type="string">
            <text:p>orhan</text:p>
          </table:table-cell>
          <table:table-cell table:style-name="ce309"/>
          <table:table-cell table:style-name="ce309" office:value-type="float" office:value="200" calcext:value-type="float">
            <text:p>200.00</text:p>
          </table:table-cell>
          <table:table-cell table:style-name="ce309"/>
          <table:table-cell table:style-name="ce332" table:formula="of:=[.E1174]-[.D1174]+[.G1173]" office:value-type="float" office:value="-70105.578888889" calcext:value-type="float">
            <text:p>-70.1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Caymaz-&gt; Atila</text:p>
          </table:table-cell>
          <table:table-cell table:style-name="ce309"/>
          <table:table-cell table:style-name="ce309" office:value-type="float" office:value="8000" calcext:value-type="float">
            <text:p>8,000.00</text:p>
          </table:table-cell>
          <table:table-cell table:style-name="ce309"/>
          <table:table-cell table:style-name="ce332" table:formula="of:=[.E1175]-[.D1175]+[.G1174]" office:value-type="float" office:value="-62105.578888889" calcext:value-type="float">
            <text:p>-62.1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5-05" calcext:value-type="date">
            <text:p>05/05/2022</text:p>
          </table:table-cell>
          <table:table-cell table:style-name="ce211" office:value-type="string" calcext:value-type="string">
            <text:p>Aliye kasadan</text:p>
          </table:table-cell>
          <table:table-cell table:style-name="ce309"/>
          <table:table-cell table:style-name="ce309" office:value-type="float" office:value="1500" calcext:value-type="float">
            <text:p>1,500.00</text:p>
          </table:table-cell>
          <table:table-cell table:style-name="ce309"/>
          <table:table-cell table:style-name="ce332" table:formula="of:=[.E1176]-[.D1176]+[.G1175]" office:value-type="float" office:value="-60605.578888889" calcext:value-type="float">
            <text:p>-60.6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 office:value-type="date" office:date-value="2022-05-15" calcext:value-type="date">
            <text:p>05/15/2022</text:p>
          </table:table-cell>
          <table:table-cell table:style-name="ce210" office:value-type="string" calcext:value-type="string">
            <text:p>irfan soylu çek</text:p>
          </table:table-cell>
          <table:table-cell table:style-name="ce309" office:value-type="float" office:value="18000" calcext:value-type="float">
            <text:p>18,000.00</text:p>
          </table:table-cell>
          <table:table-cell table:style-name="ce309" table:number-columns-repeated="2"/>
          <table:table-cell table:style-name="ce332" table:formula="of:=[.E1177]-[.D1177]+[.G1176]" office:value-type="float" office:value="-78605.578888889" calcext:value-type="float">
            <text:p>-78.60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1" office:value-type="string" calcext:value-type="string">
            <text:p>ziraat kredi</text:p>
          </table:table-cell>
          <table:table-cell table:style-name="ce309"/>
          <table:table-cell table:style-name="ce309" office:value-type="float" office:value="3490" calcext:value-type="float">
            <text:p>3,490.00</text:p>
          </table:table-cell>
          <table:table-cell table:style-name="ce309"/>
          <table:table-cell table:style-name="ce332" table:formula="of:=[.E1178]-[.D1178]+[.G1177]" office:value-type="float" office:value="-75115.578888889" calcext:value-type="float">
            <text:p>-75.115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halk kredi</text:p>
          </table:table-cell>
          <table:table-cell table:style-name="ce309"/>
          <table:table-cell table:style-name="ce309" office:value-type="float" office:value="11049" calcext:value-type="float">
            <text:p>11,049.00</text:p>
          </table:table-cell>
          <table:table-cell table:style-name="ce309"/>
          <table:table-cell table:style-name="ce332" table:formula="of:=[.E1179]-[.D1179]+[.G1178]" office:value-type="float" office:value="-64066.578888889" calcext:value-type="float">
            <text:p>-64.0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Aliye fabrikada elden</text:p>
          </table:table-cell>
          <table:table-cell table:style-name="ce309"/>
          <table:table-cell table:style-name="ce309" office:value-type="float" office:value="700" calcext:value-type="float">
            <text:p>700.00</text:p>
          </table:table-cell>
          <table:table-cell table:style-name="ce309"/>
          <table:table-cell table:style-name="ce332" table:formula="of:=[.E1180]-[.D1180]+[.G1179]" office:value-type="float" office:value="-63366.578888889" calcext:value-type="float">
            <text:p>-63.3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Caymaz –&gt; Atila</text:p>
          </table:table-cell>
          <table:table-cell table:style-name="ce309"/>
          <table:table-cell table:style-name="ce309" office:value-type="float" office:value="12000" calcext:value-type="float">
            <text:p>12,000.00</text:p>
          </table:table-cell>
          <table:table-cell table:style-name="ce309"/>
          <table:table-cell table:style-name="ce332" table:formula="of:=[.E1181]-[.D1181]+[.G1180]" office:value-type="float" office:value="-51366.578888889" calcext:value-type="float">
            <text:p>-51.3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666" office:value-type="date" office:date-value="2022-05-17" calcext:value-type="date">
            <text:p>05/17/2022</text:p>
          </table:table-cell>
          <table:table-cell table:style-name="ce666" office:value-type="string" calcext:value-type="string">
            <text:p>Aliden Çek (Balmer-&gt;Soytuğ 21-5-2022)</text:p>
          </table:table-cell>
          <table:table-cell table:style-name="ce622" office:value-type="float" office:value="24000" calcext:value-type="float">
            <text:p>24,000.00</text:p>
          </table:table-cell>
          <table:table-cell table:style-name="ce622" table:number-columns-repeated="2"/>
          <table:table-cell table:style-name="ce332" table:formula="of:=[.E1182]-[.D1182]+[.G1181]" office:value-type="float" office:value="-75366.578888889" calcext:value-type="float">
            <text:p>-75.3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622"/>
          <table:table-cell table:style-name="ce622" office:value-type="float" office:value="1972" calcext:value-type="float">
            <text:p>1,972.00</text:p>
          </table:table-cell>
          <table:table-cell table:style-name="ce622"/>
          <table:table-cell table:style-name="ce332" table:formula="of:=[.E1183]-[.D1183]+[.G1182]" office:value-type="float" office:value="-73394.578888889" calcext:value-type="float">
            <text:p>-73.394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Vakıf Ali KK asgari</text:p>
          </table:table-cell>
          <table:table-cell table:style-name="ce309"/>
          <table:table-cell table:style-name="ce309" office:value-type="float" office:value="758" calcext:value-type="float">
            <text:p>758.00</text:p>
          </table:table-cell>
          <table:table-cell table:style-name="ce309"/>
          <table:table-cell table:style-name="ce332" table:formula="of:=[.E1184]-[.D1184]+[.G1183]" office:value-type="float" office:value="-72636.578888889" calcext:value-type="float">
            <text:p>-72.63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Vakıf BALMER KMH hesaba yatan</text:p>
          </table:table-cell>
          <table:table-cell table:style-name="ce309"/>
          <table:table-cell table:style-name="ce309" office:value-type="float" office:value="6770" calcext:value-type="float">
            <text:p>6,770.00</text:p>
          </table:table-cell>
          <table:table-cell table:style-name="ce309"/>
          <table:table-cell table:style-name="ce332" table:formula="of:=[.E1185]-[.D1185]+[.G1184]" office:value-type="float" office:value="-65866.578888889" calcext:value-type="float">
            <text:p>-65.866,58</text:p>
          </table:table-cell>
          <table:table-cell table:number-columns-repeated="56"/>
        </table:table-row>
        <table:table-row table:style-name="ro10">
          <table:table-cell table:style-name="ce210"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15000" calcext:value-type="float">
            <text:p>15,000.00</text:p>
          </table:table-cell>
          <table:table-cell table:style-name="ce309"/>
          <table:table-cell table:style-name="ce332" table:formula="of:=[.E1186]-[.D1186]+[.G1185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10">
          <table:table-cell table:number-columns-repeated="6"/>
          <table:table-cell table:style-name="ce332" table:formula="of:=[.E1187]-[.D1187]+[.G1186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10" table:number-rows-repeated="30">
          <table:table-cell table:number-columns-repeated="63"/>
        </table:table-row>
        <table:table-row table:style-name="ro10">
          <table:table-cell/>
          <table:table-cell table:style-name="ce337" office:value-type="float" office:value="2022" calcext:value-type="float">
            <text:p>2022</text:p>
          </table:table-cell>
          <table:table-cell table:style-name="ce372" office:value-type="string" calcext:value-type="string">
            <text:p>YILİÇİ <text:s/>TOPLAMI DĞŞ ALACAKLI</text:p>
          </table:table-cell>
          <table:table-cell table:style-name="ce393" table:formula="of:=SUM([.D1169:.D1214])" office:value-type="float" office:value="42000" calcext:value-type="float">
            <text:p>42.000,00</text:p>
          </table:table-cell>
          <table:table-cell table:style-name="ce393" table:formula="of:=SUM([.E1169:.E1214])" office:value-type="float" office:value="74537" calcext:value-type="float">
            <text:p>74.537,00</text:p>
          </table:table-cell>
          <table:table-cell table:style-name="ce424"/>
          <table:table-cell table:style-name="ce433" table:formula="of:=[.E1218]-[.D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10" table:number-rows-repeated="6">
          <table:table-cell table:number-columns-repeated="63"/>
        </table:table-row>
        <table:table-row table:style-name="ro10">
          <table:table-cell/>
          <table:table-cell table:formula="of:=[.B3]" office:value-type="float" office:value="2006" calcext:value-type="float">
            <text:p>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style-name="ce638" table:formula="of:=[.D3]" office:value-type="float" office:value="0" calcext:value-type="float">
            <text:p>0.00</text:p>
          </table:table-cell>
          <table:table-cell table:style-name="ce638" table:formula="of:=[.E3]" office:value-type="float" office:value="0" calcext:value-type="float">
            <text:p>0.00</text:p>
          </table:table-cell>
          <table:table-cell/>
          <table:table-cell table:style-name="ce638" table:formula="of:=[.G3]" office:value-type="float" office:value="39929" calcext:value-type="float">
            <text:p>39,929.00</text:p>
          </table:table-cell>
          <table:table-cell table:number-columns-repeated="56"/>
        </table:table-row>
        <table:table-row table:style-name="ro10">
          <table:table-cell/>
          <table:table-cell table:formula="of:=[.B42]" office:value-type="float" office:value="2007" calcext:value-type="float">
            <text:p>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42]" office:value-type="float" office:value="31025" calcext:value-type="float">
            <text:p>31,025.00</text:p>
          </table:table-cell>
          <table:table-cell table:style-name="ce638" table:formula="of:=[.E42]" office:value-type="float" office:value="52124" calcext:value-type="float">
            <text:p>52,124.00</text:p>
          </table:table-cell>
          <table:table-cell/>
          <table:table-cell table:style-name="ce638" table:formula="of:=[.G42]" office:value-type="float" office:value="21099" calcext:value-type="float">
            <text:p>21,099.00</text:p>
          </table:table-cell>
          <table:table-cell table:number-columns-repeated="56"/>
        </table:table-row>
        <table:table-row table:style-name="ro10">
          <table:table-cell/>
          <table:table-cell table:formula="of:=[.B101]" office:value-type="float" office:value="2008" calcext:value-type="float">
            <text:p>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01]" office:value-type="float" office:value="20241" calcext:value-type="float">
            <text:p>20,241.00</text:p>
          </table:table-cell>
          <table:table-cell table:style-name="ce638" table:formula="of:=[.E101]" office:value-type="float" office:value="15509" calcext:value-type="float">
            <text:p>15,509.00</text:p>
          </table:table-cell>
          <table:table-cell table:style-name="ce638" table:formula="of:=[.F101]" office:value-type="float" office:value="0" calcext:value-type="float">
            <text:p>0.00</text:p>
          </table:table-cell>
          <table:table-cell table:formula="of:=[.G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10">
          <table:table-cell/>
          <table:table-cell table:formula="of:=[.B118]" office:value-type="float" office:value="2009" calcext:value-type="float">
            <text:p>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18]" office:value-type="float" office:value="4356" calcext:value-type="float">
            <text:p>4,356.00</text:p>
          </table:table-cell>
          <table:table-cell table:style-name="ce638" table:formula="of:=[.E118]" office:value-type="float" office:value="1563" calcext:value-type="float">
            <text:p>1,563.00</text:p>
          </table:table-cell>
          <table:table-cell table:style-name="ce638" table:formula="of:=[.F118]" office:value-type="float" office:value="0" calcext:value-type="float">
            <text:p>0.00</text:p>
          </table:table-cell>
          <table:table-cell table:formula="of:=[.G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10">
          <table:table-cell/>
          <table:table-cell table:formula="of:=[.B155]" office:value-type="float" office:value="2010" calcext:value-type="float">
            <text:p>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55]" office:value-type="float" office:value="10945" calcext:value-type="float">
            <text:p>10,945.00</text:p>
          </table:table-cell>
          <table:table-cell table:style-name="ce638" table:formula="of:=[.E155]" office:value-type="float" office:value="1268" calcext:value-type="float">
            <text:p>1,268.00</text:p>
          </table:table-cell>
          <table:table-cell table:style-name="ce638" table:formula="of:=[.F155]" office:value-type="float" office:value="0" calcext:value-type="float">
            <text:p>0.00</text:p>
          </table:table-cell>
          <table:table-cell table:formula="of:=[.G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10">
          <table:table-cell/>
          <table:table-cell table:formula="of:=[.B215]" office:value-type="float" office:value="2011" calcext:value-type="float">
            <text:p>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215]" office:value-type="float" office:value="64955.9738888889" calcext:value-type="float">
            <text:p>64,955.97</text:p>
          </table:table-cell>
          <table:table-cell table:style-name="ce638" table:formula="of:=[.E215]" office:value-type="float" office:value="27078" calcext:value-type="float">
            <text:p>27,078.00</text:p>
          </table:table-cell>
          <table:table-cell table:style-name="ce638" table:formula="of:=[.F215]" office:value-type="float" office:value="0" calcext:value-type="float">
            <text:p>0.00</text:p>
          </table:table-cell>
          <table:table-cell table:formula="of:=[.G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10">
          <table:table-cell/>
          <table:table-cell table:formula="of:=[.B326]" office:value-type="float" office:value="2012" calcext:value-type="float">
            <text:p>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326]" office:value-type="float" office:value="159253.904444444" calcext:value-type="float">
            <text:p>159,253.90</text:p>
          </table:table-cell>
          <table:table-cell table:style-name="ce638" table:formula="of:=[.E326]" office:value-type="float" office:value="165907" calcext:value-type="float">
            <text:p>165,907.00</text:p>
          </table:table-cell>
          <table:table-cell table:style-name="ce638" table:formula="of:=[.F326]" office:value-type="float" office:value="0" calcext:value-type="float">
            <text:p>0.00</text:p>
          </table:table-cell>
          <table:table-cell table:formula="of:=[.G326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10">
          <table:table-cell/>
          <table:table-cell table:formula="of:=[.B419]" office:value-type="float" office:value="2013" calcext:value-type="float">
            <text:p>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419]" office:value-type="float" office:value="125351.06" calcext:value-type="float">
            <text:p>125,351.06</text:p>
          </table:table-cell>
          <table:table-cell table:style-name="ce638" table:formula="of:=[.E419]" office:value-type="float" office:value="205727" calcext:value-type="float">
            <text:p>205,727.00</text:p>
          </table:table-cell>
          <table:table-cell table:style-name="ce638" table:formula="of:=[.F419]" office:value-type="float" office:value="0" calcext:value-type="float">
            <text:p>0.00</text:p>
          </table:table-cell>
          <table:table-cell table:formula="of:=[.G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10">
          <table:table-cell/>
          <table:table-cell table:formula="of:=[.B510]" office:value-type="float" office:value="2014" calcext:value-type="float">
            <text:p>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510]" office:value-type="float" office:value="455238.010555556" calcext:value-type="float">
            <text:p>455,238.01</text:p>
          </table:table-cell>
          <table:table-cell table:style-name="ce638" table:formula="of:=[.E510]" office:value-type="float" office:value="247029" calcext:value-type="float">
            <text:p>247,029.00</text:p>
          </table:table-cell>
          <table:table-cell table:style-name="ce638" table:formula="of:=[.F510]" office:value-type="float" office:value="0" calcext:value-type="float">
            <text:p>0.00</text:p>
          </table:table-cell>
          <table:table-cell table:formula="of:=[.G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10">
          <table:table-cell/>
          <table:table-cell table:formula="of:=[.B688]" office:value-type="float" office:value="2015" calcext:value-type="float">
            <text:p>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688]" office:value-type="float" office:value="894444.417777778" calcext:value-type="float">
            <text:p>894,444.42</text:p>
          </table:table-cell>
          <table:table-cell table:style-name="ce638" table:formula="of:=[.E688]" office:value-type="float" office:value="892141.47" calcext:value-type="float">
            <text:p>892,141.47</text:p>
          </table:table-cell>
          <table:table-cell table:style-name="ce638" table:formula="of:=[.F688]" office:value-type="float" office:value="0" calcext:value-type="float">
            <text:p>0.00</text:p>
          </table:table-cell>
          <table:table-cell table:formula="of:=[.G688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10">
          <table:table-cell/>
          <table:table-cell table:formula="of:=[.B804]" office:value-type="float" office:value="2016" calcext:value-type="float">
            <text:p>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804]" office:value-type="float" office:value="320757.917222222" calcext:value-type="float">
            <text:p>320,757.92</text:p>
          </table:table-cell>
          <table:table-cell table:style-name="ce638" table:formula="of:=[.E804]" office:value-type="float" office:value="365366.93" calcext:value-type="float">
            <text:p>365,366.93</text:p>
          </table:table-cell>
          <table:table-cell table:style-name="ce638" table:formula="of:=[.F804]" office:value-type="float" office:value="0" calcext:value-type="float">
            <text:p>0.00</text:p>
          </table:table-cell>
          <table:table-cell table:formula="of:=[.G804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10">
          <table:table-cell/>
          <table:table-cell table:formula="of:=[.B925]" office:value-type="float" office:value="2017" calcext:value-type="float">
            <text:p>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style-name="ce638" table:formula="of:=[.D925]" office:value-type="float" office:value="624712.444444444" calcext:value-type="float">
            <text:p>624,712.44</text:p>
          </table:table-cell>
          <table:table-cell table:style-name="ce638" table:formula="of:=[.E925]" office:value-type="float" office:value="666175.5" calcext:value-type="float">
            <text:p>666,175.50</text:p>
          </table:table-cell>
          <table:table-cell table:style-name="ce638" table:formula="of:=[.F925]" office:value-type="float" office:value="0" calcext:value-type="float">
            <text:p>0.00</text:p>
          </table:table-cell>
          <table:table-cell table:formula="of:=[.G92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formula="of:=[.B983]" office:value-type="float" office:value="2018" calcext:value-type="float">
            <text:p>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983]" office:value-type="float" office:value="265199.257222222" calcext:value-type="float">
            <text:p>265,199.26</text:p>
          </table:table-cell>
          <table:table-cell table:style-name="ce638" table:formula="of:=[.E983]" office:value-type="float" office:value="192750.73" calcext:value-type="float">
            <text:p>192,750.73</text:p>
          </table:table-cell>
          <table:table-cell table:style-name="ce638" table:formula="of:=[.F983]" office:value-type="float" office:value="0" calcext:value-type="float">
            <text:p>0.00</text:p>
          </table:table-cell>
          <table:table-cell table:formula="of:=[.G983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10">
          <table:table-cell/>
          <table:table-cell table:formula="of:=[.B1044]" office:value-type="float" office:value="2019" calcext:value-type="float">
            <text:p>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style-name="ce638" table:formula="of:=[.D1044]" office:value-type="float" office:value="94576.1933333333" calcext:value-type="float">
            <text:p>94,576.19</text:p>
          </table:table-cell>
          <table:table-cell table:style-name="ce638" table:formula="of:=[.E1044]" office:value-type="float" office:value="61195" calcext:value-type="float">
            <text:p>61,195.00</text:p>
          </table:table-cell>
          <table:table-cell table:style-name="ce638" table:formula="of:=[.F1044]" office:value-type="float" office:value="0" calcext:value-type="float">
            <text:p>0.00</text:p>
          </table:table-cell>
          <table:table-cell table:formula="of:=[.G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10">
          <table:table-cell/>
          <table:table-cell table:style-name="ce368" table:formula="of:=[.B1091]" office:value-type="float" office:value="2020" calcext:value-type="float">
            <text:p>2020</text:p>
          </table:table-cell>
          <table:table-cell table:style-name="ce368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091]" office:value-type="float" office:value="66742.24" calcext:value-type="float">
            <text:p>66,742.24</text:p>
          </table:table-cell>
          <table:table-cell table:style-name="ce648" table:formula="of:=[.E1091]" office:value-type="float" office:value="114540" calcext:value-type="float">
            <text:p>114,540.00</text:p>
          </table:table-cell>
          <table:table-cell table:style-name="ce648" table:formula="of:=[.F1091]" office:value-type="float" office:value="0" calcext:value-type="float">
            <text:p>0.00</text:p>
          </table:table-cell>
          <table:table-cell table:style-name="ce450" table:formula="of:=[.G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10">
          <table:table-cell/>
          <table:table-cell table:style-name="ce368" table:formula="of:=[.B1165]" office:value-type="float" office:value="2021" calcext:value-type="float">
            <text:p>2021</text:p>
          </table:table-cell>
          <table:table-cell table:style-name="ce368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165]" office:value-type="float" office:value="19265" calcext:value-type="float">
            <text:p>19,265.00</text:p>
          </table:table-cell>
          <table:table-cell table:style-name="ce648" table:formula="of:=[.E1165]" office:value-type="float" office:value="55163" calcext:value-type="float">
            <text:p>55,163.00</text:p>
          </table:table-cell>
          <table:table-cell table:style-name="ce648" table:formula="of:=[.F1165]" office:value-type="float" office:value="0" calcext:value-type="float">
            <text:p>0.00</text:p>
          </table:table-cell>
          <table:table-cell table:style-name="ce450" table:formula="of:=[.G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10">
          <table:table-cell/>
          <table:table-cell table:style-name="ce368" table:formula="of:=[.B1218]" office:value-type="float" office:value="2022" calcext:value-type="float">
            <text:p>2022</text:p>
          </table:table-cell>
          <table:table-cell table:style-name="ce368" table:formula="of:=[.C1218]" office:value-type="string" office:string-value="YILİÇİ  TOPLAMI DĞŞ ALACAKLI" calcext:value-type="string">
            <text:p>YILİÇİ <text:s/>TOPLAMI DĞŞ ALACAKLI</text:p>
          </table:table-cell>
          <table:table-cell table:style-name="ce648" table:formula="of:=[.D1218]" office:value-type="float" office:value="42000" calcext:value-type="float">
            <text:p>42,000.00</text:p>
          </table:table-cell>
          <table:table-cell table:style-name="ce648" table:formula="of:=[.E1218]" office:value-type="float" office:value="74537" calcext:value-type="float">
            <text:p>74,537.00</text:p>
          </table:table-cell>
          <table:table-cell table:style-name="ce648" table:formula="of:=[.F1218]" office:value-type="float" office:value="0" calcext:value-type="float">
            <text:p>0.00</text:p>
          </table:table-cell>
          <table:table-cell table:style-name="ce450" table:formula="of:=[.G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10" table:number-rows-repeated="1047202">
          <table:table-cell table:number-columns-repeated="63"/>
        </table:table-row>
        <table:table-row table:style-name="ro11" table:number-rows-repeated="132">
          <table:table-cell table:number-columns-repeated="63"/>
        </table:table-row>
        <table:table-row table:style-name="ro11">
          <table:table-cell table:number-columns-repeated="63"/>
        </table:table-row>
      </table:table>
      <table:table table:name="DGS" table:style-name="ta1">
        <table:table-column table:style-name="co60" table:default-cell-style-name="ce227"/>
        <table:table-column table:style-name="co61" table:default-cell-style-name="ce764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7"/>
        <table:table-column table:style-name="co66" table:default-cell-style-name="ce764"/>
        <table:table-column table:style-name="co67" table:number-columns-repeated="57" table:default-cell-style-name="ce764"/>
        <table:table-row table:style-name="ro3">
          <table:table-cell/>
          <table:table-cell table:style-name="ce762"/>
          <table:table-cell table:number-columns-repeated="62"/>
        </table:table-row>
        <table:table-row table:style-name="ro3">
          <table:table-cell/>
          <table:table-cell table:style-name="ce763"/>
          <table:table-cell table:number-columns-repeated="6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,048.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77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4"/>
        <table:table-column table:style-name="co74" table:default-cell-style-name="ce767"/>
        <table:table-column table:style-name="co75" table:default-cell-style-name="ce767"/>
        <table:table-column table:style-name="co67" table:number-columns-repeated="56" table:default-cell-style-name="ce764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3"/>
          <table:table-cell table:style-name="ce770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767" table:number-columns-repeated="4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546" office:value-type="string" calcext:value-type="string">
            <text:p>HACI ALACAK</text:p>
          </table:table-cell>
          <table:table-cell table:style-name="ce546" office:value-type="string" calcext:value-type="string">
            <text:p>Bakiye</text:p>
          </table:table-cell>
          <table:table-cell table:style-name="ce546" office:value-type="string" calcext:value-type="string">
            <text:p>TL – usd</text:p>
          </table:table-cell>
          <table:table-cell table:style-name="ce546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546" office:value-type="string" calcext:value-type="string">
            <text:p>TL</text:p>
          </table:table-cell>
          <table:table-cell table:style-name="ce546"/>
          <table:table-cell table:style-name="ce546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table:formula="of:=[.F13]/2" office:value-type="float" office:value="40000" calcext:value-type="float">
            <text:p>40.000,00</text:p>
          </table:table-cell>
          <table:table-cell table:style-name="ce767" table:formula="of:=[.C25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5]/[.E25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verilen ½</text:p>
          </table:table-cell>
          <table:table-cell table:style-name="ce767" table:formula="of:=[.F15]/2" office:value-type="float" office:value="43751" calcext:value-type="float">
            <text:p>43.751,00</text:p>
          </table:table-cell>
          <table:table-cell table:style-name="ce767" table:formula="of:=[.D25]+[.C26]" office:value-type="float" office:value="83751" calcext:value-type="float">
            <text:p>83.751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6]/[.E26]" office:value-type="float" office:value="31703.6231884058" calcext:value-type="float">
            <text:p>31.703,62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verilen ½</text:p>
          </table:table-cell>
          <table:table-cell table:style-name="ce767" table:formula="of:=[.F16]/2" office:value-type="float" office:value="25000" calcext:value-type="float">
            <text:p>25.000,00</text:p>
          </table:table-cell>
          <table:table-cell table:style-name="ce767" table:formula="of:=[.D26]+[.C27]" office:value-type="float" office:value="108751" calcext:value-type="float">
            <text:p>108.751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7]/[.E27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73" table:formula="of:=[$DGS.E19]*-1" office:value-type="float" office:value="133255.85" calcext:value-type="float">
            <text:p>133,255.85</text:p>
          </table:table-cell>
          <table:table-cell table:style-name="ce767" table:formula="of:=[.D27]+[.C28]" office:value-type="float" office:value="242006.85" calcext:value-type="float">
            <text:p>242.006,85</text:p>
          </table:table-cell>
          <table:table-cell table:style-name="ce227" office:value-type="float" office:value="3.55" calcext:value-type="float">
            <text:p>3.55</text:p>
          </table:table-cell>
          <table:table-cell table:style-name="ce411" table:formula="of:=[.C28]/[.E28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22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5:.F28])" office:value-type="float" office:value="118645.244248097" calcext:value-type="float">
            <text:p>118.645,24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546" office:value-type="string" calcext:value-type="string">
            <text:p>NAZAN ALACAK</text:p>
          </table:table-cell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C31]" office:value-type="float" office:value="-15000" calcext:value-type="float">
            <text:p>-15.000,00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1]/[.E31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/>
          <table:table-cell office:value-type="string" calcext:value-type="string">
            <text:p>Sanayi 2020 kira geliri nazan</text:p>
          </table:table-cell>
          <table:table-cell table:style-name="ce761" office:value-type="float" office:value="-3760.55" calcext:value-type="float">
            <text:p>-3,760.55</text:p>
          </table:table-cell>
          <table:table-cell table:style-name="ce767" table:formula="of:=[.D31]+[.C32]" office:value-type="float" office:value="-18760.55" calcext:value-type="float">
            <text:p>-18.760,55</text:p>
          </table:table-cell>
          <table:table-cell table:style-name="ce410"/>
          <table:table-cell table:style-name="ce411" office:value-type="float" office:value="-2142.31" calcext:value-type="float">
            <text:p>-2.142,31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 office:value-type="string" calcext:value-type="string">
            <text:p>Sanayi 2021 kira geliri nazan</text:p>
          </table:table-cell>
          <table:table-cell table:style-name="ce761" office:value-type="float" office:value="-22394" calcext:value-type="float">
            <text:p>-22,394.00</text:p>
          </table:table-cell>
          <table:table-cell table:style-name="ce767" table:formula="of:=[.D32]+[.C33]" office:value-type="float" office:value="-41154.55" calcext:value-type="float">
            <text:p>-41.154,55</text:p>
          </table:table-cell>
          <table:table-cell table:style-name="ce410"/>
          <table:table-cell table:style-name="ce411" office:value-type="float" office:value="-468.12" calcext:value-type="float">
            <text:p>-468,12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 table:formula="of:=[.D33]+[.C34]" office:value-type="float" office:value="-41154.55" calcext:value-type="float">
            <text:p>-41.154,55</text:p>
          </table:table-cell>
          <table:table-cell table:style-name="ce410"/>
          <table:table-cell table:style-name="ce411"/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 table:style-name="ce775"/>
          <table:table-cell/>
          <table:table-cell table:style-name="ce761"/>
          <table:table-cell table:style-name="ce767"/>
          <table:table-cell table:style-name="ce468" office:value-type="string" calcext:value-type="string">
            <text:p>Nazanın alacağı USD</text:p>
          </table:table-cell>
          <table:table-cell table:style-name="ce414" table:formula="of:=SUM([.F31:.F34])" office:value-type="float" office:value="-13324.7157142857" calcext:value-type="float">
            <text:p>-13.324,72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22 yılı sonu</text:p>
          </table:table-cell>
          <table:table-cell table:style-name="Default"/>
          <table:table-cell table:style-name="ce767"/>
          <table:table-cell table:style-name="Default" table:number-columns-repeated="2"/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69" office:value-type="string" calcext:value-type="string">
            <text:p>hacının KALAN alacağı USD</text:p>
          </table:table-cell>
          <table:table-cell table:style-name="ce515" table:formula="of:=[.F29]+[.F35]" office:value-type="float" office:value="105320.528533812" calcext:value-type="float">
            <text:p>105.320,53</text:p>
          </table:table-cell>
          <table:table-cell table:style-name="ce546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546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546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546" office:value-type="string" calcext:value-type="string">
            <text:p>HACI</text:p>
          </table:table-cell>
          <table:table-cell table:style-name="ce546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546"/>
          <table:table-cell table:style-name="ce546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546" office:value-type="string" calcext:value-type="string">
            <text:p>Tutar</text:p>
          </table:table-cell>
          <table:table-cell table:number-columns-repeated="2" table:style-name="ce546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 table:formula="of:=[.D42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9]/[.$D$42]" office:value-type="percentage" office:value="1" calcext:value-type="percentage">
            <text:p>%100,00</text:p>
          </table:table-cell>
          <table:table-cell table:style-name="ce786" table:formula="of:=[.D49]/[.$D$42]" office:value-type="percentage" office:value="0.5" calcext:value-type="percentage">
            <text:p>%50,00</text:p>
          </table:table-cell>
          <table:table-cell table:style-name="ce786" table:formula="of:=[.E49]/[.$D$42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9]+[.F35]" office:value-type="float" office:value="105320.528533812" calcext:value-type="float">
            <text:p>+105.320,53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9]+[.C51]" office:value-type="float" office:value="330320.528533812" calcext:value-type="float">
            <text:p>330.320,53</text:p>
          </table:table-cell>
          <table:table-cell table:style-name="ce767" table:formula="of:=[.E49]-[.C51]" office:value-type="float" office:value="119679.471466188" calcext:value-type="float">
            <text:p>119.679,47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51]/[.$D$42]" office:value-type="percentage" office:value="0.234045618964026" calcext:value-type="percentage">
            <text:p>%23,40</text:p>
          </table:table-cell>
          <table:table-cell table:style-name="ce790" table:formula="of:=[.D52]/[.$C$49]" office:value-type="percentage" office:value="0.734045618964026" calcext:value-type="percentage">
            <text:p>%73,40</text:p>
          </table:table-cell>
          <table:table-cell table:style-name="ce790" table:formula="of:=[.E52]/[.$D$42]" office:value-type="percentage" office:value="0.265954381035974" calcext:value-type="percentage">
            <text:p>%26,60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546"/>
          <table:table-cell table:style-name="ce770" table:number-columns-repeated="2"/>
          <table:table-cell table:style-name="ce546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546"/>
          <table:table-cell table:style-name="ce770" table:number-columns-repeated="2"/>
          <table:table-cell table:style-name="ce546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546"/>
          <table:table-cell table:style-name="ce770" table:number-columns-repeated="2"/>
          <table:table-cell table:style-name="ce546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26">00.00.0000</text:date></text:span><text:span text:style-name="MT1">, </text:span><text:span text:style-name="MT1"><text:time style:data-style-name="N2" text:time-value="15:01:47.472961498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6T19:04:07.246436843</dc:date>
    <meta:editing-duration>PT18H22M4S</meta:editing-duration>
    <meta:editing-cycles>57</meta:editing-cycles>
    <meta:generator>LibreOffice/7.2.6.2$Linux_X86_64 LibreOffice_project/20$Build-2</meta:generator>
    <meta:document-statistic meta:table-count="12" meta:cell-count="5901" meta:object-count="0"/>
  </office:meta>
</office:document-meta>
</file>